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13.123cm"/>
    </style:style>
    <style:style style:name="co6" style:family="table-column">
      <style:table-column-properties fo:break-before="auto" style:column-width="4.128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107cm"/>
    </style:style>
    <style:style style:name="co12" style:family="table-column">
      <style:table-column-properties fo:break-before="auto" style:column-width="7.382cm"/>
    </style:style>
    <style:style style:name="co13" style:family="table-column">
      <style:table-column-properties fo:break-before="auto" style:column-width="8.44cm"/>
    </style:style>
    <style:style style:name="co14" style:family="table-column">
      <style:table-column-properties fo:break-before="auto" style:column-width="7.297cm"/>
    </style:style>
    <style:style style:name="co15" style:family="table-column">
      <style:table-column-properties fo:break-before="auto" style:column-width="18.411cm"/>
    </style:style>
    <style:style style:name="co16" style:family="table-column">
      <style:table-column-properties fo:break-before="auto" style:column-width="4.919cm"/>
    </style:style>
    <style:style style:name="co17" style:family="table-column">
      <style:table-column-properties fo:break-before="auto" style:column-width="4.865cm"/>
    </style:style>
    <style:style style:name="co18" style:family="table-column">
      <style:table-column-properties fo:break-before="auto" style:column-width="13.436cm"/>
    </style:style>
    <style:style style:name="co19" style:family="table-column">
      <style:table-column-properties fo:break-before="auto" style:column-width="2.875cm"/>
    </style:style>
    <style:style style:name="co20" style:family="table-column">
      <style:table-column-properties fo:break-before="auto" style:column-width="9.841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4.339cm"/>
    </style:style>
    <style:style style:name="co23" style:family="table-column">
      <style:table-column-properties fo:break-before="auto" style:column-width="5.833cm"/>
    </style:style>
    <style:style style:name="co24" style:family="table-column">
      <style:table-column-properties fo:break-before="auto" style:column-width="6.828cm"/>
    </style:style>
    <style:style style:name="co25" style:family="table-column">
      <style:table-column-properties fo:break-before="auto" style:column-width="7.546cm"/>
    </style:style>
    <style:style style:name="co26" style:family="table-column">
      <style:table-column-properties fo:break-before="auto" style:column-width="8.73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PageStyle_5f_Catalogo_20_Hijos_20_Acces">
      <style:table-properties table:display="false" style:writing-mode="lr-tb"/>
    </style:style>
    <style:style style:name="ta2" style:family="table" style:master-page-name="PageStyle_5f_Catalogo_20_Padres_20_">
      <style:table-properties table:display="false" style:writing-mode="lr-tb"/>
    </style:style>
    <style:style style:name="ta3" style:family="table" style:master-page-name="PageStyle_5f_Catalogo_20_Hijo_20_Ark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fix" style:repeat-content="false" style:vertical-align="bottom"/>
      <style:paragraph-properties fo:text-align="center"/>
      <style:text-properties fo:color="#313739" style:text-line-through-style="none" style:text-line-through-type="none" style:font-name="Arial1" fo:font-size="10pt" fo:font-style="italic" style:text-underline-style="none" fo:font-weight="bold" style:font-name-asian="Arial1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vertical-align="bottom"/>
      <style:text-properties fo:color="#1f1c1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1f1c1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vertical-align="bottom"/>
      <style:text-properties fo:color="#1f1c1b" style:text-line-through-style="none" style:text-line-through-type="none" style:font-name="Arial1" fo:font-size="10pt" fo:font-style="italic" style:text-underline-style="none" fo:font-weight="bold" style:font-name-asian="Arial1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border-bottom="0.99pt solid #d0d7e5" fo:border-left="none" fo:border-right="0.99pt solid #d0d7e5" fo:border-top="none" style:vertical-align="bottom"/>
      <style:text-properties style:use-window-font-color="true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1">
      <style:table-cell-properties style:vertical-align="bottom"/>
      <style:text-properties fo:color="#1f1c1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3c47d" style:vertical-align="bottom"/>
      <style:text-properties fo:color="#1f1c1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/>
      <style:text-properties fo:color="#313739" style:text-line-through-style="none" style:text-line-through-type="none" style:font-name="ARial" fo:font-size="11pt" fo:font-style="italic" style:text-underline-style="none" fo:font-weight="bold" style:font-name-asian="Arial1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cc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ffcc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6pt" fo:font-style="normal" style:text-underline-style="none" fo:font-weight="bold" style:font-name-asian="Arial1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/>
      <style:text-properties fo:color="#1f1c1b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ARial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6pt" fo:font-style="normal" style:text-underline-style="none" fo:font-weight="bold" style:font-name-asian="Arial1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ARial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line-through-style="none" style:text-line-through-type="none" style:font-name="ARial" fo:font-size="16pt" fo:font-style="normal" style:text-underline-style="none" fo:font-weight="bold" style:font-name-asian="Arial1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ARial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99pt solid #d0d7e5" style:vertical-align="middle"/>
      <style:paragraph-properties fo:text-align="center" fo:margin-left="0c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1pt" style:font-size-asian="11pt" style:font-size-complex="11pt"/>
    </style:style>
    <style:style style:name="ce43" style:family="table-cell" style:parent-style-name="Default">
      <style:table-cell-properties fo:background-color="#ffffcc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99pt solid #d0d7e5" style:vertical-align="middl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cc"/>
      <style:text-properties style:font-name="ARial" fo:font-size="11pt" style:font-size-asian="11pt" style:font-size-complex="11pt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9" style:family="table-cell" style:parent-style-name="Default"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fo:background-color="#ffffcc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 style:data-style-name="N126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26">
      <style:table-cell-properties style:text-align-source="fix" style:repeat-content="false" fo:background-color="transparent" fo:wrap-option="wrap" fo:border="0.99pt solid #d0d7e5" style:vertical-align="middle"/>
      <style:paragraph-properties fo:text-align="end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6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99pt solid #d0d7e5" style:vertical-align="middle"/>
      <style:paragraph-properties fo:text-align="end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table table:name="Catalogo Hijos Acc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elemento_id</text:p>
          </table:table-cell>
          <table:table-cell table:style-name="ce1" office:value-type="string" calcext:value-type="string">
            <text:p>elemento_padre</text:p>
          </table:table-cell>
          <table:table-cell table:style-name="ce1" office:value-type="string" calcext:value-type="string">
            <text:p>elemento_codigo</text:p>
          </table:table-cell>
          <table:table-cell table:style-name="ce1" office:value-type="string" calcext:value-type="string">
            <text:p>elemento_catalogo</text:p>
          </table:table-cell>
          <table:table-cell table:style-name="ce1" office:value-type="string" calcext:value-type="string">
            <text:p>elemento_nombre</text:p>
          </table:table-cell>
          <table:table-cell table:style-name="ce1" office:value-type="string" calcext:value-type="string">
            <text:p>fecha_creacion</text:p>
          </table:table-cell>
          <table:table-cell table:style-name="ce4" table:number-columns-repeated="3"/>
          <table:table-cell table:number-columns-repeated="2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OS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Y MAQUINARIA PARA LABORATORI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ONES DEPORTIV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BUSTIBLES Y LUBRICANTES (gasolina,acpm y otros )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ELERIA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ORAS DEVOLUTIVOS /DISCO DURO EXTERNO DEVOLUTIV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ICHES, PENDONES,PLANCHAS, PUBLICACIONE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RECREACION Y DEPORTES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IAS (CONSUMO)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DEVOLUTIV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FONO devolutiv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Y MAQUINARIA PARA COMPUTACION DEVOLUTIV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BLES Y ENSERES C.C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LAS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BLES Y ENSERES DEVOLUTIV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CONSTRUCCION E INSTALACION (Consumo)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NER DEVOLUTIV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CARRETERA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MEDICINA Y ODONTOLOGIA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OFICINA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PORTIVOS ( medallas, trofeos e incentivos)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Y MAQUINARIA PARA COMUNICACIÓN (DEVOLUTIVO)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OS DE CONSUMO CONTROLAD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RECREACION Y DEPORTES C.C.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Y MAQUINAS OFICINA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COMUNICACIÓN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ODONTOLOGICOS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OS Y PUBLICACIONE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IA USB (DEVOLUTIVO)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COMEDOR, COCINA Y DESPENSA devolutiv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MOS PARA LABORATORIOS (Reactivos)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TACION A TRABAJADORE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LAS C.C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OS CARGOS DIFERID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style-name="ce5"/>
          <table:table-cell table:number-columns-repeated="24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SONID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SEGURIDAD INDUSTRIAL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ITES EN GENERAL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ILL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Y ACCESORIOS REPARACIONES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ISETAS DEPORTIVAS Y UNIFORMES VARI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REPACIONES LOCATIVA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CULT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TELEFONIC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DE SONIDO/ AUDIO/ VIDEO Y OTR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Y MAQUINAS CONSTRUCCION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TRANSPORTE, TRACCION Y ELEVACION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NER CC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EQUIPO DE COMPUTO CC/ MEMORIA USB C.C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LABORATORIO C.C.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PUBLICITARIOS, INVITACIONES, BOLETAS Y OTR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FONO CC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EFONO (CONSUMO)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LAS Y MESAS DE CAFETERIA (CONSUMO)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SALUD OCUPACIONAL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DE COMPUTO DEVOLUTIV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 COMUNICACIÓN CC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AMIENTAS C.C.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 EDUCATIVO EN GENERAL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O DURO C.C.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NDA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  <table:table-cell office:value-type="float" office:value="2327" calcext:value-type="float">
            <text:p>2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LABORATORIO DEVOLUTIV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AS LABORATORI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EQ OFICINA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LABORATORIO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ODONTOLOGICOS C.C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ESORAS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0" calcext:value-type="float">
            <text:p>0</text:p>
          </table:table-cell>
          <table:table-cell office:value-type="float" office:value="3706" calcext:value-type="float">
            <text:p>3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ES Y SUMINISTROS PARA VEHICUL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0" calcext:value-type="float">
            <text:p>0</text:p>
          </table:table-cell>
          <table:table-cell office:value-type="float" office:value="3707" calcext:value-type="float">
            <text:p>3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EQ DE LABORATORI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ARTES y DEPORTIVOS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PARA CONMEMORACIONES Y OTR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0" calcext:value-type="float">
            <text:p>0</text:p>
          </table:table-cell>
          <table:table-cell office:value-type="float" office:value="3842" calcext:value-type="float">
            <text:p>3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LAS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0" calcext:value-type="float">
            <text:p>0</text:p>
          </table:table-cell>
          <table:table-cell office:value-type="float" office:value="3843" calcext:value-type="float">
            <text:p>3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RO ACRILICO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MUSICALES EN GENERAL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0" calcext:value-type="float">
            <text:p>0</text:p>
          </table:table-cell>
          <table:table-cell office:value-type="float" office:value="3846" calcext:value-type="float">
            <text:p>3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MUSICALES EN GENERAL c. controlad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" calcext:value-type="float">
            <text:p>0</text:p>
          </table:table-cell>
          <table:table-cell office:value-type="float" office:value="3847" calcext:value-type="float">
            <text:p>3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MUSICALES EN GENERAL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0" calcext:value-type="float">
            <text:p>0</text:p>
          </table:table-cell>
          <table:table-cell office:value-type="float" office:value="3848" calcext:value-type="float">
            <text:p>3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ASEO, CAFETERIA EN GENERAL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0" calcext:value-type="float">
            <text:p>0</text:p>
          </table:table-cell>
          <table:table-cell office:value-type="float" office:value="3852" calcext:value-type="float">
            <text:p>38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MENTOS, BOTIQUIN Y OTR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OS PARA REPACIONES LOCATIVA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ULARES Y EQ DE COMUNICACIÓN TELEFONICA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ENTIVOS, BONOS, REGALOS Y OTR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YAS PARA EQUIP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0" calcext:value-type="float">
            <text:p>0</text:p>
          </table:table-cell>
          <table:table-cell office:value-type="float" office:value="3858" calcext:value-type="float">
            <text:p>38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REPACIONES VEHICULOS EN GRAL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0" calcext:value-type="float">
            <text:p>0</text:p>
          </table:table-cell>
          <table:table-cell office:value-type="float" office:value="3859" calcext:value-type="float">
            <text:p>38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ALERAS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0" calcext:value-type="float">
            <text:p>0</text:p>
          </table:table-cell>
          <table:table-cell office:value-type="float" office:value="3862" calcext:value-type="float">
            <text:p>3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EQUIPOS DE COMUNICACIÓN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ISETAS, ROPA , ESFEROS, REGALOS , Y OTROS PARA EVENT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0" calcext:value-type="float">
            <text:p>0</text:p>
          </table:table-cell>
          <table:table-cell office:value-type="float" office:value="3864" calcext:value-type="float">
            <text:p>3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ANTAS Y NEUMATICOS VARI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  <table:table-cell office:value-type="float" office:value="3865" calcext:value-type="float">
            <text:p>3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PARA ELEMENTOS DE CAFETERIA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 office:value-type="float" office:value="3867" calcext:value-type="float">
            <text:p>3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YOS DEPORTIV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0" calcext:value-type="float">
            <text:p>0</text:p>
          </table:table-cell>
          <table:table-cell office:value-type="float" office:value="3868" calcext:value-type="float">
            <text:p>3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OFICINA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0" calcext:value-type="float">
            <text:p>0</text:p>
          </table:table-cell>
          <table:table-cell office:value-type="float" office:value="3869" calcext:value-type="float">
            <text:p>3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DE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0" calcext:value-type="float">
            <text:p>0</text:p>
          </table:table-cell>
          <table:table-cell office:value-type="float" office:value="3870" calcext:value-type="float">
            <text:p>3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PARA IMPRESORAS Y SCANNER EN GENERAL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0" calcext:value-type="float">
            <text:p>0</text:p>
          </table:table-cell>
          <table:table-cell office:value-type="float" office:value="3872" calcext:value-type="float">
            <text:p>3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EMERGENCIA consumo controlad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0" calcext:value-type="float">
            <text:p>0</text:p>
          </table:table-cell>
          <table:table-cell office:value-type="float" office:value="3873" calcext:value-type="float">
            <text:p>3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EMERGENCIA consum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0" calcext:value-type="float">
            <text:p>0</text:p>
          </table:table-cell>
          <table:table-cell office:value-type="float" office:value="3874" calcext:value-type="float">
            <text:p>3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EQUIPOS DE ASEO,CAFETERIA, MANTENIEMIENTO Y OTR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office:value-type="float" office:value="3875" calcext:value-type="float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RELIGIOSOS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0" calcext:value-type="float">
            <text:p>0</text:p>
          </table:table-cell>
          <table:table-cell office:value-type="float" office:value="3877" calcext:value-type="float">
            <text:p>3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R Y CARTUCHOS PARA IMPRESORA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Y MATERIAL USO BIBLIOTECARI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0" calcext:value-type="float">
            <text:p>0</text:p>
          </table:table-cell>
          <table:table-cell office:value-type="float" office:value="3879" calcext:value-type="float">
            <text:p>3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BLES Y ENSERES (consumo)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PARA ELEMENTOS DE EMERGENCIA (CONSUMO )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COMUNICACIÓN (consumo)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  <table:table-cell office:value-type="float" office:value="3882" calcext:value-type="float">
            <text:p>3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ES Y REACTIVOS LABORATORIO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0" calcext:value-type="float">
            <text:p>0</text:p>
          </table:table-cell>
          <table:table-cell office:value-type="float" office:value="3883" calcext:value-type="float">
            <text:p>3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Y SUMINISTROS PARA BIBLIOTECA CONSUMO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0" calcext:value-type="float">
            <text:p>0</text:p>
          </table:table-cell>
          <table:table-cell office:value-type="float" office:value="3884" calcext:value-type="float">
            <text:p>3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INISTROS Y ELEMENTOS DE SEGURIDAD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 office:value-type="float" office:value="3885" calcext:value-type="float">
            <text:p>3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OFICINA CC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0" calcext:value-type="float">
            <text:p>0</text:p>
          </table:table-cell>
          <table:table-cell office:value-type="float" office:value="3886" calcext:value-type="float">
            <text:p>3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MUSICALE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BIBLIOTECA (devolutivo)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LOMAS Y ACTAS DE GRAD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0" calcext:value-type="float">
            <text:p>0</text:p>
          </table:table-cell>
          <table:table-cell office:value-type="float" office:value="3889" calcext:value-type="float">
            <text:p>3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ARTE DEVOLUTIV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0" calcext:value-type="float">
            <text:p>0</text:p>
          </table:table-cell>
          <table:table-cell office:value-type="float" office:value="3891" calcext:value-type="float">
            <text:p>3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OS DE COMPUTO CC</text:p>
          </table:table-cell>
          <table:table-cell office:value-type="string" calcext:value-type="string">
            <text:p>2000-01-01</text:p>
          </table:table-cell>
          <table:table-cell table:number-columns-repeated="250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0" calcext:value-type="float">
            <text:p>0</text:p>
          </table:table-cell>
          <table:table-cell office:value-type="float" office:value="3892" calcext:value-type="float">
            <text:p>3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O DURO Consumo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3893" calcext:value-type="float">
            <text:p>3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2000-01-01</text:p>
          </table:table-cell>
          <table:table-cell table:style-name="ce4" table:number-columns-repeated="4"/>
          <table:table-cell table:number-columns-repeated="246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MENTOS DE MUSOTECA</text:p>
          </table:table-cell>
          <table:table-cell table:style-name="ce3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 table:number-rows-repeated="4">
          <table:table-cell/>
          <table:table-cell table:style-name="ce3" table:number-columns-repeated="5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 table:number-rows-repeated="4">
          <table:table-cell/>
          <table:table-cell table:style-name="ce3" table:number-columns-repeated="5"/>
          <table:table-cell table:number-columns-repeated="250"/>
        </table:table-row>
        <table:table-row table:style-name="ro1" table:number-rows-repeated="2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 table:number-rows-repeated="4">
          <table:table-cell/>
          <table:table-cell table:style-name="ce3" table:number-columns-repeated="5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 table:number-rows-repeated="11">
          <table:table-cell/>
          <table:table-cell table:style-name="ce3" table:number-columns-repeated="5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 table:number-rows-repeated="9">
          <table:table-cell/>
          <table:table-cell table:style-name="ce3" table:number-columns-repeated="5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>
          <table:table-cell/>
          <table:table-cell table:style-name="ce3" table:number-columns-repeated="5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 table:number-rows-repeated="5">
          <table:table-cell/>
          <table:table-cell table:style-name="ce3" table:number-columns-repeated="5"/>
          <table:table-cell table:number-columns-repeated="250"/>
        </table:table-row>
        <table:table-row table:style-name="ro1">
          <table:table-cell/>
          <table:table-cell table:style-name="ce3" table:number-columns-repeated="5"/>
          <table:table-cell table:style-name="ce4" table:number-columns-repeated="4"/>
          <table:table-cell table:number-columns-repeated="246"/>
        </table:table-row>
        <table:table-row table:style-name="ro1" table:number-rows-repeated="35">
          <table:table-cell/>
          <table:table-cell table:style-name="ce3" table:number-columns-repeated="6"/>
          <table:table-cell table:style-name="ce4"/>
          <table:table-cell table:style-name="ce3" table:number-columns-repeated="2"/>
          <table:table-cell table:number-columns-repeated="246"/>
        </table:table-row>
        <table:table-row table:style-name="ro1">
          <table:table-cell/>
          <table:table-cell table:style-name="ce3" table:number-columns-repeated="6"/>
          <table:table-cell table:style-name="ce4"/>
          <table:table-cell table:style-name="ce3" table:number-columns-repeated="2"/>
          <table:table-cell table:number-columns-repeated="246"/>
        </table:table-row>
      </table:table>
      <table:table table:name="Catalogo Padres " table:style-name="ta2" table:print="false">
        <table:table-column table:style-name="co1" table:default-cell-style-name="ce2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21" table:default-cell-style-name="ce3"/>
        <table:table-column table:style-name="co1" table:number-columns-repeated="230" table:default-cell-style-name="Default"/>
        <table:table-row table:style-name="ro1">
          <table:table-cell table:style-name="ce6" office:value-type="string" calcext:value-type="string">
            <text:p>id_lista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echa_creación</text:p>
          </table:table-cell>
          <table:table-cell table:style-name="ce9" office:value-type="string" calcext:value-type="string">
            <text:p>ACTIVO PARA CONSULTAS DEL SISTEMA</text:p>
          </table:table-cell>
          <table:table-cell table:style-name="ce2" table:number-columns-repeated="22"/>
          <table:table-cell table:number-columns-repeated="23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talogo Inventario Acces</text:p>
          </table:table-cell>
          <table:table-cell table:style-name="ce8" office:value-type="date" office:date-value="2000-01-01" calcext:value-type="date">
            <text:p>1/1/2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/>
          </table:table-cell>
          <table:table-cell table:number-columns-repeated="2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atalogo Sistema ARKA</text:p>
          </table:table-cell>
          <table:table-cell table:style-name="ce8" office:value-type="date" office:date-value="2015-06-15" calcext:value-type="date">
            <text:p>6/15/20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talogo Hijo Arka" table:style-name="ta3" table:print="false">
        <office:forms form:automatic-focus="false" form:apply-design-mode="false"/>
        <table:table-column table:style-name="co14" table:default-cell-style-name="ce22"/>
        <table:table-column table:style-name="co15" table:default-cell-style-name="ce22"/>
        <table:table-column table:style-name="co16" table:default-cell-style-name="ce42"/>
        <table:table-column table:style-name="co17" table:default-cell-style-name="ce42"/>
        <table:table-column table:style-name="co18" table:default-cell-style-name="ce22"/>
        <table:table-column table:style-name="co1" table:number-columns-repeated="235" table:default-cell-style-name="ce22"/>
        <table:table-column table:style-name="co10" table:number-columns-repeated="778" table:default-cell-style-name="ce22"/>
        <table:table-column table:style-name="co10" table:number-columns-repeated="2" table:default-cell-style-name="ce49"/>
        <table:table-column table:style-name="co10" table:number-columns-repeated="4" table:default-cell-style-name="Default"/>
        <table:table-row table:style-name="ro3">
          <table:table-cell table:style-name="ce10" office:value-type="string" calcext:value-type="string">
            <text:p>elemento_codigo</text:p>
          </table:table-cell>
          <table:table-cell table:style-name="ce10" office:value-type="string" calcext:value-type="string">
            <text:p>elemento_nombre</text:p>
          </table:table-cell>
          <table:table-cell table:style-name="ce34" office:value-type="string" calcext:value-type="string">
            <text:p>Cuenta de Salida</text:p>
          </table:table-cell>
          <table:table-cell table:style-name="ce34" office:value-type="string" calcext:value-type="string">
            <text:p>Cuenta de Entrada</text:p>
          </table:table-cell>
          <table:table-cell table:style-name="ce33"/>
          <table:table-cell table:number-columns-repeated="1019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Elementos de Consumo</text:p>
          </table:table-cell>
          <table:table-cell table:style-name="ce31" table:number-columns-repeated="2"/>
          <table:table-cell table:style-name="ce33"/>
          <table:table-cell table:number-columns-repeated="1019"/>
        </table:table-row>
        <table:table-row table:style-name="ro3"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Aceites, grasas y lubricantes</text:p>
          </table:table-cell>
          <table:table-cell table:style-name="ce35" table:number-columns-repeated="2"/>
          <table:table-cell table:style-name="ce43" table:formula="of:=VLOOKUP([.C3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101" calcext:value-type="float">
            <text:p>10101</text:p>
          </table:table-cell>
          <table:table-cell table:style-name="ce13" office:value-type="string" calcext:value-type="string">
            <text:p>Aceites</text:p>
          </table:table-cell>
          <table:table-cell table:style-name="ce36" table:number-columns-repeated="2"/>
          <table:table-cell table:style-name="ce43" table:formula="of:=VLOOKUP([.C4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102" calcext:value-type="float">
            <text:p>10102</text:p>
          </table:table-cell>
          <table:table-cell table:style-name="ce13" office:value-type="string" calcext:value-type="string">
            <text:p>Grasas</text:p>
          </table:table-cell>
          <table:table-cell table:style-name="ce36" table:number-columns-repeated="2"/>
          <table:table-cell table:style-name="ce43" table:formula="of:=VLOOKUP([.C5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103" calcext:value-type="float">
            <text:p>10103</text:p>
          </table:table-cell>
          <table:table-cell table:style-name="ce13" office:value-type="string" calcext:value-type="string">
            <text:p><text:s/>Lubricantes</text:p>
          </table:table-cell>
          <table:table-cell table:style-name="ce36" table:number-columns-repeated="2"/>
          <table:table-cell table:style-name="ce43" table:formula="of:=VLOOKUP([.C6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<text:s text:c="9"/>Combustibles</text:p>
          </table:table-cell>
          <table:table-cell table:style-name="ce34" table:formula="of:=VLOOKUP([.A7:.A177];['Grupos Acces'.A$3:.D$75];3;0)" office:value-type="float" office:value="51114602" calcext:value-type="float">
            <text:p>51114602</text:p>
          </table:table-cell>
          <table:table-cell table:style-name="ce34" table:formula="of:=VLOOKUP([.A7:.A177];['Grupos Acces'.A$3:.D$75];4;0)" office:value-type="float" office:value="19102202" calcext:value-type="float">
            <text:p>19102202</text:p>
          </table:table-cell>
          <table:table-cell table:style-name="ce33" table:formula="of:=VLOOKUP([.C7];['Grupos Acces'.C$2:.E$74];3;0)" office:value-type="string" office:string-value="COMBUSTIBLES Y LUBRICANTES" calcext:value-type="string">
            <text:p>COMBUSTIBLES Y LUBRICANTES</text:p>
          </table:table-cell>
          <table:table-cell table:number-columns-repeated="1019"/>
        </table:table-row>
        <table:table-row table:style-name="ro3">
          <table:table-cell table:style-name="ce14" office:value-type="float" office:value="10201" calcext:value-type="float">
            <text:p>10201</text:p>
          </table:table-cell>
          <table:table-cell table:style-name="ce14" office:value-type="string" calcext:value-type="string">
            <text:p>Combustibles líquidos.</text:p>
          </table:table-cell>
          <table:table-cell table:style-name="ce31" office:value-type="float" office:value="51114602" calcext:value-type="float">
            <text:p>51114602</text:p>
          </table:table-cell>
          <table:table-cell table:style-name="ce31" office:value-type="float" office:value="19102202" calcext:value-type="float">
            <text:p>19102202</text:p>
          </table:table-cell>
          <table:table-cell table:style-name="ce33" table:formula="of:=VLOOKUP([.C8];['Grupos Acces'.C$2:.E$74];3;0)" office:value-type="string" office:string-value="COMBUSTIBLES Y LUBRICANTES" calcext:value-type="string">
            <text:p>COMBUSTIBLES Y LUBRICANTES</text:p>
          </table:table-cell>
          <table:table-cell table:number-columns-repeated="1019"/>
        </table:table-row>
        <table:table-row table:style-name="ro3">
          <table:table-cell table:style-name="ce14" office:value-type="float" office:value="10202" calcext:value-type="float">
            <text:p>10202</text:p>
          </table:table-cell>
          <table:table-cell table:style-name="ce14" office:value-type="string" calcext:value-type="string">
            <text:p>Combustibles gaseosos</text:p>
          </table:table-cell>
          <table:table-cell table:style-name="ce31" office:value-type="float" office:value="51114602" calcext:value-type="float">
            <text:p>51114602</text:p>
          </table:table-cell>
          <table:table-cell table:style-name="ce31" office:value-type="float" office:value="19102202" calcext:value-type="float">
            <text:p>19102202</text:p>
          </table:table-cell>
          <table:table-cell table:style-name="ce33" table:formula="of:=VLOOKUP([.C9];['Grupos Acces'.C$2:.E$74];3;0)" office:value-type="string" office:string-value="COMBUSTIBLES Y LUBRICANTES" calcext:value-type="string">
            <text:p>COMBUSTIBLES Y LUBRICANTES</text:p>
          </table:table-cell>
          <table:table-cell table:number-columns-repeated="1019"/>
        </table:table-row>
        <table:table-row table:style-name="ro3">
          <table:table-cell table:style-name="ce14" office:value-type="float" office:value="10203" calcext:value-type="float">
            <text:p>10203</text:p>
          </table:table-cell>
          <table:table-cell table:style-name="ce14" office:value-type="string" calcext:value-type="string">
            <text:p>Combustibles sólidos</text:p>
          </table:table-cell>
          <table:table-cell table:style-name="ce31" office:value-type="float" office:value="51114602" calcext:value-type="float">
            <text:p>51114602</text:p>
          </table:table-cell>
          <table:table-cell table:style-name="ce31" office:value-type="float" office:value="19102202" calcext:value-type="float">
            <text:p>19102202</text:p>
          </table:table-cell>
          <table:table-cell table:style-name="ce33" table:formula="of:=VLOOKUP([.C10];['Grupos Acces'.C$2:.E$74];3;0)" office:value-type="string" office:string-value="COMBUSTIBLES Y LUBRICANTES" calcext:value-type="string">
            <text:p>COMBUSTIBLES Y LUBRICANTES</text:p>
          </table:table-cell>
          <table:table-cell table:number-columns-repeated="1019"/>
        </table:table-row>
        <table:table-row table:style-name="ro3"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Medicamentos, materiales quirúrgicos y de sanidad</text:p>
          </table:table-cell>
          <table:table-cell table:style-name="ce34" table:formula="of:=VLOOKUP([.A11:.A177];['Grupos Acces'.A$3:.D$75];3;0)" office:value-type="float" office:value="51119003" calcext:value-type="float">
            <text:p>51119003</text:p>
          </table:table-cell>
          <table:table-cell table:style-name="ce34" table:formula="of:=VLOOKUP([.A11:.A177];['Grupos Acces'.A$3:.D$75];4;0)" office:value-type="float" office:value="19100103" calcext:value-type="float">
            <text:p>19100103</text:p>
          </table:table-cell>
          <table:table-cell table:style-name="ce33" table:formula="of:=VLOOKUP([.C11];['Grupos Acces'.C$2:.E$74];3;0)" office:value-type="string" office:string-value="MEDICAMENTOS,ELEMENTOS ODONTOLOGICOS ,ETC" calcext:value-type="string">
            <text:p>MEDICAMENTOS,ELEMENTOS ODONTOLOGICOS ,ETC</text:p>
          </table:table-cell>
          <table:table-cell table:number-columns-repeated="1019"/>
        </table:table-row>
        <table:table-row table:style-name="ro3">
          <table:table-cell table:style-name="ce14" office:value-type="float" office:value="10301" calcext:value-type="float">
            <text:p>10301</text:p>
          </table:table-cell>
          <table:table-cell table:style-name="ce14" office:value-type="string" calcext:value-type="string">
            <text:p>Medicamentos para atención humana</text:p>
          </table:table-cell>
          <table:table-cell table:style-name="ce31" office:value-type="float" office:value="51119003" calcext:value-type="float">
            <text:p>51119003</text:p>
          </table:table-cell>
          <table:table-cell table:style-name="ce31" office:value-type="float" office:value="19100103" calcext:value-type="float">
            <text:p>19100103</text:p>
          </table:table-cell>
          <table:table-cell table:style-name="ce33" table:formula="of:=VLOOKUP([.C12];['Grupos Acces'.C$2:.E$74];3;0)" office:value-type="string" office:string-value="MEDICAMENTOS,ELEMENTOS ODONTOLOGICOS ,ETC" calcext:value-type="string">
            <text:p>MEDICAMENTOS,ELEMENTOS ODONTOLOGICOS ,ETC</text:p>
          </table:table-cell>
          <table:table-cell table:number-columns-repeated="1019"/>
        </table:table-row>
        <table:table-row table:style-name="ro3">
          <table:table-cell table:style-name="ce14" office:value-type="float" office:value="10302" calcext:value-type="float">
            <text:p>10302</text:p>
          </table:table-cell>
          <table:table-cell table:style-name="ce14" office:value-type="string" calcext:value-type="string">
            <text:p>Elementos y materiales para atención humana</text:p>
          </table:table-cell>
          <table:table-cell table:style-name="ce31" office:value-type="float" office:value="51119003" calcext:value-type="float">
            <text:p>51119003</text:p>
          </table:table-cell>
          <table:table-cell table:style-name="ce31" office:value-type="float" office:value="19100103" calcext:value-type="float">
            <text:p>19100103</text:p>
          </table:table-cell>
          <table:table-cell table:style-name="ce33" table:formula="of:=VLOOKUP([.C13];['Grupos Acces'.C$2:.E$74];3;0)" office:value-type="string" office:string-value="MEDICAMENTOS,ELEMENTOS ODONTOLOGICOS ,ETC" calcext:value-type="string">
            <text:p>MEDICAMENTOS,ELEMENTOS ODONTOLOGICOS ,ETC</text:p>
          </table:table-cell>
          <table:table-cell table:number-columns-repeated="1019"/>
        </table:table-row>
        <table:table-row table:style-name="ro3">
          <table:table-cell table:style-name="ce14" office:value-type="float" office:value="10303" calcext:value-type="float">
            <text:p>10303</text:p>
          </table:table-cell>
          <table:table-cell table:style-name="ce14" office:value-type="string" calcext:value-type="string">
            <text:p>Medicamentos para atención animal</text:p>
          </table:table-cell>
          <table:table-cell table:style-name="ce31" office:value-type="float" office:value="51119003" calcext:value-type="float">
            <text:p>51119003</text:p>
          </table:table-cell>
          <table:table-cell table:style-name="ce31" office:value-type="float" office:value="19100103" calcext:value-type="float">
            <text:p>19100103</text:p>
          </table:table-cell>
          <table:table-cell table:style-name="ce33" table:formula="of:=VLOOKUP([.C14];['Grupos Acces'.C$2:.E$74];3;0)" office:value-type="string" office:string-value="MEDICAMENTOS,ELEMENTOS ODONTOLOGICOS ,ETC" calcext:value-type="string">
            <text:p>MEDICAMENTOS,ELEMENTOS ODONTOLOGICOS ,ETC</text:p>
          </table:table-cell>
          <table:table-cell table:number-columns-repeated="1019"/>
        </table:table-row>
        <table:table-row table:style-name="ro3">
          <table:table-cell table:style-name="ce14" office:value-type="float" office:value="10304" calcext:value-type="float">
            <text:p>10304</text:p>
          </table:table-cell>
          <table:table-cell table:style-name="ce14" office:value-type="string" calcext:value-type="string">
            <text:p>Elementos y materiales para atención animal</text:p>
          </table:table-cell>
          <table:table-cell table:style-name="ce31" office:value-type="float" office:value="51119003" calcext:value-type="float">
            <text:p>51119003</text:p>
          </table:table-cell>
          <table:table-cell table:style-name="ce31" office:value-type="float" office:value="19100103" calcext:value-type="float">
            <text:p>19100103</text:p>
          </table:table-cell>
          <table:table-cell table:style-name="ce33" table:formula="of:=VLOOKUP([.C15];['Grupos Acces'.C$2:.E$74];3;0)" office:value-type="string" office:string-value="MEDICAMENTOS,ELEMENTOS ODONTOLOGICOS ,ETC" calcext:value-type="string">
            <text:p>MEDICAMENTOS,ELEMENTOS ODONTOLOGICOS ,ETC</text:p>
          </table:table-cell>
          <table:table-cell table:number-columns-repeated="1019"/>
        </table:table-row>
        <table:table-row table:style-name="ro3">
          <table:table-cell table:style-name="ce11" office:value-type="float" office:value="104" calcext:value-type="float">
            <text:p>104</text:p>
          </table:table-cell>
          <table:table-cell table:style-name="ce11" office:value-type="string" calcext:value-type="string">
            <text:p>Elementos, <text:s/>materiales y materias <text:s/>primas <text:s/>para <text:s/>construcción, instalación y labores</text:p>
          </table:table-cell>
          <table:table-cell table:style-name="ce34" table:formula="of:=VLOOKUP([.A16:.A177];['Grupos Acces'.A$3:.D$75];3;0)" office:value-type="float" office:value="51111404" calcext:value-type="float">
            <text:p>51111404</text:p>
          </table:table-cell>
          <table:table-cell table:style-name="ce34" table:formula="of:=VLOOKUP([.A16:.A177];['Grupos Acces'.A$3:.D$75];4;0)" office:value-type="float" office:value="19100104" calcext:value-type="float">
            <text:p>19100104</text:p>
          </table:table-cell>
          <table:table-cell table:style-name="ce33" table:formula="of:=VLOOKUP([.C16];['Grupos Acces'.C$2:.E$74];3;0)" office:value-type="string" office:string-value="ELEMENTOS PARA CONSTRUCCION E INSTALACION" calcext:value-type="string">
            <text:p>ELEMENTOS PARA CONSTRUCCION E INSTALACION</text:p>
          </table:table-cell>
          <table:table-cell table:number-columns-repeated="1019"/>
        </table:table-row>
        <table:table-row table:style-name="ro3">
          <table:table-cell table:style-name="ce14" office:value-type="float" office:value="10401" calcext:value-type="float">
            <text:p>10401</text:p>
          </table:table-cell>
          <table:table-cell table:style-name="ce14" office:value-type="string" calcext:value-type="string">
            <text:p>Elementos para construcción y reparación</text:p>
          </table:table-cell>
          <table:table-cell table:style-name="ce31" office:value-type="float" office:value="51111404" calcext:value-type="float">
            <text:p>51111404</text:p>
          </table:table-cell>
          <table:table-cell table:style-name="ce31" office:value-type="float" office:value="19100104" calcext:value-type="float">
            <text:p>19100104</text:p>
          </table:table-cell>
          <table:table-cell table:style-name="ce33" table:formula="of:=VLOOKUP([.C17];['Grupos Acces'.C$2:.E$74];3;0)" office:value-type="string" office:string-value="ELEMENTOS PARA CONSTRUCCION E INSTALACION" calcext:value-type="string">
            <text:p>ELEMENTOS PARA CONSTRUCCION E INSTALACION</text:p>
          </table:table-cell>
          <table:table-cell table:number-columns-repeated="1019"/>
        </table:table-row>
        <table:table-row table:style-name="ro3">
          <table:table-cell table:style-name="ce14" office:value-type="float" office:value="10402" calcext:value-type="float">
            <text:p>10402</text:p>
          </table:table-cell>
          <table:table-cell table:style-name="ce24" office:value-type="string" calcext:value-type="string">
            <text:p>Elementos de instalación y adhesión</text:p>
          </table:table-cell>
          <table:table-cell table:style-name="ce31" office:value-type="float" office:value="51111404" calcext:value-type="float">
            <text:p>51111404</text:p>
          </table:table-cell>
          <table:table-cell table:style-name="ce31" office:value-type="float" office:value="19100104" calcext:value-type="float">
            <text:p>19100104</text:p>
          </table:table-cell>
          <table:table-cell table:style-name="ce33" table:formula="of:=VLOOKUP([.C18];['Grupos Acces'.C$2:.E$74];3;0)" office:value-type="string" office:string-value="ELEMENTOS PARA CONSTRUCCION E INSTALACION" calcext:value-type="string">
            <text:p>ELEMENTOS PARA CONSTRUCCION E INSTALACION</text:p>
          </table:table-cell>
          <table:table-cell table:number-columns-repeated="1019"/>
        </table:table-row>
        <table:table-row table:style-name="ro3">
          <table:table-cell table:style-name="ce14" office:value-type="float" office:value="10403" calcext:value-type="float">
            <text:p>10403</text:p>
          </table:table-cell>
          <table:table-cell table:style-name="ce14" office:value-type="string" calcext:value-type="string">
            <text:p>Elementos para mantenimiento de instalaciones físicas</text:p>
          </table:table-cell>
          <table:table-cell table:style-name="ce31" office:value-type="float" office:value="51111404" calcext:value-type="float">
            <text:p>51111404</text:p>
          </table:table-cell>
          <table:table-cell table:style-name="ce31" office:value-type="float" office:value="19100104" calcext:value-type="float">
            <text:p>19100104</text:p>
          </table:table-cell>
          <table:table-cell table:style-name="ce33" table:formula="of:=VLOOKUP([.C19];['Grupos Acces'.C$2:.E$74];3;0)" office:value-type="string" office:string-value="ELEMENTOS PARA CONSTRUCCION E INSTALACION" calcext:value-type="string">
            <text:p>ELEMENTOS PARA CONSTRUCCION E INSTALACION</text:p>
          </table:table-cell>
          <table:table-cell table:number-columns-repeated="1019"/>
        </table:table-row>
        <table:table-row table:style-name="ro3">
          <table:table-cell table:style-name="ce14" office:value-type="float" office:value="10404" calcext:value-type="float">
            <text:p>10404</text:p>
          </table:table-cell>
          <table:table-cell table:style-name="ce14" office:value-type="string" calcext:value-type="string">
            <text:p>Herramientas de consumo</text:p>
          </table:table-cell>
          <table:table-cell table:style-name="ce31" office:value-type="float" office:value="51111404" calcext:value-type="float">
            <text:p>51111404</text:p>
          </table:table-cell>
          <table:table-cell table:style-name="ce31" office:value-type="float" office:value="19100104" calcext:value-type="float">
            <text:p>19100104</text:p>
          </table:table-cell>
          <table:table-cell table:style-name="ce33" table:formula="of:=VLOOKUP([.C20];['Grupos Acces'.C$2:.E$74];3;0)" office:value-type="string" office:string-value="ELEMENTOS PARA CONSTRUCCION E INSTALACION" calcext:value-type="string">
            <text:p>ELEMENTOS PARA CONSTRUCCION E INSTALACION</text:p>
          </table:table-cell>
          <table:table-cell table:number-columns-repeated="1019"/>
        </table:table-row>
        <table:table-row table:style-name="ro3"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Explosivos</text:p>
          </table:table-cell>
          <table:table-cell table:style-name="ce36" table:number-columns-repeated="2"/>
          <table:table-cell table:style-name="ce43" table:formula="of:=VLOOKUP([.C21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501" calcext:value-type="float">
            <text:p>10501</text:p>
          </table:table-cell>
          <table:table-cell table:style-name="ce13" office:value-type="string" calcext:value-type="string">
            <text:p>Munición y similares</text:p>
          </table:table-cell>
          <table:table-cell table:style-name="ce36" table:number-columns-repeated="2"/>
          <table:table-cell table:style-name="ce43" table:formula="of:=VLOOKUP([.C22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Elementos y sustancias para erradicación de plagas</text:p>
          </table:table-cell>
          <table:table-cell table:style-name="ce36" table:number-columns-repeated="2"/>
          <table:table-cell table:style-name="ce43" table:formula="of:=VLOOKUP([.C23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701" calcext:value-type="float">
            <text:p>10701</text:p>
          </table:table-cell>
          <table:table-cell table:style-name="ce13" office:value-type="string" calcext:value-type="string">
            <text:p>Elementos para erradicación de plagas animales</text:p>
          </table:table-cell>
          <table:table-cell table:style-name="ce36" table:number-columns-repeated="2"/>
          <table:table-cell table:style-name="ce43" table:formula="of:=VLOOKUP([.C24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702" calcext:value-type="float">
            <text:p>10702</text:p>
          </table:table-cell>
          <table:table-cell table:style-name="ce13" office:value-type="string" calcext:value-type="string">
            <text:p>Elementos para erradicación de plagas vegetales</text:p>
          </table:table-cell>
          <table:table-cell table:style-name="ce36" table:number-columns-repeated="2"/>
          <table:table-cell table:style-name="ce43" table:formula="of:=VLOOKUP([.C25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703" calcext:value-type="float">
            <text:p>10703</text:p>
          </table:table-cell>
          <table:table-cell table:style-name="ce13" office:value-type="string" calcext:value-type="string">
            <text:p>Sustancias para erradicación de plagas animales</text:p>
          </table:table-cell>
          <table:table-cell table:style-name="ce36" table:number-columns-repeated="2"/>
          <table:table-cell table:style-name="ce43" table:formula="of:=VLOOKUP([.C26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3" office:value-type="float" office:value="10704" calcext:value-type="float">
            <text:p>10704</text:p>
          </table:table-cell>
          <table:table-cell table:style-name="ce13" office:value-type="string" calcext:value-type="string">
            <text:p>Sustancias para erradicación de plagas vegetales</text:p>
          </table:table-cell>
          <table:table-cell table:style-name="ce36" table:number-columns-repeated="2"/>
          <table:table-cell table:style-name="ce43" table:formula="of:=VLOOKUP([.C27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2"/>
          <table:table-cell table:number-columns-repeated="2"/>
        </table:table-row>
        <table:table-row table:style-name="ro3"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Semillas y abonos</text:p>
          </table:table-cell>
          <table:table-cell table:style-name="ce34" table:formula="of:=VLOOKUP([.A28:.A177];['Grupos Acces'.A$3:.D$75];3;0)" office:value-type="float" office:value="51119009" calcext:value-type="float">
            <text:p>51119009</text:p>
          </table:table-cell>
          <table:table-cell table:style-name="ce34" table:formula="of:=VLOOKUP([.A28:.A177];['Grupos Acces'.A$3:.D$75];4;0)" office:value-type="float" office:value="19100109" calcext:value-type="float">
            <text:p>19100109</text:p>
          </table:table-cell>
          <table:table-cell table:style-name="ce33" table:formula="of:=VLOOKUP([.C28];['Grupos Acces'.C$2:.E$74];3;0)" office:value-type="string" office:string-value="SEMILLAS Y ABONOS" calcext:value-type="string">
            <text:p>SEMILLAS Y ABONOS</text:p>
          </table:table-cell>
          <table:table-cell table:number-columns-repeated="1019"/>
        </table:table-row>
        <table:table-row table:style-name="ro3">
          <table:table-cell table:style-name="ce14" office:value-type="float" office:value="10901" calcext:value-type="float">
            <text:p>10901</text:p>
          </table:table-cell>
          <table:table-cell table:style-name="ce14" office:value-type="string" calcext:value-type="string">
            <text:p>Abonos</text:p>
          </table:table-cell>
          <table:table-cell table:style-name="ce31" office:value-type="float" office:value="51119009" calcext:value-type="float">
            <text:p>51119009</text:p>
          </table:table-cell>
          <table:table-cell table:style-name="ce31" office:value-type="float" office:value="19100109" calcext:value-type="float">
            <text:p>19100109</text:p>
          </table:table-cell>
          <table:table-cell table:style-name="ce33" table:formula="of:=VLOOKUP([.C29];['Grupos Acces'.C$2:.E$74];3;0)" office:value-type="string" office:string-value="SEMILLAS Y ABONOS" calcext:value-type="string">
            <text:p>SEMILLAS Y ABONOS</text:p>
          </table:table-cell>
          <table:table-cell table:number-columns-repeated="1019"/>
        </table:table-row>
        <table:table-row table:style-name="ro3">
          <table:table-cell table:style-name="ce14" office:value-type="float" office:value="10902" calcext:value-type="float">
            <text:p>10902</text:p>
          </table:table-cell>
          <table:table-cell table:style-name="ce14" office:value-type="string" calcext:value-type="string">
            <text:p>Semillas</text:p>
          </table:table-cell>
          <table:table-cell table:style-name="ce31" office:value-type="float" office:value="51119009" calcext:value-type="float">
            <text:p>51119009</text:p>
          </table:table-cell>
          <table:table-cell table:style-name="ce31" office:value-type="float" office:value="19100109" calcext:value-type="float">
            <text:p>19100109</text:p>
          </table:table-cell>
          <table:table-cell table:style-name="ce33" table:formula="of:=VLOOKUP([.C30];['Grupos Acces'.C$2:.E$74];3;0)" office:value-type="string" office:string-value="SEMILLAS Y ABONOS" calcext:value-type="string">
            <text:p>SEMILLAS Y ABONOS</text:p>
          </table:table-cell>
          <table:table-cell table:number-columns-repeated="1019"/>
        </table:table-row>
        <table:table-row table:style-name="ro3"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Elementos para oficina</text:p>
          </table:table-cell>
          <table:table-cell table:style-name="ce34" table:formula="of:=VLOOKUP([.A31:.A177];['Grupos Acces'.A$3:.D$75];3;0)" office:value-type="float" office:value="51119010" calcext:value-type="float">
            <text:p>51119010</text:p>
          </table:table-cell>
          <table:table-cell table:style-name="ce34" table:formula="of:=VLOOKUP([.A31:.A177];['Grupos Acces'.A$3:.D$75];4;0)" office:value-type="float" office:value="19100110" calcext:value-type="float">
            <text:p>19100110</text:p>
          </table:table-cell>
          <table:table-cell table:style-name="ce33" table:formula="of:=VLOOKUP([.C31];['Grupos Acces'.C$2:.E$74];3;0)" office:value-type="string" office:string-value="UTILES DE ESCRITORIO Y OFICINA" calcext:value-type="string">
            <text:p>UTILES DE ESCRITORIO Y OFICINA</text:p>
          </table:table-cell>
          <table:table-cell table:number-columns-repeated="1019"/>
        </table:table-row>
        <table:table-row table:style-name="ro3">
          <table:table-cell table:style-name="ce14" office:value-type="float" office:value="11002" calcext:value-type="float">
            <text:p>11002</text:p>
          </table:table-cell>
          <table:table-cell table:style-name="ce14" office:value-type="string" calcext:value-type="string">
            <text:p>Elementos de oficina, escritorio y papeleria</text:p>
          </table:table-cell>
          <table:table-cell table:style-name="ce31" office:value-type="float" office:value="51111404" calcext:value-type="float">
            <text:p>51111404</text:p>
          </table:table-cell>
          <table:table-cell table:style-name="ce31" office:value-type="float" office:value="19100104" calcext:value-type="float">
            <text:p>19100104</text:p>
          </table:table-cell>
          <table:table-cell table:style-name="ce33" table:formula="of:=VLOOKUP([.C32];['Grupos Acces'.C$2:.E$74];3;0)" office:value-type="string" office:string-value="ELEMENTOS PARA CONSTRUCCION E INSTALACION" calcext:value-type="string">
            <text:p>ELEMENTOS PARA CONSTRUCCION E INSTALACION</text:p>
          </table:table-cell>
          <table:table-cell table:number-columns-repeated="1019"/>
        </table:table-row>
        <table:table-row table:style-name="ro3"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Víveres, abarrotes y elementos de Cafetería</text:p>
          </table:table-cell>
          <table:table-cell table:style-name="ce34" table:formula="of:=VLOOKUP([.A33:.A177];['Grupos Acces'.A$3:.D$75];3;0)" office:value-type="float" office:value="51115511" calcext:value-type="float">
            <text:p>51115511</text:p>
          </table:table-cell>
          <table:table-cell table:style-name="ce34" table:formula="of:=VLOOKUP([.A33:.A177];['Grupos Acces'.A$3:.D$75];4;0)" office:value-type="float" office:value="19100111" calcext:value-type="float">
            <text:p>19100111</text:p>
          </table:table-cell>
          <table:table-cell table:style-name="ce33" table:formula="of:=VLOOKUP([.C33];['Grupos Acces'.C$2:.E$74];3;0)" office:value-type="string" office:string-value="VIVERES,RANCHO Y LICORES" calcext:value-type="string">
            <text:p>VIVERES,RANCHO Y LICORES</text:p>
          </table:table-cell>
          <table:table-cell table:number-columns-repeated="1019"/>
        </table:table-row>
        <table:table-row table:style-name="ro3">
          <table:table-cell table:style-name="ce14" office:value-type="float" office:value="11101" calcext:value-type="float">
            <text:p>11101</text:p>
          </table:table-cell>
          <table:table-cell table:style-name="ce14" office:value-type="string" calcext:value-type="string">
            <text:p>Víveres</text:p>
          </table:table-cell>
          <table:table-cell table:style-name="ce31" office:value-type="float" office:value="51115511" calcext:value-type="float">
            <text:p>51115511</text:p>
          </table:table-cell>
          <table:table-cell table:style-name="ce31" office:value-type="float" office:value="19100111" calcext:value-type="float">
            <text:p>19100111</text:p>
          </table:table-cell>
          <table:table-cell table:style-name="ce33" table:formula="of:=VLOOKUP([.C34];['Grupos Acces'.C$2:.E$74];3;0)" office:value-type="string" office:string-value="VIVERES,RANCHO Y LICORES" calcext:value-type="string">
            <text:p>VIVERES,RANCHO Y LICORES</text:p>
          </table:table-cell>
          <table:table-cell table:number-columns-repeated="1019"/>
        </table:table-row>
        <table:table-row table:style-name="ro3">
          <table:table-cell table:style-name="ce14" office:value-type="float" office:value="11102" calcext:value-type="float">
            <text:p>11102</text:p>
          </table:table-cell>
          <table:table-cell table:style-name="ce14" office:value-type="string" calcext:value-type="string">
            <text:p>Utensilios de cafetería</text:p>
          </table:table-cell>
          <table:table-cell table:style-name="ce31" office:value-type="float" office:value="51115511" calcext:value-type="float">
            <text:p>51115511</text:p>
          </table:table-cell>
          <table:table-cell table:style-name="ce31" office:value-type="float" office:value="19100111" calcext:value-type="float">
            <text:p>19100111</text:p>
          </table:table-cell>
          <table:table-cell table:style-name="ce33" table:formula="of:=VLOOKUP([.C35];['Grupos Acces'.C$2:.E$74];3;0)" office:value-type="string" office:string-value="VIVERES,RANCHO Y LICORES" calcext:value-type="string">
            <text:p>VIVERES,RANCHO Y LICORES</text:p>
          </table:table-cell>
          <table:table-cell table:number-columns-repeated="1019"/>
        </table:table-row>
        <table:table-row table:style-name="ro5"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Repuestos para maquinaria y equipos</text:p>
          </table:table-cell>
          <table:table-cell table:style-name="ce25" office:value-type="float" office:value="51111412" calcext:value-type="float">
            <text:p>51111412</text:p>
          </table:table-cell>
          <table:table-cell table:style-name="ce25" office:value-type="float" office:value="19100112" calcext:value-type="float">
            <text:p>19100112</text:p>
          </table:table-cell>
          <table:table-cell table:style-name="ce33" table:formula="of:=VLOOKUP([.C36];['Grupos Acces'.C$2:.E$74];3;0)" office:value-type="string" office:string-value="REPUESTOS MAQUINARIAS  Y EQUIPOS Consumo" calcext:value-type="string">
            <text:p>REPUESTOS MAQUINARIAS <text:s/>Y EQUIPOS Consumo</text:p>
          </table:table-cell>
          <table:table-cell table:number-columns-repeated="1019"/>
        </table:table-row>
        <table:table-row table:style-name="ro3">
          <table:table-cell table:style-name="ce14" office:value-type="float" office:value="11201" calcext:value-type="float">
            <text:p>11201</text:p>
          </table:table-cell>
          <table:table-cell table:style-name="ce14" office:value-type="string" calcext:value-type="string">
            <text:p>Repuestos para máquina de escribir y calculadoras</text:p>
          </table:table-cell>
          <table:table-cell table:style-name="ce31" office:value-type="float" office:value="83900721" calcext:value-type="float">
            <text:p>83900721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3" table:formula="of:=VLOOKUP([.C37];['Grupos Acces'.C$2:.E$74];3;0)" office:value-type="string" office:string-value="REPUESTOS PARA MAQUINAS Y EQUIPOS CC" calcext:value-type="string">
            <text:p>REPUESTOS PARA MAQUINAS Y EQUIPOS CC</text:p>
          </table:table-cell>
          <table:table-cell table:number-columns-repeated="1019"/>
        </table:table-row>
        <table:table-row table:style-name="ro3">
          <table:table-cell table:style-name="ce14" office:value-type="float" office:value="11202" calcext:value-type="float">
            <text:p>11202</text:p>
          </table:table-cell>
          <table:table-cell table:style-name="ce14" office:value-type="string" calcext:value-type="string">
            <text:p>Repuestos para equipo de computación, <text:s/>impresoras y similares</text:p>
          </table:table-cell>
          <table:table-cell table:style-name="ce31" office:value-type="float" office:value="83900721" calcext:value-type="float">
            <text:p>83900721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3" table:formula="of:=VLOOKUP([.C38];['Grupos Acces'.C$2:.E$74];3;0)" office:value-type="string" office:string-value="REPUESTOS PARA MAQUINAS Y EQUIPOS CC" calcext:value-type="string">
            <text:p>REPUESTOS PARA MAQUINAS Y EQUIPOS CC</text:p>
          </table:table-cell>
          <table:table-cell table:number-columns-repeated="1019"/>
        </table:table-row>
        <table:table-row table:style-name="ro3">
          <table:table-cell table:style-name="ce14" office:value-type="float" office:value="11203" calcext:value-type="float">
            <text:p>11203</text:p>
          </table:table-cell>
          <table:table-cell table:style-name="ce14" office:value-type="string" calcext:value-type="string">
            <text:p>Repuestos para equipos de laboratorio</text:p>
          </table:table-cell>
          <table:table-cell table:style-name="ce31" office:value-type="float" office:value="83900721" calcext:value-type="float">
            <text:p>83900721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3" table:formula="of:=VLOOKUP([.C39];['Grupos Acces'.C$2:.E$74];3;0)" office:value-type="string" office:string-value="REPUESTOS PARA MAQUINAS Y EQUIPOS CC" calcext:value-type="string">
            <text:p>REPUESTOS PARA MAQUINAS Y EQUIPOS CC</text:p>
          </table:table-cell>
          <table:table-cell table:number-columns-repeated="1019"/>
        </table:table-row>
        <table:table-row table:style-name="ro3">
          <table:table-cell table:style-name="ce14" office:value-type="float" office:value="11204" calcext:value-type="float">
            <text:p>11204</text:p>
          </table:table-cell>
          <table:table-cell table:style-name="ce14" office:value-type="string" calcext:value-type="string">
            <text:p>Repuestos para vehículos</text:p>
          </table:table-cell>
          <table:table-cell table:style-name="ce37" office:value-type="float" office:value="51119017" calcext:value-type="float">
            <text:p>51119017</text:p>
          </table:table-cell>
          <table:table-cell table:style-name="ce37" office:value-type="float" office:value="19100118" calcext:value-type="float">
            <text:p>19100118</text:p>
          </table:table-cell>
          <table:table-cell table:style-name="ce33" table:formula="of:=VLOOKUP([.C40];['Grupos Acces'.C$2:.E$74];3;0)" office:value-type="string" office:string-value="LLANTAS Y NEUMATICOS" calcext:value-type="string">
            <text:p>LLANTAS Y NEUMATICOS</text:p>
          </table:table-cell>
          <table:table-cell table:number-columns-repeated="1019"/>
        </table:table-row>
        <table:table-row table:style-name="ro3">
          <table:table-cell table:style-name="ce14" office:value-type="float" office:value="11205" calcext:value-type="float">
            <text:p>11205</text:p>
          </table:table-cell>
          <table:table-cell table:style-name="ce14" office:value-type="string" calcext:value-type="string">
            <text:p>Repuestos para ascensores, plantas eléctricas y máquinas hidráulicas</text:p>
          </table:table-cell>
          <table:table-cell table:style-name="ce31" office:value-type="float" office:value="83900721" calcext:value-type="float">
            <text:p>83900721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3" table:formula="of:=VLOOKUP([.C41];['Grupos Acces'.C$2:.E$74];3;0)" office:value-type="string" office:string-value="REPUESTOS PARA MAQUINAS Y EQUIPOS CC" calcext:value-type="string">
            <text:p>REPUESTOS PARA MAQUINAS Y EQUIPOS CC</text:p>
          </table:table-cell>
          <table:table-cell table:number-columns-repeated="1019"/>
        </table:table-row>
        <table:table-row table:style-name="ro5"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Elementos de aseo y protección</text:p>
          </table:table-cell>
          <table:table-cell table:style-name="ce25" office:value-type="float" office:value="51115501" calcext:value-type="float">
            <text:p>51115501</text:p>
          </table:table-cell>
          <table:table-cell table:style-name="ce25" office:value-type="float" office:value="19102101" calcext:value-type="float">
            <text:p>19102101</text:p>
          </table:table-cell>
          <table:table-cell table:style-name="ce33" table:formula="of:=VLOOKUP([.C42];['Grupos Acces'.C$2:.E$74];3;0)" office:value-type="string" office:string-value="ELEMENTOS DE ASEO, LAVANDERIA, CAFETERIA" calcext:value-type="string">
            <text:p>ELEMENTOS DE ASEO, LAVANDERIA, CAFETERIA</text:p>
          </table:table-cell>
          <table:table-cell table:number-columns-repeated="1019"/>
        </table:table-row>
        <table:table-row table:style-name="ro5">
          <table:table-cell table:style-name="ce14" office:value-type="float" office:value="11301" calcext:value-type="float">
            <text:p>11301</text:p>
          </table:table-cell>
          <table:table-cell table:style-name="ce14" office:value-type="string" calcext:value-type="string">
            <text:p>Elementos para protección y seguridad industrial</text:p>
          </table:table-cell>
          <table:table-cell table:style-name="ce30" office:value-type="float" office:value="16600328" calcext:value-type="float">
            <text:p>16600328</text:p>
          </table:table-cell>
          <table:table-cell table:style-name="ce30" office:value-type="float" office:value="16350228" calcext:value-type="float">
            <text:p>16350228</text:p>
          </table:table-cell>
          <table:table-cell table:style-name="ce33" table:formula="of:=VLOOKUP([.C43];['Grupos Acces'.C$2:.E$74];3;0)" office:value-type="string" office:string-value="EQUIPO DE URGENCIAS" calcext:value-type="string">
            <text:p>EQUIPO DE URGENCIAS</text:p>
          </table:table-cell>
          <table:table-cell table:number-columns-repeated="1019"/>
        </table:table-row>
        <table:table-row table:style-name="ro5">
          <table:table-cell table:style-name="ce14" office:value-type="float" office:value="11302" calcext:value-type="float">
            <text:p>11302</text:p>
          </table:table-cell>
          <table:table-cell table:style-name="ce14" office:value-type="string" calcext:value-type="string">
            <text:p>Elementos de aseo</text:p>
          </table:table-cell>
          <table:table-cell table:style-name="ce30" office:value-type="float" office:value="51115501" calcext:value-type="float">
            <text:p>51115501</text:p>
          </table:table-cell>
          <table:table-cell table:style-name="ce30" office:value-type="float" office:value="19102101" calcext:value-type="float">
            <text:p>19102101</text:p>
          </table:table-cell>
          <table:table-cell table:style-name="ce33" table:formula="of:=VLOOKUP([.C44];['Grupos Acces'.C$2:.E$74];3;0)" office:value-type="string" office:string-value="ELEMENTOS DE ASEO, LAVANDERIA, CAFETERIA" calcext:value-type="string">
            <text:p>ELEMENTOS DE ASEO, LAVANDERIA, CAFETERIA</text:p>
          </table:table-cell>
          <table:table-cell table:number-columns-repeated="1019"/>
        </table:table-row>
        <table:table-row table:style-name="ro3">
          <table:table-cell table:style-name="ce11" office:value-type="float" office:value="114" calcext:value-type="float">
            <text:p>114</text:p>
          </table:table-cell>
          <table:table-cell table:style-name="ce11" office:value-type="string" calcext:value-type="string">
            <text:p>Dotaciones</text:p>
          </table:table-cell>
          <table:table-cell table:style-name="ce38" office:value-type="float" office:value="51110320" calcext:value-type="float">
            <text:p>51110320</text:p>
          </table:table-cell>
          <table:table-cell table:style-name="ce38" office:value-type="float" office:value="19100401" calcext:value-type="float">
            <text:p>19100401</text:p>
          </table:table-cell>
          <table:table-cell table:style-name="ce44" office:value-type="string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4" office:value-type="float" office:value="11401" calcext:value-type="float">
            <text:p>11401</text:p>
          </table:table-cell>
          <table:table-cell table:style-name="ce14" office:value-type="string" calcext:value-type="string">
            <text:p>Dotación para empleados</text:p>
          </table:table-cell>
          <table:table-cell table:style-name="ce32" office:value-type="float" office:value="51110320" calcext:value-type="float">
            <text:p>51110320</text:p>
          </table:table-cell>
          <table:table-cell table:style-name="ce32" office:value-type="float" office:value="19100401" calcext:value-type="float">
            <text:p>19100401</text:p>
          </table:table-cell>
          <table:table-cell table:style-name="ce33" table:formula="of:=VLOOKUP([.C46];['Grupos Acces'.C$2:.E$74];3;0)" office:value-type="string" office:string-value="DOTACION A TRABAJADORES" calcext:value-type="string">
            <text:p>DOTACION A TRABAJADORES</text:p>
          </table:table-cell>
          <table:table-cell table:style-name="ce47" office:value-type="float" office:value="5111210200" calcext:value-type="float">
            <text:p>5111210200</text:p>
          </table:table-cell>
          <table:table-cell table:number-columns-repeated="1018"/>
        </table:table-row>
        <table:table-row table:style-name="ro3">
          <table:table-cell table:style-name="ce14" office:value-type="float" office:value="11402" calcext:value-type="float">
            <text:p>11402</text:p>
          </table:table-cell>
          <table:table-cell table:style-name="ce14" office:value-type="string" calcext:value-type="string">
            <text:p>Dotación para <text:s/>deportistas</text:p>
          </table:table-cell>
          <table:table-cell table:style-name="ce32" office:value-type="float" office:value="51110320" calcext:value-type="float">
            <text:p>51110320</text:p>
          </table:table-cell>
          <table:table-cell table:style-name="ce32" office:value-type="float" office:value="19100401" calcext:value-type="float">
            <text:p>19100401</text:p>
          </table:table-cell>
          <table:table-cell table:style-name="ce33" table:formula="of:=VLOOKUP([.C47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4" office:value-type="float" office:value="11403" calcext:value-type="float">
            <text:p>11403</text:p>
          </table:table-cell>
          <table:table-cell table:style-name="ce14" office:value-type="string" calcext:value-type="string">
            <text:p>Dotación para grupos culturales</text:p>
          </table:table-cell>
          <table:table-cell table:style-name="ce32" office:value-type="float" office:value="51110320" calcext:value-type="float">
            <text:p>51110320</text:p>
          </table:table-cell>
          <table:table-cell table:style-name="ce32" office:value-type="float" office:value="19100401" calcext:value-type="float">
            <text:p>19100401</text:p>
          </table:table-cell>
          <table:table-cell table:style-name="ce33" table:formula="of:=VLOOKUP([.C48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4" office:value-type="float" office:value="11404" calcext:value-type="float">
            <text:p>11404</text:p>
          </table:table-cell>
          <table:table-cell table:style-name="ce14" office:value-type="string" calcext:value-type="string">
            <text:p>Pupitres para aulas de clase</text:p>
          </table:table-cell>
          <table:table-cell table:style-name="ce32" office:value-type="float" office:value="51110320" calcext:value-type="float">
            <text:p>51110320</text:p>
          </table:table-cell>
          <table:table-cell table:style-name="ce32" office:value-type="float" office:value="19100401" calcext:value-type="float">
            <text:p>19100401</text:p>
          </table:table-cell>
          <table:table-cell table:style-name="ce33" table:formula="of:=VLOOKUP([.C49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4" office:value-type="float" office:value="11405" calcext:value-type="float">
            <text:p>11405</text:p>
          </table:table-cell>
          <table:table-cell table:style-name="ce14" office:value-type="string" calcext:value-type="string">
            <text:p>Elementos de consumo para biblioteca</text:p>
          </table:table-cell>
          <table:table-cell table:style-name="ce32" office:value-type="float" office:value="51110320" calcext:value-type="float">
            <text:p>51110320</text:p>
          </table:table-cell>
          <table:table-cell table:style-name="ce32" office:value-type="float" office:value="19100401" calcext:value-type="float">
            <text:p>19100401</text:p>
          </table:table-cell>
          <table:table-cell table:style-name="ce33" table:formula="of:=VLOOKUP([.C50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Impresos y publicaciones</text:p>
          </table:table-cell>
          <table:table-cell table:style-name="ce34" table:formula="of:=VLOOKUP([.A51:.A177];['Grupos Acces'.A$3:.D$75];3;0)" office:value-type="float" office:value="51111401" calcext:value-type="float">
            <text:p>51111401</text:p>
          </table:table-cell>
          <table:table-cell table:style-name="ce34" table:formula="of:=VLOOKUP([.A51:.A177];['Grupos Acces'.A$3:.D$75];4;0)" office:value-type="float" office:value="19100101" calcext:value-type="float">
            <text:p>19100101</text:p>
          </table:table-cell>
          <table:table-cell table:style-name="ce33" table:formula="of:=VLOOKUP([.C51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4" office:value-type="float" office:value="11501" calcext:value-type="float">
            <text:p>11501</text:p>
          </table:table-cell>
          <table:table-cell table:style-name="ce14" office:value-type="string" calcext:value-type="string">
            <text:p>Revistas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1" office:value-type="float" office:value="19100101" calcext:value-type="float">
            <text:p>19100101</text:p>
          </table:table-cell>
          <table:table-cell table:style-name="ce33" table:formula="of:=VLOOKUP([.C52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4" office:value-type="float" office:value="11502" calcext:value-type="float">
            <text:p>11502</text:p>
          </table:table-cell>
          <table:table-cell table:style-name="ce14" office:value-type="string" calcext:value-type="string">
            <text:p>Libros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1" office:value-type="float" office:value="19100101" calcext:value-type="float">
            <text:p>19100101</text:p>
          </table:table-cell>
          <table:table-cell table:style-name="ce33" table:formula="of:=VLOOKUP([.C53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4" office:value-type="float" office:value="11503" calcext:value-type="float">
            <text:p>11503</text:p>
          </table:table-cell>
          <table:table-cell table:style-name="ce14" office:value-type="string" calcext:value-type="string">
            <text:p>Impresos publicitarios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1" office:value-type="float" office:value="19100101" calcext:value-type="float">
            <text:p>19100101</text:p>
          </table:table-cell>
          <table:table-cell table:style-name="ce33" table:formula="of:=VLOOKUP([.C54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4" office:value-type="float" office:value="11504" calcext:value-type="float">
            <text:p>11504</text:p>
          </table:table-cell>
          <table:table-cell table:style-name="ce14" office:value-type="string" calcext:value-type="string">
            <text:p>Insumos para artes gráficas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1" office:value-type="float" office:value="19100101" calcext:value-type="float">
            <text:p>19100101</text:p>
          </table:table-cell>
          <table:table-cell table:style-name="ce33" table:formula="of:=VLOOKUP([.C55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4" office:value-type="float" office:value="11505" calcext:value-type="float">
            <text:p>11505</text:p>
          </table:table-cell>
          <table:table-cell table:style-name="ce14" office:value-type="string" calcext:value-type="string">
            <text:p>Diplomas y Actas de Grado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1" office:value-type="float" office:value="19100101" calcext:value-type="float">
            <text:p>19100101</text:p>
          </table:table-cell>
          <table:table-cell table:style-name="ce33" table:formula="of:=VLOOKUP([.C56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5">
          <table:table-cell table:style-name="ce11" office:value-type="float" office:value="116" calcext:value-type="float">
            <text:p>116</text:p>
          </table:table-cell>
          <table:table-cell table:style-name="ce11" office:value-type="string" calcext:value-type="string">
            <text:p>Elementos de premiaciones, condolencias y decoraciones</text:p>
          </table:table-cell>
          <table:table-cell table:style-name="ce25" office:value-type="float" office:value="51113708" calcext:value-type="float">
            <text:p>51113708</text:p>
          </table:table-cell>
          <table:table-cell table:style-name="ce25" office:value-type="float" office:value="19100108" calcext:value-type="float">
            <text:p>19100108</text:p>
          </table:table-cell>
          <table:table-cell table:style-name="ce33"/>
          <table:table-cell table:number-columns-repeated="1013"/>
          <table:table-cell table:style-name="ce22" table:number-columns-repeated="2"/>
          <table:table-cell table:style-name="ce51" table:number-columns-repeated="4"/>
        </table:table-row>
        <table:table-row table:style-name="ro5">
          <table:table-cell table:style-name="ce14" office:value-type="float" office:value="11601" calcext:value-type="float">
            <text:p>11601</text:p>
          </table:table-cell>
          <table:table-cell table:style-name="ce14" office:value-type="string" calcext:value-type="string">
            <text:p>Elementos para condecoraciones y reconocimientos</text:p>
          </table:table-cell>
          <table:table-cell table:style-name="ce30" office:value-type="float" office:value="51113708" calcext:value-type="float">
            <text:p>51113708</text:p>
          </table:table-cell>
          <table:table-cell table:style-name="ce30" office:value-type="float" office:value="19100108" calcext:value-type="float">
            <text:p>19100108</text:p>
          </table:table-cell>
          <table:table-cell table:style-name="ce33" table:formula="of:=VLOOKUP([.C58];['Grupos Acces'.C$2:.E$74];3;0)" office:value-type="string" office:string-value="MEDALLAS Y TROFEOS,ELEMENTOS DEPORTIVOS" calcext:value-type="string">
            <text:p>MEDALLAS Y TROFEOS,ELEMENTOS DEPORTIVOS</text:p>
          </table:table-cell>
          <table:table-cell table:number-columns-repeated="1013"/>
          <table:table-cell table:style-name="ce22" table:number-columns-repeated="2"/>
          <table:table-cell table:style-name="ce51" table:number-columns-repeated="4"/>
        </table:table-row>
        <table:table-row table:style-name="ro5">
          <table:table-cell table:style-name="ce14" office:value-type="float" office:value="11602" calcext:value-type="float">
            <text:p>11602</text:p>
          </table:table-cell>
          <table:table-cell table:style-name="ce14" office:value-type="string" calcext:value-type="string">
            <text:p>Elementos de decoración</text:p>
          </table:table-cell>
          <table:table-cell table:style-name="ce30" office:value-type="float" office:value="51113708" calcext:value-type="float">
            <text:p>51113708</text:p>
          </table:table-cell>
          <table:table-cell table:style-name="ce30" office:value-type="float" office:value="19100108" calcext:value-type="float">
            <text:p>19100108</text:p>
          </table:table-cell>
          <table:table-cell table:style-name="ce33" table:formula="of:=VLOOKUP([.C59];['Grupos Acces'.C$2:.E$74];3;0)" office:value-type="string" office:string-value="MEDALLAS Y TROFEOS,ELEMENTOS DEPORTIVOS" calcext:value-type="string">
            <text:p>MEDALLAS Y TROFEOS,ELEMENTOS DEPORTIVOS</text:p>
          </table:table-cell>
          <table:table-cell table:number-columns-repeated="1013"/>
          <table:table-cell table:style-name="ce22" table:number-columns-repeated="2"/>
          <table:table-cell table:style-name="ce51" table:number-columns-repeated="4"/>
        </table:table-row>
        <table:table-row table:style-name="ro5">
          <table:table-cell table:style-name="ce14" office:value-type="float" office:value="11603" calcext:value-type="float">
            <text:p>11603</text:p>
          </table:table-cell>
          <table:table-cell table:style-name="ce14" office:value-type="string" calcext:value-type="string">
            <text:p>MEDALLAS Y TROFEOS</text:p>
          </table:table-cell>
          <table:table-cell table:style-name="ce30" office:value-type="float" office:value="51113708" calcext:value-type="float">
            <text:p>51113708</text:p>
          </table:table-cell>
          <table:table-cell table:style-name="ce30" office:value-type="float" office:value="19100108" calcext:value-type="float">
            <text:p>19100108</text:p>
          </table:table-cell>
          <table:table-cell table:style-name="ce33"/>
          <table:table-cell table:number-columns-repeated="1013"/>
          <table:table-cell table:style-name="ce22" table:number-columns-repeated="2"/>
          <table:table-cell table:style-name="ce51" table:number-columns-repeated="4"/>
        </table:table-row>
        <table:table-row table:style-name="ro5"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Elementos y Suministros de Laboratorio 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0117" calcext:value-type="float">
            <text:p>19100117</text:p>
          </table:table-cell>
          <table:table-cell table:style-name="ce33" table:formula="of:=VLOOKUP([.C61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5">
          <table:table-cell table:style-name="ce14" office:value-type="float" office:value="11701" calcext:value-type="float">
            <text:p>11701</text:p>
          </table:table-cell>
          <table:table-cell table:style-name="ce14" office:value-type="string" calcext:value-type="string">
            <text:p>Insumos de laboratorio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0" office:value-type="float" office:value="19100117" calcext:value-type="float">
            <text:p>19100117</text:p>
          </table:table-cell>
          <table:table-cell table:style-name="ce33" table:formula="of:=VLOOKUP([.C62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5">
          <table:table-cell table:style-name="ce14" office:value-type="float" office:value="11702" calcext:value-type="float">
            <text:p>11702</text:p>
          </table:table-cell>
          <table:table-cell table:style-name="ce14" office:value-type="string" calcext:value-type="string">
            <text:p>Material de vidrio para laboratorio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0" office:value-type="float" office:value="19100117" calcext:value-type="float">
            <text:p>19100117</text:p>
          </table:table-cell>
          <table:table-cell table:style-name="ce33" table:formula="of:=VLOOKUP([.C63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5">
          <table:table-cell table:style-name="ce14" office:value-type="float" office:value="11703" calcext:value-type="float">
            <text:p>11703</text:p>
          </table:table-cell>
          <table:table-cell table:style-name="ce14" office:value-type="string" calcext:value-type="string">
            <text:p>Reactivos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0" office:value-type="float" office:value="19100117" calcext:value-type="float">
            <text:p>19100117</text:p>
          </table:table-cell>
          <table:table-cell table:style-name="ce33" table:formula="of:=VLOOKUP([.C64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5">
          <table:table-cell table:style-name="ce14" office:value-type="float" office:value="11704" calcext:value-type="float">
            <text:p>11704</text:p>
          </table:table-cell>
          <table:table-cell table:style-name="ce14" office:value-type="string" calcext:value-type="string">
            <text:p>Elementos de consumo para laboratorio de música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0" office:value-type="float" office:value="19100117" calcext:value-type="float">
            <text:p>19100117</text:p>
          </table:table-cell>
          <table:table-cell table:style-name="ce33" table:formula="of:=VLOOKUP([.C65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5">
          <table:table-cell table:style-name="ce11" office:value-type="float" office:value="121" calcext:value-type="float">
            <text:p>121</text:p>
          </table:table-cell>
          <table:table-cell table:style-name="ce25" office:value-type="string" calcext:value-type="string">
            <text:p>Capacitación,Bienestar Social y Estímulos</text:p>
          </table:table-cell>
          <table:table-cell table:style-name="ce25" office:value-type="float" office:value="51111401" calcext:value-type="float">
            <text:p>51111401</text:p>
          </table:table-cell>
          <table:table-cell table:style-name="ce25" office:value-type="float" office:value="19102300" calcext:value-type="float">
            <text:p>19102300</text:p>
          </table:table-cell>
          <table:table-cell table:style-name="ce33" table:formula="of:=VLOOKUP([.C66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1" office:value-type="float" office:value="125" calcext:value-type="float">
            <text:p>125</text:p>
          </table:table-cell>
          <table:table-cell table:style-name="ce16" office:value-type="string" calcext:value-type="string">
            <text:p>Materiales y Suministros</text:p>
          </table:table-cell>
          <table:table-cell table:style-name="ce34" table:formula="of:=VLOOKUP([.A67:.A177];['Grupos Acces'.A$3:.D$75];3;0)" office:value-type="float" office:value="51111401" calcext:value-type="float">
            <text:p>51111401</text:p>
          </table:table-cell>
          <table:table-cell table:style-name="ce34" table:formula="of:=VLOOKUP([.A67:.A177];['Grupos Acces'.A$3:.D$75];4;0)" office:value-type="float" office:value="19100101" calcext:value-type="float">
            <text:p>19100101</text:p>
          </table:table-cell>
          <table:table-cell table:style-name="ce33" table:formula="of:=VLOOKUP([.C67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4" office:value-type="float" office:value="12501" calcext:value-type="float">
            <text:p>12501</text:p>
          </table:table-cell>
          <table:table-cell table:style-name="ce17" office:value-type="string" calcext:value-type="string">
            <text:p>Materiales y suministros en General</text:p>
          </table:table-cell>
          <table:table-cell table:style-name="ce31" table:formula="of:=VLOOKUP([.A68:.A178];['Grupos Acces'.A$3:.D$75];3;0)" office:value-type="float" office:value="51111401" calcext:value-type="float">
            <text:p>51111401</text:p>
          </table:table-cell>
          <table:table-cell table:style-name="ce31" table:formula="of:=VLOOKUP([.A68:.A178];['Grupos Acces'.A$3:.D$75];4;0)" office:value-type="float" office:value="19100101" calcext:value-type="float">
            <text:p>19100101</text:p>
          </table:table-cell>
          <table:table-cell table:style-name="ce33" table:formula="of:=VLOOKUP([.C68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3">
          <table:table-cell table:style-name="ce14" office:value-type="float" office:value="12502" calcext:value-type="float">
            <text:p>12502</text:p>
          </table:table-cell>
          <table:table-cell table:style-name="ce17" office:value-type="string" calcext:value-type="string">
            <text:p>Material educativo</text:p>
          </table:table-cell>
          <table:table-cell table:style-name="ce31" table:formula="of:=VLOOKUP([.A69:.A179];['Grupos Acces'.A$3:.D$75];3;0)" office:value-type="float" office:value="51111401" calcext:value-type="float">
            <text:p>51111401</text:p>
          </table:table-cell>
          <table:table-cell table:style-name="ce31" table:formula="of:=VLOOKUP([.A69:.A179];['Grupos Acces'.A$3:.D$75];4;0)" office:value-type="float" office:value="19100102" calcext:value-type="float">
            <text:p>19100102</text:p>
          </table:table-cell>
          <table:table-cell table:style-name="ce33" table:formula="of:=VLOOKUP([.C69];['Grupos Acces'.C$2:.E$74];3;0)" office:value-type="string" office:string-value="PUBLICACIONES,REVISTAS PARA VENTA U OBSEQUIO" calcext:value-type="string">
            <text:p>PUBLICACIONES,REVISTAS PARA VENTA U OBSEQUIO</text:p>
          </table:table-cell>
          <table:table-cell table:number-columns-repeated="1019"/>
        </table:table-row>
        <table:table-row table:style-name="ro5">
          <table:table-cell table:style-name="ce14" office:value-type="float" office:value="12503" calcext:value-type="float">
            <text:p>12503</text:p>
          </table:table-cell>
          <table:table-cell table:style-name="ce17" office:value-type="string" calcext:value-type="string">
            <text:p>Fotocopias</text:p>
          </table:table-cell>
          <table:table-cell table:style-name="ce32" office:value-type="float" office:value="5111220100" calcext:value-type="float">
            <text:p>5111220100</text:p>
          </table:table-cell>
          <table:table-cell table:style-name="ce30" office:value-type="float" office:value="1910010500" calcext:value-type="float">
            <text:p>1910010500</text:p>
          </table:table-cell>
          <table:table-cell table:style-name="ce33" table:formula="of:=VLOOKUP([.C70];['Grupos Acces'.C$2:.E$74];3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7"/>
          <table:table-cell table:style-name="ce37" office:value-type="float" office:value="51115801" calcext:value-type="float">
            <text:p>51115801</text:p>
          </table:table-cell>
          <table:table-cell table:style-name="ce37" office:value-type="float" office:value="19102401" calcext:value-type="float">
            <text:p>19102401</text:p>
          </table:table-cell>
          <table:table-cell table:style-name="ce33"/>
          <table:table-cell table:number-columns-repeated="1019"/>
        </table:table-row>
        <table:table-row table:style-name="ro3">
          <table:table-cell table:style-name="ce15" office:value-type="float" office:value="126" calcext:value-type="float">
            <text:p>126</text:p>
          </table:table-cell>
          <table:table-cell table:style-name="ce26"/>
          <table:table-cell table:style-name="ce39" table:number-columns-repeated="2"/>
          <table:table-cell table:style-name="ce45" table:formula="of:=VLOOKUP([.C72];['Grupos Acces'.C$2:.E$74];3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3">
          <table:table-cell table:style-name="ce14" office:value-type="float" office:value="12601" calcext:value-type="float">
            <text:p>12601</text:p>
          </table:table-cell>
          <table:table-cell table:style-name="ce17" office:value-type="string" calcext:value-type="string">
            <text:p>Otros Cargos Diferidos</text:p>
          </table:table-cell>
          <table:table-cell table:style-name="ce31" table:formula="of:=VLOOKUP([.A73:.A182];['Grupos Acces'.A$3:.D$75];3;0)" office:value-type="float" office:value="51119002" calcext:value-type="float">
            <text:p>51119002</text:p>
          </table:table-cell>
          <table:table-cell table:style-name="ce31" table:formula="of:=VLOOKUP([.A73:.A182];['Grupos Acces'.A$3:.D$75];4;0)" office:value-type="float" office:value="19109003" calcext:value-type="float">
            <text:p>19109003</text:p>
          </table:table-cell>
          <table:table-cell table:style-name="ce33" table:formula="of:=VLOOKUP([.C73];['Grupos Acces'.C$2:.E$74];3;0)" office:value-type="string" office:string-value="OTROS CARGOS DIFERIDOS" calcext:value-type="string">
            <text:p>OTROS CARGOS DIFERIDOS</text:p>
          </table:table-cell>
          <table:table-cell table:number-columns-repeated="1019"/>
        </table:table-row>
        <table:table-row table:style-name="ro3">
          <table:table-cell table:style-name="ce14" office:value-type="float" office:value="12602" calcext:value-type="float">
            <text:p>12602</text:p>
          </table:table-cell>
          <table:table-cell table:style-name="ce17" office:value-type="string" calcext:value-type="string">
            <text:p>Impresos y Publicaciones</text:p>
          </table:table-cell>
          <table:table-cell table:style-name="ce40" office:value-type="float" office:value="5111210200" calcext:value-type="float">
            <text:p>5111210200</text:p>
          </table:table-cell>
          <table:table-cell table:style-name="ce31" table:formula="of:=VLOOKUP([.A74:.A183];['Grupos Acces'.A$3:.D$75];4;0)" office:value-type="float" office:value="19109002" calcext:value-type="float">
            <text:p>19109002</text:p>
          </table:table-cell>
          <table:table-cell table:style-name="ce33" table:formula="of:=VLOOKUP([.C74];['Grupos Acces'.C$2:.E$74];3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3">
          <table:table-cell table:style-name="ce14" office:value-type="float" office:value="12603" calcext:value-type="float">
            <text:p>12603</text:p>
          </table:table-cell>
          <table:table-cell table:style-name="ce17" office:value-type="string" calcext:value-type="string">
            <text:p>Licencias de consumo</text:p>
          </table:table-cell>
          <table:table-cell table:style-name="ce37" office:value-type="float" office:value="51111401" calcext:value-type="float">
            <text:p>51111401</text:p>
          </table:table-cell>
          <table:table-cell table:style-name="ce37" office:value-type="float" office:value="19100101" calcext:value-type="float">
            <text:p>19100101</text:p>
          </table:table-cell>
          <table:table-cell table:style-name="ce33"/>
          <table:table-cell table:number-columns-repeated="1019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Elementos Devolutivos</text:p>
          </table:table-cell>
          <table:table-cell table:style-name="ce31" table:number-columns-repeated="2"/>
          <table:table-cell table:style-name="ce33" table:formula="of:=VLOOKUP([.C76];['Grupos Acces'.C$2:.E$74];3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3">
          <table:table-cell table:style-name="ce16" office:value-type="float" office:value="201" calcext:value-type="float">
            <text:p>201</text:p>
          </table:table-cell>
          <table:table-cell table:style-name="ce16" office:value-type="string" calcext:value-type="string">
            <text:p>Armas</text:p>
          </table:table-cell>
          <table:table-cell table:style-name="ce34" table:formula="of:=VLOOKUP([.A77:.A177];['Grupos Acces'.A$3:.D$75];3;0)" office:value-type="float" office:value="16551001" calcext:value-type="float">
            <text:p>16551001</text:p>
          </table:table-cell>
          <table:table-cell table:style-name="ce34" table:formula="of:=VLOOKUP([.A77:.A177];['Grupos Acces'.A$3:.D$75];4;0)" office:value-type="float" office:value="16350101" calcext:value-type="float">
            <text:p>16350101</text:p>
          </table:table-cell>
          <table:table-cell table:style-name="ce33" table:formula="of:=VLOOKUP([.C77];['Grupos Acces'.C$2:.E$74];3;0)" office:value-type="string" office:string-value="ARMAS ACCESORIOS Y REPUESTOS" calcext:value-type="string">
            <text:p>ARMAS ACCESORIOS Y REPUESTOS</text:p>
          </table:table-cell>
          <table:table-cell table:number-columns-repeated="1019"/>
        </table:table-row>
        <table:table-row table:style-name="ro3">
          <table:table-cell table:style-name="ce17" office:value-type="float" office:value="20101" calcext:value-type="float">
            <text:p>20101</text:p>
          </table:table-cell>
          <table:table-cell table:style-name="ce17" office:value-type="string" calcext:value-type="string">
            <text:p>Armas de fuego</text:p>
          </table:table-cell>
          <table:table-cell table:style-name="ce31" office:value-type="float" office:value="16551001" calcext:value-type="float">
            <text:p>16551001</text:p>
          </table:table-cell>
          <table:table-cell table:style-name="ce31" office:value-type="float" office:value="16350101" calcext:value-type="float">
            <text:p>16350101</text:p>
          </table:table-cell>
          <table:table-cell table:style-name="ce33" table:formula="of:=VLOOKUP([.C78];['Grupos Acces'.C$2:.E$74];3;0)" office:value-type="string" office:string-value="ARMAS ACCESORIOS Y REPUESTOS" calcext:value-type="string">
            <text:p>ARMAS ACCESORIOS Y REPUESTOS</text:p>
          </table:table-cell>
          <table:table-cell table:number-columns-repeated="1019"/>
        </table:table-row>
        <table:table-row table:style-name="ro3">
          <table:table-cell table:style-name="ce17" office:value-type="float" office:value="20102" calcext:value-type="float">
            <text:p>20102</text:p>
          </table:table-cell>
          <table:table-cell table:style-name="ce17" office:value-type="string" calcext:value-type="string">
            <text:p>Accesorios para armas de fuego</text:p>
          </table:table-cell>
          <table:table-cell table:style-name="ce31" office:value-type="float" office:value="16551001" calcext:value-type="float">
            <text:p>16551001</text:p>
          </table:table-cell>
          <table:table-cell table:style-name="ce31" office:value-type="float" office:value="16350101" calcext:value-type="float">
            <text:p>16350101</text:p>
          </table:table-cell>
          <table:table-cell table:style-name="ce33" table:formula="of:=VLOOKUP([.C79];['Grupos Acces'.C$2:.E$74];3;0)" office:value-type="string" office:string-value="ARMAS ACCESORIOS Y REPUESTOS" calcext:value-type="string">
            <text:p>ARMAS ACCESORIOS Y REPUESTOS</text:p>
          </table:table-cell>
          <table:table-cell table:number-columns-repeated="1019"/>
        </table:table-row>
        <table:table-row table:style-name="ro3">
          <table:table-cell table:style-name="ce16" office:value-type="float" office:value="202" calcext:value-type="float">
            <text:p>202</text:p>
          </table:table-cell>
          <table:table-cell table:style-name="ce16" office:value-type="string" calcext:value-type="string">
            <text:p>Discotecas y musicotecas</text:p>
          </table:table-cell>
          <table:table-cell table:style-name="ce34" table:formula="of:=VLOOKUP([.A80:.A177];['Grupos Acces'.A$3:.D$75];3;0)" office:value-type="float" office:value="16550502" calcext:value-type="float">
            <text:p>16550502</text:p>
          </table:table-cell>
          <table:table-cell table:style-name="ce34" table:formula="of:=VLOOKUP([.A80:.A177];['Grupos Acces'.A$3:.D$75];4;0)" office:value-type="float" office:value="16350302" calcext:value-type="float">
            <text:p>16350302</text:p>
          </table:table-cell>
          <table:table-cell table:style-name="ce33" table:formula="of:=VLOOKUP([.C80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0201" calcext:value-type="float">
            <text:p>20201</text:p>
          </table:table-cell>
          <table:table-cell table:style-name="ce17" office:value-type="string" calcext:value-type="string">
            <text:p>Juegos de luces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81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0202" calcext:value-type="float">
            <text:p>20202</text:p>
          </table:table-cell>
          <table:table-cell table:style-name="ce17" office:value-type="string" calcext:value-type="string">
            <text:p>Accesorios para juegos de luces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82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0203" calcext:value-type="float">
            <text:p>20203</text:p>
          </table:table-cell>
          <table:table-cell table:style-name="ce17" office:value-type="string" calcext:value-type="string">
            <text:p>Equipo de sonido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83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0204" calcext:value-type="float">
            <text:p>20204</text:p>
          </table:table-cell>
          <table:table-cell table:style-name="ce17" office:value-type="string" calcext:value-type="string">
            <text:p>Accesorios para equipos de sonido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84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0205" calcext:value-type="float">
            <text:p>20205</text:p>
          </table:table-cell>
          <table:table-cell table:style-name="ce17" office:value-type="string" calcext:value-type="string">
            <text:p>Tarimas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85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0206" calcext:value-type="float">
            <text:p>20206</text:p>
          </table:table-cell>
          <table:table-cell table:style-name="ce17" office:value-type="string" calcext:value-type="string">
            <text:p>Accesorios para tarimas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86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0207" calcext:value-type="float">
            <text:p>20207</text:p>
          </table:table-cell>
          <table:table-cell table:style-name="ce17" office:value-type="string" calcext:value-type="string">
            <text:p>Colecciones musicales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87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6" office:value-type="float" office:value="203" calcext:value-type="float">
            <text:p>203</text:p>
          </table:table-cell>
          <table:table-cell table:style-name="ce16" office:value-type="string" calcext:value-type="string">
            <text:p>Elementos de culto</text:p>
          </table:table-cell>
          <table:table-cell table:style-name="ce34" table:formula="of:=VLOOKUP([.A88:.A179];['Grupos Acces'.A$3:.D$75];3;0)" office:value-type="float" office:value="19600303" calcext:value-type="float">
            <text:p>19600303</text:p>
          </table:table-cell>
          <table:table-cell table:style-name="ce34" table:formula="of:=VLOOKUP([.A88:.A179];['Grupos Acces'.A$3:.D$75];4;0)" office:value-type="float" office:value="16359003" calcext:value-type="float">
            <text:p>16359003</text:p>
          </table:table-cell>
          <table:table-cell table:style-name="ce33" table:formula="of:=VLOOKUP([.C88];['Grupos Acces'.C$2:.E$74];3;0)" office:value-type="string" office:string-value="ELEMENTOS DE CULTO" calcext:value-type="string">
            <text:p>ELEMENTOS DE CULTO</text:p>
          </table:table-cell>
          <table:table-cell table:number-columns-repeated="1019"/>
        </table:table-row>
        <table:table-row table:style-name="ro3">
          <table:table-cell table:style-name="ce17" office:value-type="float" office:value="20301" calcext:value-type="float">
            <text:p>20301</text:p>
          </table:table-cell>
          <table:table-cell table:style-name="ce17" office:value-type="string" calcext:value-type="string">
            <text:p>Ornamentos</text:p>
          </table:table-cell>
          <table:table-cell table:style-name="ce31" office:value-type="float" office:value="19600303" calcext:value-type="float">
            <text:p>19600303</text:p>
          </table:table-cell>
          <table:table-cell table:style-name="ce31" office:value-type="float" office:value="16359003" calcext:value-type="float">
            <text:p>16359003</text:p>
          </table:table-cell>
          <table:table-cell table:style-name="ce33" table:formula="of:=VLOOKUP([.C89];['Grupos Acces'.C$2:.E$74];3;0)" office:value-type="string" office:string-value="ELEMENTOS DE CULTO" calcext:value-type="string">
            <text:p>ELEMENTOS DE CULTO</text:p>
          </table:table-cell>
          <table:table-cell table:number-columns-repeated="1019"/>
        </table:table-row>
        <table:table-row table:style-name="ro3">
          <table:table-cell table:style-name="ce17" office:value-type="float" office:value="20302" calcext:value-type="float">
            <text:p>20302</text:p>
          </table:table-cell>
          <table:table-cell table:style-name="ce17" office:value-type="string" calcext:value-type="string">
            <text:p>Vestiduras litúrgicas y ropa de altar</text:p>
          </table:table-cell>
          <table:table-cell table:style-name="ce31" office:value-type="float" office:value="19600303" calcext:value-type="float">
            <text:p>19600303</text:p>
          </table:table-cell>
          <table:table-cell table:style-name="ce31" office:value-type="float" office:value="16359003" calcext:value-type="float">
            <text:p>16359003</text:p>
          </table:table-cell>
          <table:table-cell table:style-name="ce33" table:formula="of:=VLOOKUP([.C90];['Grupos Acces'.C$2:.E$74];3;0)" office:value-type="string" office:string-value="ELEMENTOS DE CULTO" calcext:value-type="string">
            <text:p>ELEMENTOS DE CULTO</text:p>
          </table:table-cell>
          <table:table-cell table:number-columns-repeated="1019"/>
        </table:table-row>
        <table:table-row table:style-name="ro3">
          <table:table-cell table:style-name="ce17" office:value-type="float" office:value="20303" calcext:value-type="float">
            <text:p>20303</text:p>
          </table:table-cell>
          <table:table-cell table:style-name="ce17" office:value-type="string" calcext:value-type="string">
            <text:p>Símbolos y objetos patrios</text:p>
          </table:table-cell>
          <table:table-cell table:style-name="ce31" office:value-type="float" office:value="19600303" calcext:value-type="float">
            <text:p>19600303</text:p>
          </table:table-cell>
          <table:table-cell table:style-name="ce31" office:value-type="float" office:value="16359003" calcext:value-type="float">
            <text:p>16359003</text:p>
          </table:table-cell>
          <table:table-cell table:style-name="ce33" table:formula="of:=VLOOKUP([.C91];['Grupos Acces'.C$2:.E$74];3;0)" office:value-type="string" office:string-value="ELEMENTOS DE CULTO" calcext:value-type="string">
            <text:p>ELEMENTOS DE CULTO</text:p>
          </table:table-cell>
          <table:table-cell table:number-columns-repeated="1019"/>
        </table:table-row>
        <table:table-row table:style-name="ro3">
          <table:table-cell table:style-name="ce16" office:value-type="float" office:value="204" calcext:value-type="float">
            <text:p>204</text:p>
          </table:table-cell>
          <table:table-cell table:style-name="ce16" office:value-type="string" calcext:value-type="string">
            <text:p>Elementos de museo, cuadros y pinturas</text:p>
          </table:table-cell>
          <table:table-cell table:style-name="ce34" table:formula="of:=VLOOKUP([.A92:.A183];['Grupos Acces'.A$3:.D$75];3;0)" office:value-type="float" office:value="19600104" calcext:value-type="float">
            <text:p>19600104</text:p>
          </table:table-cell>
          <table:table-cell table:style-name="ce34" table:formula="of:=VLOOKUP([.A92:.A183];['Grupos Acces'.A$3:.D$75];4;0)" office:value-type="float" office:value="16350304" calcext:value-type="float">
            <text:p>16350304</text:p>
          </table:table-cell>
          <table:table-cell table:style-name="ce33" table:formula="of:=VLOOKUP([.C92];['Grupos Acces'.C$2:.E$74];3;0)" office:value-type="string" office:string-value="CUADROS Y PINTURAS" calcext:value-type="string">
            <text:p>CUADROS Y PINTURAS</text:p>
          </table:table-cell>
          <table:table-cell table:number-columns-repeated="1019"/>
        </table:table-row>
        <table:table-row table:style-name="ro3">
          <table:table-cell table:style-name="ce17" office:value-type="float" office:value="20401" calcext:value-type="float">
            <text:p>20401</text:p>
          </table:table-cell>
          <table:table-cell table:style-name="ce17" office:value-type="string" calcext:value-type="string">
            <text:p>Esculturas</text:p>
          </table:table-cell>
          <table:table-cell table:style-name="ce31" office:value-type="float" office:value="19600104" calcext:value-type="float">
            <text:p>19600104</text:p>
          </table:table-cell>
          <table:table-cell table:style-name="ce31" office:value-type="float" office:value="16350304" calcext:value-type="float">
            <text:p>16350304</text:p>
          </table:table-cell>
          <table:table-cell table:style-name="ce33" table:formula="of:=VLOOKUP([.C93];['Grupos Acces'.C$2:.E$74];3;0)" office:value-type="string" office:string-value="CUADROS Y PINTURAS" calcext:value-type="string">
            <text:p>CUADROS Y PINTURAS</text:p>
          </table:table-cell>
          <table:table-cell table:number-columns-repeated="1019"/>
        </table:table-row>
        <table:table-row table:style-name="ro3">
          <table:table-cell table:style-name="ce17" office:value-type="float" office:value="20402" calcext:value-type="float">
            <text:p>20402</text:p>
          </table:table-cell>
          <table:table-cell table:style-name="ce17" office:value-type="string" calcext:value-type="string">
            <text:p>Pinturas</text:p>
          </table:table-cell>
          <table:table-cell table:style-name="ce31" office:value-type="float" office:value="19600104" calcext:value-type="float">
            <text:p>19600104</text:p>
          </table:table-cell>
          <table:table-cell table:style-name="ce31" office:value-type="float" office:value="16350304" calcext:value-type="float">
            <text:p>16350304</text:p>
          </table:table-cell>
          <table:table-cell table:style-name="ce33" table:formula="of:=VLOOKUP([.C94];['Grupos Acces'.C$2:.E$74];3;0)" office:value-type="string" office:string-value="CUADROS Y PINTURAS" calcext:value-type="string">
            <text:p>CUADROS Y PINTURAS</text:p>
          </table:table-cell>
          <table:table-cell table:number-columns-repeated="1019"/>
        </table:table-row>
        <table:table-row table:style-name="ro3">
          <table:table-cell table:style-name="ce17" office:value-type="float" office:value="20403" calcext:value-type="float">
            <text:p>20403</text:p>
          </table:table-cell>
          <table:table-cell table:style-name="ce17" office:value-type="string" calcext:value-type="string">
            <text:p>Biologia</text:p>
          </table:table-cell>
          <table:table-cell table:style-name="ce31" office:value-type="float" office:value="19600104" calcext:value-type="float">
            <text:p>19600104</text:p>
          </table:table-cell>
          <table:table-cell table:style-name="ce31" office:value-type="float" office:value="16350304" calcext:value-type="float">
            <text:p>16350304</text:p>
          </table:table-cell>
          <table:table-cell table:style-name="ce33" table:formula="of:=VLOOKUP([.C95];['Grupos Acces'.C$2:.E$74];3;0)" office:value-type="string" office:string-value="CUADROS Y PINTURAS" calcext:value-type="string">
            <text:p>CUADROS Y PINTURAS</text:p>
          </table:table-cell>
          <table:table-cell table:number-columns-repeated="1019"/>
        </table:table-row>
        <table:table-row table:style-name="ro3">
          <table:table-cell table:style-name="ce17" office:value-type="float" office:value="20404" calcext:value-type="float">
            <text:p>20404</text:p>
          </table:table-cell>
          <table:table-cell table:style-name="ce17" office:value-type="string" calcext:value-type="string">
            <text:p>Humana</text:p>
          </table:table-cell>
          <table:table-cell table:style-name="ce31" office:value-type="float" office:value="19600104" calcext:value-type="float">
            <text:p>19600104</text:p>
          </table:table-cell>
          <table:table-cell table:style-name="ce31" office:value-type="float" office:value="16350304" calcext:value-type="float">
            <text:p>16350304</text:p>
          </table:table-cell>
          <table:table-cell table:style-name="ce33" table:formula="of:=VLOOKUP([.C96];['Grupos Acces'.C$2:.E$74];3;0)" office:value-type="string" office:string-value="CUADROS Y PINTURAS" calcext:value-type="string">
            <text:p>CUADROS Y PINTURAS</text:p>
          </table:table-cell>
          <table:table-cell table:number-columns-repeated="1019"/>
        </table:table-row>
        <table:table-row table:style-name="ro3">
          <table:table-cell table:style-name="ce16" office:value-type="float" office:value="206" calcext:value-type="float">
            <text:p>206</text:p>
          </table:table-cell>
          <table:table-cell table:style-name="ce16" office:value-type="string" calcext:value-type="string">
            <text:p>Equipos <text:s/>y <text:s/>máquinas para procesar alimentos</text:p>
          </table:table-cell>
          <table:table-cell table:style-name="ce34" table:formula="of:=VLOOKUP([.A97:.A188];['Grupos Acces'.A$3:.D$75];3;0)" office:value-type="float" office:value="16800206" calcext:value-type="float">
            <text:p>16800206</text:p>
          </table:table-cell>
          <table:table-cell table:style-name="ce34" table:formula="of:=VLOOKUP([.A97:.A188];['Grupos Acces'.A$3:.D$75];4;0)" office:value-type="float" office:value="16351106" calcext:value-type="float">
            <text:p>16351106</text:p>
          </table:table-cell>
          <table:table-cell table:style-name="ce33" table:formula="of:=VLOOKUP([.C97];['Grupos Acces'.C$2:.E$74];3;0)" office:value-type="string" office:string-value="EQUIPO Y MAQUINARIA COMEDOR Y COCINA" calcext:value-type="string">
            <text:p>EQUIPO Y MAQUINARIA COMEDOR Y COCINA</text:p>
          </table:table-cell>
          <table:table-cell table:number-columns-repeated="1019"/>
        </table:table-row>
        <table:table-row table:style-name="ro3">
          <table:table-cell table:style-name="ce17" office:value-type="float" office:value="20601" calcext:value-type="float">
            <text:p>20601</text:p>
          </table:table-cell>
          <table:table-cell table:style-name="ce17" office:value-type="string" calcext:value-type="string">
            <text:p>Equipos para despensa y cocina</text:p>
          </table:table-cell>
          <table:table-cell table:style-name="ce31" office:value-type="float" office:value="16800206" calcext:value-type="float">
            <text:p>16800206</text:p>
          </table:table-cell>
          <table:table-cell table:style-name="ce31" office:value-type="float" office:value="16351106" calcext:value-type="float">
            <text:p>16351106</text:p>
          </table:table-cell>
          <table:table-cell table:style-name="ce33" table:formula="of:=VLOOKUP([.C98];['Grupos Acces'.C$2:.E$74];3;0)" office:value-type="string" office:string-value="EQUIPO Y MAQUINARIA COMEDOR Y COCINA" calcext:value-type="string">
            <text:p>EQUIPO Y MAQUINARIA COMEDOR Y COCINA</text:p>
          </table:table-cell>
          <table:table-cell table:number-columns-repeated="1019"/>
        </table:table-row>
        <table:table-row table:style-name="ro3">
          <table:table-cell table:style-name="ce16" office:value-type="float" office:value="207" calcext:value-type="float">
            <text:p>207</text:p>
          </table:table-cell>
          <table:table-cell table:style-name="ce16" office:value-type="string" calcext:value-type="string">
            <text:p>Equipo y maquinaria para comunicaciones</text:p>
          </table:table-cell>
          <table:table-cell table:style-name="ce34" table:formula="of:=VLOOKUP([.A99:.A189];['Grupos Acces'.A$3:.D$75];3;0)" office:value-type="float" office:value="16700107" calcext:value-type="float">
            <text:p>16700107</text:p>
          </table:table-cell>
          <table:table-cell table:style-name="ce34" table:formula="of:=VLOOKUP([.A99:.A189];['Grupos Acces'.A$3:.D$75];4;0)" office:value-type="float" office:value="16350407" calcext:value-type="float">
            <text:p>16350407</text:p>
          </table:table-cell>
          <table:table-cell table:style-name="ce33" table:formula="of:=VLOOKUP([.C99];['Grupos Acces'.C$2:.E$74];3;0)" office:value-type="string" office:string-value="EQUIPO Y MAQUINARIA PARA COMUNICACIÓN" calcext:value-type="string">
            <text:p>EQUIPO Y MAQUINARIA PARA COMUNICACIÓN</text:p>
          </table:table-cell>
          <table:table-cell table:number-columns-repeated="1019"/>
        </table:table-row>
        <table:table-row table:style-name="ro3">
          <table:table-cell table:style-name="ce17" office:value-type="float" office:value="20701" calcext:value-type="float">
            <text:p>20701</text:p>
          </table:table-cell>
          <table:table-cell table:style-name="ce17" office:value-type="string" calcext:value-type="string">
            <text:p>Equipos para comunicación en audio</text:p>
          </table:table-cell>
          <table:table-cell table:style-name="ce31" office:value-type="float" office:value="16700107" calcext:value-type="float">
            <text:p>16700107</text:p>
          </table:table-cell>
          <table:table-cell table:style-name="ce31" office:value-type="float" office:value="16350407" calcext:value-type="float">
            <text:p>16350407</text:p>
          </table:table-cell>
          <table:table-cell table:style-name="ce33" table:formula="of:=VLOOKUP([.C100];['Grupos Acces'.C$2:.E$74];3;0)" office:value-type="string" office:string-value="EQUIPO Y MAQUINARIA PARA COMUNICACIÓN" calcext:value-type="string">
            <text:p>EQUIPO Y MAQUINARIA PARA COMUNICACIÓN</text:p>
          </table:table-cell>
          <table:table-cell table:number-columns-repeated="1019"/>
        </table:table-row>
        <table:table-row table:style-name="ro3">
          <table:table-cell table:style-name="ce17" office:value-type="float" office:value="20703" calcext:value-type="float">
            <text:p>20703</text:p>
          </table:table-cell>
          <table:table-cell table:style-name="ce17" office:value-type="string" calcext:value-type="string">
            <text:p>Equipos para comunicación en imágenes</text:p>
          </table:table-cell>
          <table:table-cell table:style-name="ce31" office:value-type="float" office:value="16700107" calcext:value-type="float">
            <text:p>16700107</text:p>
          </table:table-cell>
          <table:table-cell table:style-name="ce31" office:value-type="float" office:value="16350407" calcext:value-type="float">
            <text:p>16350407</text:p>
          </table:table-cell>
          <table:table-cell table:style-name="ce33" table:formula="of:=VLOOKUP([.C101];['Grupos Acces'.C$2:.E$74];3;0)" office:value-type="string" office:string-value="EQUIPO Y MAQUINARIA PARA COMUNICACIÓN" calcext:value-type="string">
            <text:p>EQUIPO Y MAQUINARIA PARA COMUNICACIÓN</text:p>
          </table:table-cell>
          <table:table-cell table:number-columns-repeated="1019"/>
        </table:table-row>
        <table:table-row table:style-name="ro3">
          <table:table-cell table:style-name="ce17" office:value-type="float" office:value="20704" calcext:value-type="float">
            <text:p>20704</text:p>
          </table:table-cell>
          <table:table-cell table:style-name="ce17" office:value-type="string" calcext:value-type="string">
            <text:p>Satélites, transmisores y antenas</text:p>
          </table:table-cell>
          <table:table-cell table:style-name="ce31" office:value-type="float" office:value="16700107" calcext:value-type="float">
            <text:p>16700107</text:p>
          </table:table-cell>
          <table:table-cell table:style-name="ce31" office:value-type="float" office:value="16350407" calcext:value-type="float">
            <text:p>16350407</text:p>
          </table:table-cell>
          <table:table-cell table:style-name="ce33" table:formula="of:=VLOOKUP([.C102];['Grupos Acces'.C$2:.E$74];3;0)" office:value-type="string" office:string-value="EQUIPO Y MAQUINARIA PARA COMUNICACIÓN" calcext:value-type="string">
            <text:p>EQUIPO Y MAQUINARIA PARA COMUNICACIÓN</text:p>
          </table:table-cell>
          <table:table-cell table:number-columns-repeated="1019"/>
        </table:table-row>
        <table:table-row table:style-name="ro3">
          <table:table-cell table:style-name="ce17" office:value-type="float" office:value="20705" calcext:value-type="float">
            <text:p>20705</text:p>
          </table:table-cell>
          <table:table-cell table:style-name="ce17" office:value-type="string" calcext:value-type="string">
            <text:p>Radares</text:p>
          </table:table-cell>
          <table:table-cell table:style-name="ce31" office:value-type="float" office:value="16700107" calcext:value-type="float">
            <text:p>16700107</text:p>
          </table:table-cell>
          <table:table-cell table:style-name="ce31" office:value-type="float" office:value="16350407" calcext:value-type="float">
            <text:p>16350407</text:p>
          </table:table-cell>
          <table:table-cell table:style-name="ce33" table:formula="of:=VLOOKUP([.C103];['Grupos Acces'.C$2:.E$74];3;0)" office:value-type="string" office:string-value="EQUIPO Y MAQUINARIA PARA COMUNICACIÓN" calcext:value-type="string">
            <text:p>EQUIPO Y MAQUINARIA PARA COMUNICACIÓN</text:p>
          </table:table-cell>
          <table:table-cell table:number-columns-repeated="1019"/>
        </table:table-row>
        <table:table-row table:style-name="ro3">
          <table:table-cell table:style-name="ce17" office:value-type="float" office:value="20790" calcext:value-type="float">
            <text:p>20790</text:p>
          </table:table-cell>
          <table:table-cell table:style-name="ce17" office:value-type="string" calcext:value-type="string">
            <text:p>Equipos para proyección de imágenes</text:p>
          </table:table-cell>
          <table:table-cell table:style-name="ce31" office:value-type="float" office:value="16700107" calcext:value-type="float">
            <text:p>16700107</text:p>
          </table:table-cell>
          <table:table-cell table:style-name="ce31" office:value-type="float" office:value="16350407" calcext:value-type="float">
            <text:p>16350407</text:p>
          </table:table-cell>
          <table:table-cell table:style-name="ce33" table:formula="of:=VLOOKUP([.C104];['Grupos Acces'.C$2:.E$74];3;0)" office:value-type="string" office:string-value="EQUIPO Y MAQUINARIA PARA COMUNICACIÓN" calcext:value-type="string">
            <text:p>EQUIPO Y MAQUINARIA PARA COMUNICACIÓN</text:p>
          </table:table-cell>
          <table:table-cell table:number-columns-repeated="1019"/>
        </table:table-row>
        <table:table-row table:style-name="ro3">
          <table:table-cell table:style-name="ce16" office:value-type="float" office:value="208" calcext:value-type="float">
            <text:p>208</text:p>
          </table:table-cell>
          <table:table-cell table:style-name="ce16" office:value-type="string" calcext:value-type="string">
            <text:p>Equipos y maquinarias industriales</text:p>
          </table:table-cell>
          <table:table-cell table:style-name="ce34" table:formula="of:=VLOOKUP([.A105:.A192];['Grupos Acces'.A$3:.D$75];3;0)" office:value-type="float" office:value="16550108" calcext:value-type="float">
            <text:p>16550108</text:p>
          </table:table-cell>
          <table:table-cell table:style-name="ce34" table:formula="of:=VLOOKUP([.A105:.A192];['Grupos Acces'.A$3:.D$75];4;0)" office:value-type="float" office:value="16350108" calcext:value-type="float">
            <text:p>16350108</text:p>
          </table:table-cell>
          <table:table-cell table:style-name="ce33" table:formula="of:=VLOOKUP([.C105];['Grupos Acces'.C$2:.E$74];3;0)" office:value-type="string" office:string-value="EQUIPO Y MAQUINARIA PARA CONSTRUCCION" calcext:value-type="string">
            <text:p>EQUIPO Y MAQUINARIA PARA CONSTRUCCION</text:p>
          </table:table-cell>
          <table:table-cell table:number-columns-repeated="1019"/>
        </table:table-row>
        <table:table-row table:style-name="ro3">
          <table:table-cell table:style-name="ce17" office:value-type="float" office:value="20801" calcext:value-type="float">
            <text:p>20801</text:p>
          </table:table-cell>
          <table:table-cell table:style-name="ce17" office:value-type="string" calcext:value-type="string">
            <text:p>Equipos para construcción</text:p>
          </table:table-cell>
          <table:table-cell table:style-name="ce31" office:value-type="float" office:value="16550108" calcext:value-type="float">
            <text:p>16550108</text:p>
          </table:table-cell>
          <table:table-cell table:style-name="ce31" office:value-type="float" office:value="16350108" calcext:value-type="float">
            <text:p>16350108</text:p>
          </table:table-cell>
          <table:table-cell table:style-name="ce33" table:formula="of:=VLOOKUP([.C106];['Grupos Acces'.C$2:.E$74];3;0)" office:value-type="string" office:string-value="EQUIPO Y MAQUINARIA PARA CONSTRUCCION" calcext:value-type="string">
            <text:p>EQUIPO Y MAQUINARIA PARA CONSTRUCCION</text:p>
          </table:table-cell>
          <table:table-cell table:number-columns-repeated="1019"/>
        </table:table-row>
        <table:table-row table:style-name="ro3">
          <table:table-cell table:style-name="ce17" office:value-type="float" office:value="20802" calcext:value-type="float">
            <text:p>20802</text:p>
          </table:table-cell>
          <table:table-cell table:style-name="ce17" office:value-type="string" calcext:value-type="string">
            <text:p>Equipos para taller</text:p>
          </table:table-cell>
          <table:table-cell table:style-name="ce31" office:value-type="float" office:value="16550108" calcext:value-type="float">
            <text:p>16550108</text:p>
          </table:table-cell>
          <table:table-cell table:style-name="ce31" office:value-type="float" office:value="16350108" calcext:value-type="float">
            <text:p>16350108</text:p>
          </table:table-cell>
          <table:table-cell table:style-name="ce33" table:formula="of:=VLOOKUP([.C107];['Grupos Acces'.C$2:.E$74];3;0)" office:value-type="string" office:string-value="EQUIPO Y MAQUINARIA PARA CONSTRUCCION" calcext:value-type="string">
            <text:p>EQUIPO Y MAQUINARIA PARA CONSTRUCCION</text:p>
          </table:table-cell>
          <table:table-cell table:number-columns-repeated="1019"/>
        </table:table-row>
        <table:table-row table:style-name="ro3">
          <table:table-cell table:style-name="ce17" office:value-type="float" office:value="20802" calcext:value-type="float">
            <text:p>20802</text:p>
          </table:table-cell>
          <table:table-cell table:style-name="ce17" office:value-type="string" calcext:value-type="string">
            <text:p>Equipos para aseo</text:p>
          </table:table-cell>
          <table:table-cell table:style-name="ce31" office:value-type="float" office:value="16550108" calcext:value-type="float">
            <text:p>16550108</text:p>
          </table:table-cell>
          <table:table-cell table:style-name="ce31" office:value-type="float" office:value="16350108" calcext:value-type="float">
            <text:p>16350108</text:p>
          </table:table-cell>
          <table:table-cell table:style-name="ce33" table:formula="of:=VLOOKUP([.C108];['Grupos Acces'.C$2:.E$74];3;0)" office:value-type="string" office:string-value="EQUIPO Y MAQUINARIA PARA CONSTRUCCION" calcext:value-type="string">
            <text:p>EQUIPO Y MAQUINARIA PARA CONSTRUCCION</text:p>
          </table:table-cell>
          <table:table-cell table:number-columns-repeated="1019"/>
        </table:table-row>
        <table:table-row table:style-name="ro3">
          <table:table-cell table:style-name="ce16" office:value-type="float" office:value="209" calcext:value-type="float">
            <text:p>209</text:p>
          </table:table-cell>
          <table:table-cell table:style-name="ce16" office:value-type="string" calcext:value-type="string">
            <text:p>Equipos y elementos para deporte</text:p>
          </table:table-cell>
          <table:table-cell table:style-name="ce34" table:formula="of:=VLOOKUP([.A109:.A193];['Grupos Acces'.A$3:.D$75];3;0)" office:value-type="float" office:value="16550609" calcext:value-type="float">
            <text:p>16550609</text:p>
          </table:table-cell>
          <table:table-cell table:style-name="ce34" table:formula="of:=VLOOKUP([.A109:.A193];['Grupos Acces'.A$3:.D$75];4;0)" office:value-type="float" office:value="16359009" calcext:value-type="float">
            <text:p>16359009</text:p>
          </table:table-cell>
          <table:table-cell table:style-name="ce33" table:formula="of:=VLOOKUP([.C109];['Grupos Acces'.C$2:.E$74];3;0)" office:value-type="string" office:string-value="EQUIPO Y MAQUINARIA PARA DEPORTES" calcext:value-type="string">
            <text:p>EQUIPO Y MAQUINARIA PARA DEPORTES</text:p>
          </table:table-cell>
          <table:table-cell table:number-columns-repeated="1019"/>
        </table:table-row>
        <table:table-row table:style-name="ro3">
          <table:table-cell table:style-name="ce17" office:value-type="float" office:value="20901" calcext:value-type="float">
            <text:p>20901</text:p>
          </table:table-cell>
          <table:table-cell table:style-name="ce17" office:value-type="string" calcext:value-type="string">
            <text:p>Máquinas para gimnasio</text:p>
          </table:table-cell>
          <table:table-cell table:style-name="ce31" office:value-type="float" office:value="16550609" calcext:value-type="float">
            <text:p>16550609</text:p>
          </table:table-cell>
          <table:table-cell table:style-name="ce31" office:value-type="float" office:value="16359009" calcext:value-type="float">
            <text:p>16359009</text:p>
          </table:table-cell>
          <table:table-cell table:style-name="ce33" table:formula="of:=VLOOKUP([.C110];['Grupos Acces'.C$2:.E$74];3;0)" office:value-type="string" office:string-value="EQUIPO Y MAQUINARIA PARA DEPORTES" calcext:value-type="string">
            <text:p>EQUIPO Y MAQUINARIA PARA DEPORTES</text:p>
          </table:table-cell>
          <table:table-cell table:number-columns-repeated="1019"/>
        </table:table-row>
        <table:table-row table:style-name="ro3">
          <table:table-cell table:style-name="ce17" office:value-type="float" office:value="20902" calcext:value-type="float">
            <text:p>20902</text:p>
          </table:table-cell>
          <table:table-cell table:style-name="ce17" office:value-type="string" calcext:value-type="string">
            <text:p>Elementos devolutivos para prácticas deportivas</text:p>
          </table:table-cell>
          <table:table-cell table:style-name="ce31" office:value-type="float" office:value="16550609" calcext:value-type="float">
            <text:p>16550609</text:p>
          </table:table-cell>
          <table:table-cell table:style-name="ce31" office:value-type="float" office:value="16359009" calcext:value-type="float">
            <text:p>16359009</text:p>
          </table:table-cell>
          <table:table-cell table:style-name="ce33" table:formula="of:=VLOOKUP([.C111];['Grupos Acces'.C$2:.E$74];3;0)" office:value-type="string" office:string-value="EQUIPO Y MAQUINARIA PARA DEPORTES" calcext:value-type="string">
            <text:p>EQUIPO Y MAQUINARIA PARA DEPORTES</text:p>
          </table:table-cell>
          <table:table-cell table:number-columns-repeated="1019"/>
        </table:table-row>
        <table:table-row table:style-name="ro3">
          <table:table-cell table:style-name="ce16" office:value-type="float" office:value="210" calcext:value-type="float">
            <text:p>210</text:p>
          </table:table-cell>
          <table:table-cell table:style-name="ce16" office:value-type="string" calcext:value-type="string">
            <text:p><text:s/>Equipos <text:s/>para <text:s/>laboratorios</text:p>
          </table:table-cell>
          <table:table-cell table:style-name="ce34" table:formula="of:=VLOOKUP([.A112:.A193];['Grupos Acces'.A$3:.D$75];3;0)" office:value-type="float" office:value="16600210" calcext:value-type="float">
            <text:p>16600210</text:p>
          </table:table-cell>
          <table:table-cell table:style-name="ce34" table:formula="of:=VLOOKUP([.A112:.A193];['Grupos Acces'.A$3:.D$75];4;0)" office:value-type="float" office:value="16350210" calcext:value-type="float">
            <text:p>16350210</text:p>
          </table:table-cell>
          <table:table-cell table:style-name="ce33" table:formula="of:=VLOOKUP([.C112];['Grupos Acces'.C$2:.E$74];3;0)" office:value-type="string" office:string-value="EQUIPO Y MAQUINARIA PARA LABORATORIO" calcext:value-type="string">
            <text:p>EQUIPO Y MAQUINARIA PARA LABORATORIO</text:p>
          </table:table-cell>
          <table:table-cell table:number-columns-repeated="1019"/>
        </table:table-row>
        <table:table-row table:style-name="ro3">
          <table:table-cell table:style-name="ce17" office:value-type="float" office:value="21001" calcext:value-type="float">
            <text:p>21001</text:p>
          </table:table-cell>
          <table:table-cell table:style-name="ce17" office:value-type="string" calcext:value-type="string">
            <text:p>Equipos de laboratorio</text:p>
          </table:table-cell>
          <table:table-cell table:style-name="ce31" office:value-type="float" office:value="16600210" calcext:value-type="float">
            <text:p>16600210</text:p>
          </table:table-cell>
          <table:table-cell table:style-name="ce31" office:value-type="float" office:value="16350210" calcext:value-type="float">
            <text:p>16350210</text:p>
          </table:table-cell>
          <table:table-cell table:style-name="ce33" table:formula="of:=VLOOKUP([.C113];['Grupos Acces'.C$2:.E$74];3;0)" office:value-type="string" office:string-value="EQUIPO Y MAQUINARIA PARA LABORATORIO" calcext:value-type="string">
            <text:p>EQUIPO Y MAQUINARIA PARA LABORATORIO</text:p>
          </table:table-cell>
          <table:table-cell table:number-columns-repeated="1019"/>
        </table:table-row>
        <table:table-row table:style-name="ro3">
          <table:table-cell table:style-name="ce17" office:value-type="float" office:value="21002" calcext:value-type="float">
            <text:p>21002</text:p>
          </table:table-cell>
          <table:table-cell table:style-name="ce17" office:value-type="string" calcext:value-type="string">
            <text:p>Instrumental para laboratorio</text:p>
          </table:table-cell>
          <table:table-cell table:style-name="ce31" office:value-type="float" office:value="16600210" calcext:value-type="float">
            <text:p>16600210</text:p>
          </table:table-cell>
          <table:table-cell table:style-name="ce31" office:value-type="float" office:value="16350210" calcext:value-type="float">
            <text:p>16350210</text:p>
          </table:table-cell>
          <table:table-cell table:style-name="ce33" table:formula="of:=VLOOKUP([.C114];['Grupos Acces'.C$2:.E$74];3;0)" office:value-type="string" office:string-value="EQUIPO Y MAQUINARIA PARA LABORATORIO" calcext:value-type="string">
            <text:p>EQUIPO Y MAQUINARIA PARA LABORATORIO</text:p>
          </table:table-cell>
          <table:table-cell table:number-columns-repeated="1019"/>
        </table:table-row>
        <table:table-row table:style-name="ro3">
          <table:table-cell table:style-name="ce16" office:value-type="float" office:value="211" calcext:value-type="float">
            <text:p>211</text:p>
          </table:table-cell>
          <table:table-cell table:style-name="ce16" office:value-type="string" calcext:value-type="string">
            <text:p><text:s text:c="2"/>Equipos <text:s/>y <text:s/>máquinas <text:s/>para <text:s/>medicina</text:p>
          </table:table-cell>
          <table:table-cell table:style-name="ce34" table:formula="of:=VLOOKUP([.A115:.A193];['Grupos Acces'.A$3:.D$75];3;0)" office:value-type="float" office:value="16609001" calcext:value-type="float">
            <text:p>16609001</text:p>
          </table:table-cell>
          <table:table-cell table:style-name="ce34" table:formula="of:=VLOOKUP([.A115:.A193];['Grupos Acces'.A$3:.D$75];4;0)" office:value-type="float" office:value="16350211" calcext:value-type="float">
            <text:p>16350211</text:p>
          </table:table-cell>
          <table:table-cell table:style-name="ce33" table:formula="of:=VLOOKUP([.C115];['Grupos Acces'.C$2:.E$74];3;0)" office:value-type="string" office:string-value="EQUIPOS PARA MEDICINA Y ODONTOLOGIA" calcext:value-type="string">
            <text:p>EQUIPOS PARA MEDICINA Y ODONTOLOGIA</text:p>
          </table:table-cell>
          <table:table-cell table:number-columns-repeated="1019"/>
        </table:table-row>
        <table:table-row table:style-name="ro3">
          <table:table-cell table:style-name="ce17" office:value-type="float" office:value="21101" calcext:value-type="float">
            <text:p>21101</text:p>
          </table:table-cell>
          <table:table-cell table:style-name="ce17" office:value-type="string" calcext:value-type="string">
            <text:p>Equipos de medicina</text:p>
          </table:table-cell>
          <table:table-cell table:style-name="ce31" office:value-type="float" office:value="16609001" calcext:value-type="float">
            <text:p>16609001</text:p>
          </table:table-cell>
          <table:table-cell table:style-name="ce31" office:value-type="float" office:value="16350211" calcext:value-type="float">
            <text:p>16350211</text:p>
          </table:table-cell>
          <table:table-cell table:style-name="ce33" table:formula="of:=VLOOKUP([.C116];['Grupos Acces'.C$2:.E$74];3;0)" office:value-type="string" office:string-value="EQUIPOS PARA MEDICINA Y ODONTOLOGIA" calcext:value-type="string">
            <text:p>EQUIPOS PARA MEDICINA Y ODONTOLOGIA</text:p>
          </table:table-cell>
          <table:table-cell table:number-columns-repeated="1019"/>
        </table:table-row>
        <table:table-row table:style-name="ro3">
          <table:table-cell table:style-name="ce17" office:value-type="float" office:value="21102" calcext:value-type="float">
            <text:p>21102</text:p>
          </table:table-cell>
          <table:table-cell table:style-name="ce17" office:value-type="string" calcext:value-type="string">
            <text:p>Equipos de odontología</text:p>
          </table:table-cell>
          <table:table-cell table:style-name="ce31" office:value-type="float" office:value="16609001" calcext:value-type="float">
            <text:p>16609001</text:p>
          </table:table-cell>
          <table:table-cell table:style-name="ce31" office:value-type="float" office:value="16350211" calcext:value-type="float">
            <text:p>16350211</text:p>
          </table:table-cell>
          <table:table-cell table:style-name="ce33" table:formula="of:=VLOOKUP([.C117];['Grupos Acces'.C$2:.E$74];3;0)" office:value-type="string" office:string-value="EQUIPOS PARA MEDICINA Y ODONTOLOGIA" calcext:value-type="string">
            <text:p>EQUIPOS PARA MEDICINA Y ODONTOLOGIA</text:p>
          </table:table-cell>
          <table:table-cell table:number-columns-repeated="1019"/>
        </table:table-row>
        <table:table-row table:style-name="ro3">
          <table:table-cell table:style-name="ce17" office:value-type="float" office:value="21108" calcext:value-type="float">
            <text:p>21108</text:p>
          </table:table-cell>
          <table:table-cell table:style-name="ce17" office:value-type="string" calcext:value-type="string">
            <text:p><text:s text:c="2"/>Equipo de apoyo terapéutico</text:p>
          </table:table-cell>
          <table:table-cell table:style-name="ce31" office:value-type="float" office:value="16609001" calcext:value-type="float">
            <text:p>16609001</text:p>
          </table:table-cell>
          <table:table-cell table:style-name="ce31" office:value-type="float" office:value="16350211" calcext:value-type="float">
            <text:p>16350211</text:p>
          </table:table-cell>
          <table:table-cell table:style-name="ce33" table:formula="of:=VLOOKUP([.C118];['Grupos Acces'.C$2:.E$74];3;0)" office:value-type="string" office:string-value="EQUIPOS PARA MEDICINA Y ODONTOLOGIA" calcext:value-type="string">
            <text:p>EQUIPOS PARA MEDICINA Y ODONTOLOGIA</text:p>
          </table:table-cell>
          <table:table-cell table:number-columns-repeated="1019"/>
        </table:table-row>
        <table:table-row table:style-name="ro3">
          <table:table-cell table:style-name="ce16" office:value-type="float" office:value="212" calcext:value-type="float">
            <text:p>212</text:p>
          </table:table-cell>
          <table:table-cell table:style-name="ce16" office:value-type="string" calcext:value-type="string">
            <text:p><text:s text:c="5"/>Equipo y máquina de oficina</text:p>
          </table:table-cell>
          <table:table-cell table:style-name="ce34" table:formula="of:=VLOOKUP([.A119:.A193];['Grupos Acces'.A$3:.D$75];3;0)" office:value-type="float" office:value="16650212" calcext:value-type="float">
            <text:p>16650212</text:p>
          </table:table-cell>
          <table:table-cell table:style-name="ce34" table:formula="of:=VLOOKUP([.A119:.A193];['Grupos Acces'.A$3:.D$75];4;0)" office:value-type="float" office:value="16350312" calcext:value-type="float">
            <text:p>16350312</text:p>
          </table:table-cell>
          <table:table-cell table:style-name="ce33" table:formula="of:=VLOOKUP([.C119];['Grupos Acces'.C$2:.E$74];3;0)" office:value-type="string" office:string-value="EQUIPO Y MAQUINARIA PARA OFICINA" calcext:value-type="string">
            <text:p>EQUIPO Y MAQUINARIA PARA OFICINA</text:p>
          </table:table-cell>
          <table:table-cell table:number-columns-repeated="1019"/>
        </table:table-row>
        <table:table-row table:style-name="ro3">
          <table:table-cell table:style-name="ce17" office:value-type="float" office:value="21201" calcext:value-type="float">
            <text:p>21201</text:p>
          </table:table-cell>
          <table:table-cell table:style-name="ce17" office:value-type="string" calcext:value-type="string">
            <text:p>Equipos de comunicación para oficinas</text:p>
          </table:table-cell>
          <table:table-cell table:style-name="ce31" office:value-type="float" office:value="16650212" calcext:value-type="float">
            <text:p>16650212</text:p>
          </table:table-cell>
          <table:table-cell table:style-name="ce31" office:value-type="float" office:value="16350312" calcext:value-type="float">
            <text:p>16350312</text:p>
          </table:table-cell>
          <table:table-cell table:style-name="ce33" table:formula="of:=VLOOKUP([.C120];['Grupos Acces'.C$2:.E$74];3;0)" office:value-type="string" office:string-value="EQUIPO Y MAQUINARIA PARA OFICINA" calcext:value-type="string">
            <text:p>EQUIPO Y MAQUINARIA PARA OFICINA</text:p>
          </table:table-cell>
          <table:table-cell table:number-columns-repeated="1019"/>
        </table:table-row>
        <table:table-row table:style-name="ro3">
          <table:table-cell table:style-name="ce17" office:value-type="float" office:value="21202" calcext:value-type="float">
            <text:p>21202</text:p>
          </table:table-cell>
          <table:table-cell table:style-name="ce17" office:value-type="string" calcext:value-type="string">
            <text:p>Fotocopiadoras</text:p>
          </table:table-cell>
          <table:table-cell table:style-name="ce31" office:value-type="float" office:value="16650212" calcext:value-type="float">
            <text:p>16650212</text:p>
          </table:table-cell>
          <table:table-cell table:style-name="ce31" office:value-type="float" office:value="16350312" calcext:value-type="float">
            <text:p>16350312</text:p>
          </table:table-cell>
          <table:table-cell table:style-name="ce33" table:formula="of:=VLOOKUP([.C121];['Grupos Acces'.C$2:.E$74];3;0)" office:value-type="string" office:string-value="EQUIPO Y MAQUINARIA PARA OFICINA" calcext:value-type="string">
            <text:p>EQUIPO Y MAQUINARIA PARA OFICINA</text:p>
          </table:table-cell>
          <table:table-cell table:number-columns-repeated="1019"/>
        </table:table-row>
        <table:table-row table:style-name="ro3">
          <table:table-cell table:style-name="ce17" office:value-type="float" office:value="21203" calcext:value-type="float">
            <text:p>21203</text:p>
          </table:table-cell>
          <table:table-cell table:style-name="ce17" office:value-type="string" calcext:value-type="string">
            <text:p>Impresoras y Scáneres</text:p>
          </table:table-cell>
          <table:table-cell table:style-name="ce31" office:value-type="float" office:value="16650212" calcext:value-type="float">
            <text:p>16650212</text:p>
          </table:table-cell>
          <table:table-cell table:style-name="ce31" office:value-type="float" office:value="16350312" calcext:value-type="float">
            <text:p>16350312</text:p>
          </table:table-cell>
          <table:table-cell table:style-name="ce33" table:formula="of:=VLOOKUP([.C122];['Grupos Acces'.C$2:.E$74];3;0)" office:value-type="string" office:string-value="EQUIPO Y MAQUINARIA PARA OFICINA" calcext:value-type="string">
            <text:p>EQUIPO Y MAQUINARIA PARA OFICINA</text:p>
          </table:table-cell>
          <table:table-cell table:number-columns-repeated="1019"/>
        </table:table-row>
        <table:table-row table:style-name="ro3">
          <table:table-cell table:style-name="ce16" office:value-type="float" office:value="213" calcext:value-type="float">
            <text:p>213</text:p>
          </table:table-cell>
          <table:table-cell table:style-name="ce16" office:value-type="string" calcext:value-type="string">
            <text:p>Vehículos y máquinas para transporte</text:p>
          </table:table-cell>
          <table:table-cell table:style-name="ce34" table:formula="of:=VLOOKUP([.A123:.A193];['Grupos Acces'.A$3:.D$75];3;0)" office:value-type="float" office:value="16750213" calcext:value-type="float">
            <text:p>16750213</text:p>
          </table:table-cell>
          <table:table-cell table:style-name="ce34" table:formula="of:=VLOOKUP([.A123:.A193];['Grupos Acces'.A$3:.D$75];4;0)" office:value-type="float" office:value="16350513" calcext:value-type="float">
            <text:p>16350513</text:p>
          </table:table-cell>
          <table:table-cell table:style-name="ce33" table:formula="of:=VLOOKUP([.C123];['Grupos Acces'.C$2:.E$74];3;0)" office:value-type="string" office:string-value="EQUIPO Y MAQUINARIA PARA TRANSPORTES" calcext:value-type="string">
            <text:p>EQUIPO Y MAQUINARIA PARA TRANSPORTES</text:p>
          </table:table-cell>
          <table:table-cell table:number-columns-repeated="1019"/>
        </table:table-row>
        <table:table-row table:style-name="ro3">
          <table:table-cell table:style-name="ce17" office:value-type="float" office:value="21301" calcext:value-type="float">
            <text:p>21301</text:p>
          </table:table-cell>
          <table:table-cell table:style-name="ce17" office:value-type="string" calcext:value-type="string">
            <text:p><text:s text:c="2"/>Vehículos y máquinas para transporte terrestre</text:p>
          </table:table-cell>
          <table:table-cell table:style-name="ce31" office:value-type="float" office:value="16750213" calcext:value-type="float">
            <text:p>16750213</text:p>
          </table:table-cell>
          <table:table-cell table:style-name="ce31" office:value-type="float" office:value="16350513" calcext:value-type="float">
            <text:p>16350513</text:p>
          </table:table-cell>
          <table:table-cell table:style-name="ce33" table:formula="of:=VLOOKUP([.C124];['Grupos Acces'.C$2:.E$74];3;0)" office:value-type="string" office:string-value="EQUIPO Y MAQUINARIA PARA TRANSPORTES" calcext:value-type="string">
            <text:p>EQUIPO Y MAQUINARIA PARA TRANSPORTES</text:p>
          </table:table-cell>
          <table:table-cell table:number-columns-repeated="1019"/>
        </table:table-row>
        <table:table-row table:style-name="ro3">
          <table:table-cell table:style-name="ce17" office:value-type="float" office:value="21302" calcext:value-type="float">
            <text:p>21302</text:p>
          </table:table-cell>
          <table:table-cell table:style-name="ce17" office:value-type="string" calcext:value-type="string">
            <text:p><text:s text:c="2"/>Vehículos y máquinas para transporte fluvial</text:p>
          </table:table-cell>
          <table:table-cell table:style-name="ce31" office:value-type="float" office:value="16750213" calcext:value-type="float">
            <text:p>16750213</text:p>
          </table:table-cell>
          <table:table-cell table:style-name="ce31" office:value-type="float" office:value="16350513" calcext:value-type="float">
            <text:p>16350513</text:p>
          </table:table-cell>
          <table:table-cell table:style-name="ce33" table:formula="of:=VLOOKUP([.C125];['Grupos Acces'.C$2:.E$74];3;0)" office:value-type="string" office:string-value="EQUIPO Y MAQUINARIA PARA TRANSPORTES" calcext:value-type="string">
            <text:p>EQUIPO Y MAQUINARIA PARA TRANSPORTES</text:p>
          </table:table-cell>
          <table:table-cell table:number-columns-repeated="1019"/>
        </table:table-row>
        <table:table-row table:style-name="ro3">
          <table:table-cell table:style-name="ce17" office:value-type="float" office:value="21303" calcext:value-type="float">
            <text:p>21303</text:p>
          </table:table-cell>
          <table:table-cell table:style-name="ce17" office:value-type="string" calcext:value-type="string">
            <text:p><text:s text:c="2"/>Vehículos y máquinas para transporte aérreo</text:p>
          </table:table-cell>
          <table:table-cell table:style-name="ce31" office:value-type="float" office:value="16750213" calcext:value-type="float">
            <text:p>16750213</text:p>
          </table:table-cell>
          <table:table-cell table:style-name="ce31" office:value-type="float" office:value="16350513" calcext:value-type="float">
            <text:p>16350513</text:p>
          </table:table-cell>
          <table:table-cell table:style-name="ce33" table:formula="of:=VLOOKUP([.C126];['Grupos Acces'.C$2:.E$74];3;0)" office:value-type="string" office:string-value="EQUIPO Y MAQUINARIA PARA TRANSPORTES" calcext:value-type="string">
            <text:p>EQUIPO Y MAQUINARIA PARA TRANSPORTES</text:p>
          </table:table-cell>
          <table:table-cell table:number-columns-repeated="1019"/>
        </table:table-row>
        <table:table-row table:style-name="ro3">
          <table:table-cell table:style-name="ce16" office:value-type="float" office:value="214" calcext:value-type="float">
            <text:p>214</text:p>
          </table:table-cell>
          <table:table-cell table:style-name="ce16" office:value-type="string" calcext:value-type="string">
            <text:p>Herramientas</text:p>
          </table:table-cell>
          <table:table-cell table:style-name="ce34" table:formula="of:=VLOOKUP([.A127:.A193];['Grupos Acces'.A$3:.D$75];3;0)" office:value-type="float" office:value="16551114" calcext:value-type="float">
            <text:p>16551114</text:p>
          </table:table-cell>
          <table:table-cell table:style-name="ce34" table:formula="of:=VLOOKUP([.A127:.A193];['Grupos Acces'.A$3:.D$75];4;0)" office:value-type="float" office:value="16350114" calcext:value-type="float">
            <text:p>16350114</text:p>
          </table:table-cell>
          <table:table-cell table:style-name="ce33" table:formula="of:=VLOOKUP([.C127];['Grupos Acces'.C$2:.E$74];3;0)" office:value-type="string" office:string-value="HERRAMIENTAS Y SUS ACCESORIOS" calcext:value-type="string">
            <text:p>HERRAMIENTAS Y SUS ACCESORIOS</text:p>
          </table:table-cell>
          <table:table-cell table:number-columns-repeated="1019"/>
        </table:table-row>
        <table:table-row table:style-name="ro3">
          <table:table-cell table:style-name="ce17" office:value-type="float" office:value="21401" calcext:value-type="float">
            <text:p>21401</text:p>
          </table:table-cell>
          <table:table-cell table:style-name="ce17" office:value-type="string" calcext:value-type="string">
            <text:p>Herramientas Agropecuarias</text:p>
          </table:table-cell>
          <table:table-cell table:style-name="ce31" office:value-type="float" office:value="16551114" calcext:value-type="float">
            <text:p>16551114</text:p>
          </table:table-cell>
          <table:table-cell table:style-name="ce31" office:value-type="float" office:value="16350114" calcext:value-type="float">
            <text:p>16350114</text:p>
          </table:table-cell>
          <table:table-cell table:style-name="ce33" table:formula="of:=VLOOKUP([.C128];['Grupos Acces'.C$2:.E$74];3;0)" office:value-type="string" office:string-value="HERRAMIENTAS Y SUS ACCESORIOS" calcext:value-type="string">
            <text:p>HERRAMIENTAS Y SUS ACCESORIOS</text:p>
          </table:table-cell>
          <table:table-cell table:number-columns-repeated="1019"/>
        </table:table-row>
        <table:table-row table:style-name="ro3">
          <table:table-cell table:style-name="ce17" office:value-type="float" office:value="21402" calcext:value-type="float">
            <text:p>21402</text:p>
          </table:table-cell>
          <table:table-cell table:style-name="ce17" office:value-type="string" calcext:value-type="string">
            <text:p>Herramientas para Electricidad</text:p>
          </table:table-cell>
          <table:table-cell table:style-name="ce31" office:value-type="float" office:value="16551114" calcext:value-type="float">
            <text:p>16551114</text:p>
          </table:table-cell>
          <table:table-cell table:style-name="ce31" office:value-type="float" office:value="16350114" calcext:value-type="float">
            <text:p>16350114</text:p>
          </table:table-cell>
          <table:table-cell table:style-name="ce33" table:formula="of:=VLOOKUP([.C129];['Grupos Acces'.C$2:.E$74];3;0)" office:value-type="string" office:string-value="HERRAMIENTAS Y SUS ACCESORIOS" calcext:value-type="string">
            <text:p>HERRAMIENTAS Y SUS ACCESORIOS</text:p>
          </table:table-cell>
          <table:table-cell table:number-columns-repeated="1019"/>
        </table:table-row>
        <table:table-row table:style-name="ro3">
          <table:table-cell table:style-name="ce17" office:value-type="float" office:value="21403" calcext:value-type="float">
            <text:p>21403</text:p>
          </table:table-cell>
          <table:table-cell table:style-name="ce17" office:value-type="string" calcext:value-type="string">
            <text:p>Herramientas de taller</text:p>
          </table:table-cell>
          <table:table-cell table:style-name="ce31" office:value-type="float" office:value="16551114" calcext:value-type="float">
            <text:p>16551114</text:p>
          </table:table-cell>
          <table:table-cell table:style-name="ce31" office:value-type="float" office:value="16350114" calcext:value-type="float">
            <text:p>16350114</text:p>
          </table:table-cell>
          <table:table-cell table:style-name="ce33" table:formula="of:=VLOOKUP([.C130];['Grupos Acces'.C$2:.E$74];3;0)" office:value-type="string" office:string-value="HERRAMIENTAS Y SUS ACCESORIOS" calcext:value-type="string">
            <text:p>HERRAMIENTAS Y SUS ACCESORIOS</text:p>
          </table:table-cell>
          <table:table-cell table:number-columns-repeated="1019"/>
        </table:table-row>
        <table:table-row table:style-name="ro3">
          <table:table-cell table:style-name="ce17" office:value-type="float" office:value="21404" calcext:value-type="float">
            <text:p>21404</text:p>
          </table:table-cell>
          <table:table-cell table:style-name="ce17" office:value-type="string" calcext:value-type="string">
            <text:p>Herramientas para construcción</text:p>
          </table:table-cell>
          <table:table-cell table:style-name="ce31" office:value-type="float" office:value="16551114" calcext:value-type="float">
            <text:p>16551114</text:p>
          </table:table-cell>
          <table:table-cell table:style-name="ce31" office:value-type="float" office:value="16350114" calcext:value-type="float">
            <text:p>16350114</text:p>
          </table:table-cell>
          <table:table-cell table:style-name="ce33" table:formula="of:=VLOOKUP([.C131];['Grupos Acces'.C$2:.E$74];3;0)" office:value-type="string" office:string-value="HERRAMIENTAS Y SUS ACCESORIOS" calcext:value-type="string">
            <text:p>HERRAMIENTAS Y SUS ACCESORIOS</text:p>
          </table:table-cell>
          <table:table-cell table:number-columns-repeated="1019"/>
        </table:table-row>
        <table:table-row table:style-name="ro3">
          <table:table-cell table:style-name="ce16" office:value-type="float" office:value="215" calcext:value-type="float">
            <text:p>215</text:p>
          </table:table-cell>
          <table:table-cell table:style-name="ce16" office:value-type="string" calcext:value-type="string">
            <text:p>Instrumentos musicales</text:p>
          </table:table-cell>
          <table:table-cell table:style-name="ce34" table:formula="of:=VLOOKUP([.A132:.A193];['Grupos Acces'.A$3:.D$75];3;0)" office:value-type="float" office:value="16550502" calcext:value-type="float">
            <text:p>16550502</text:p>
          </table:table-cell>
          <table:table-cell table:style-name="ce34" table:formula="of:=VLOOKUP([.A132:.A193];['Grupos Acces'.A$3:.D$75];4;0)" office:value-type="float" office:value="16350302" calcext:value-type="float">
            <text:p>16350302</text:p>
          </table:table-cell>
          <table:table-cell table:style-name="ce33" table:formula="of:=VLOOKUP([.C132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1501" calcext:value-type="float">
            <text:p>21501</text:p>
          </table:table-cell>
          <table:table-cell table:style-name="ce17" office:value-type="string" calcext:value-type="string">
            <text:p>Instrumentos musicales de cuerda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133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1502" calcext:value-type="float">
            <text:p>21502</text:p>
          </table:table-cell>
          <table:table-cell table:style-name="ce17" office:value-type="string" calcext:value-type="string">
            <text:p>Instrumentos musicales de viento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134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1503" calcext:value-type="float">
            <text:p>21503</text:p>
          </table:table-cell>
          <table:table-cell table:style-name="ce17" office:value-type="string" calcext:value-type="string">
            <text:p>Instrumentos musicales de percusión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135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7" office:value-type="float" office:value="21504" calcext:value-type="float">
            <text:p>21504</text:p>
          </table:table-cell>
          <table:table-cell table:style-name="ce17" office:value-type="string" calcext:value-type="string">
            <text:p>Instrumentos de música electrónicos</text:p>
          </table:table-cell>
          <table:table-cell table:style-name="ce31" office:value-type="float" office:value="16550502" calcext:value-type="float">
            <text:p>16550502</text:p>
          </table:table-cell>
          <table:table-cell table:style-name="ce31" office:value-type="float" office:value="16350302" calcext:value-type="float">
            <text:p>16350302</text:p>
          </table:table-cell>
          <table:table-cell table:style-name="ce33" table:formula="of:=VLOOKUP([.C136];['Grupos Acces'.C$2:.E$74];3;0)" office:value-type="string" office:string-value="DISCOTECAS Y MUSICOTECAS" calcext:value-type="string">
            <text:p>DISCOTECAS Y MUSICOTECAS</text:p>
          </table:table-cell>
          <table:table-cell table:number-columns-repeated="1019"/>
        </table:table-row>
        <table:table-row table:style-name="ro3">
          <table:table-cell table:style-name="ce16" office:value-type="float" office:value="216" calcext:value-type="float">
            <text:p>216</text:p>
          </table:table-cell>
          <table:table-cell table:style-name="ce16" office:value-type="string" calcext:value-type="string">
            <text:p>Colecciones bibliográficas</text:p>
          </table:table-cell>
          <table:table-cell table:style-name="ce34" table:formula="of:=VLOOKUP([.A137:.A193];['Grupos Acces'.A$3:.D$75];3;0)" office:value-type="float" office:value="19600716" calcext:value-type="float">
            <text:p>19600716</text:p>
          </table:table-cell>
          <table:table-cell table:style-name="ce34" table:formula="of:=VLOOKUP([.A137:.A193];['Grupos Acces'.A$3:.D$75];4;0)" office:value-type="float" office:value="16350316" calcext:value-type="float">
            <text:p>16350316</text:p>
          </table:table-cell>
          <table:table-cell table:style-name="ce33" table:formula="of:=VLOOKUP([.C137];['Grupos Acces'.C$2:.E$74];3;0)" office:value-type="string" office:string-value="LIBROS DE BIBLIOTECA - ESTUDIO" calcext:value-type="string">
            <text:p>LIBROS DE BIBLIOTECA - ESTUDIO</text:p>
          </table:table-cell>
          <table:table-cell table:number-columns-repeated="1019"/>
        </table:table-row>
        <table:table-row table:style-name="ro3">
          <table:table-cell table:style-name="ce17" office:value-type="float" office:value="21601" calcext:value-type="float">
            <text:p>21601</text:p>
          </table:table-cell>
          <table:table-cell table:style-name="ce17" office:value-type="string" calcext:value-type="string">
            <text:p>Libros para consulta e investigación</text:p>
          </table:table-cell>
          <table:table-cell table:style-name="ce31" office:value-type="float" office:value="19600716" calcext:value-type="float">
            <text:p>19600716</text:p>
          </table:table-cell>
          <table:table-cell table:style-name="ce31" office:value-type="float" office:value="16350316" calcext:value-type="float">
            <text:p>16350316</text:p>
          </table:table-cell>
          <table:table-cell table:style-name="ce33" table:formula="of:=VLOOKUP([.C138];['Grupos Acces'.C$2:.E$74];3;0)" office:value-type="string" office:string-value="LIBROS DE BIBLIOTECA - ESTUDIO" calcext:value-type="string">
            <text:p>LIBROS DE BIBLIOTECA - ESTUDIO</text:p>
          </table:table-cell>
          <table:table-cell table:number-columns-repeated="1019"/>
        </table:table-row>
        <table:table-row table:style-name="ro3">
          <table:table-cell table:style-name="ce17" office:value-type="float" office:value="21602" calcext:value-type="float">
            <text:p>21602</text:p>
          </table:table-cell>
          <table:table-cell table:style-name="ce17" office:value-type="string" calcext:value-type="string">
            <text:p>Hemerotecas</text:p>
          </table:table-cell>
          <table:table-cell table:style-name="ce31" office:value-type="float" office:value="19600716" calcext:value-type="float">
            <text:p>19600716</text:p>
          </table:table-cell>
          <table:table-cell table:style-name="ce31" office:value-type="float" office:value="16350316" calcext:value-type="float">
            <text:p>16350316</text:p>
          </table:table-cell>
          <table:table-cell table:style-name="ce33" table:formula="of:=VLOOKUP([.C139];['Grupos Acces'.C$2:.E$74];3;0)" office:value-type="string" office:string-value="LIBROS DE BIBLIOTECA - ESTUDIO" calcext:value-type="string">
            <text:p>LIBROS DE BIBLIOTECA - ESTUDIO</text:p>
          </table:table-cell>
          <table:table-cell table:number-columns-repeated="1019"/>
        </table:table-row>
        <table:table-row table:style-name="ro3">
          <table:table-cell table:style-name="ce17" office:value-type="float" office:value="21603" calcext:value-type="float">
            <text:p>21603</text:p>
          </table:table-cell>
          <table:table-cell table:style-name="ce17" office:value-type="string" calcext:value-type="string">
            <text:p>Videotecas</text:p>
          </table:table-cell>
          <table:table-cell table:style-name="ce31" office:value-type="float" office:value="19600716" calcext:value-type="float">
            <text:p>19600716</text:p>
          </table:table-cell>
          <table:table-cell table:style-name="ce31" office:value-type="float" office:value="16350316" calcext:value-type="float">
            <text:p>16350316</text:p>
          </table:table-cell>
          <table:table-cell table:style-name="ce33" table:formula="of:=VLOOKUP([.C140];['Grupos Acces'.C$2:.E$74];3;0)" office:value-type="string" office:string-value="LIBROS DE BIBLIOTECA - ESTUDIO" calcext:value-type="string">
            <text:p>LIBROS DE BIBLIOTECA - ESTUDIO</text:p>
          </table:table-cell>
          <table:table-cell table:number-columns-repeated="1019"/>
        </table:table-row>
        <table:table-row table:style-name="ro3">
          <table:table-cell table:style-name="ce17" office:value-type="float" office:value="21604" calcext:value-type="float">
            <text:p>21604</text:p>
          </table:table-cell>
          <table:table-cell table:style-name="ce17" office:value-type="string" calcext:value-type="string">
            <text:p>Colección electrónica</text:p>
          </table:table-cell>
          <table:table-cell table:style-name="ce31" office:value-type="float" office:value="19600716" calcext:value-type="float">
            <text:p>19600716</text:p>
          </table:table-cell>
          <table:table-cell table:style-name="ce31" office:value-type="float" office:value="16350316" calcext:value-type="float">
            <text:p>16350316</text:p>
          </table:table-cell>
          <table:table-cell table:style-name="ce33" table:formula="of:=VLOOKUP([.C141];['Grupos Acces'.C$2:.E$74];3;0)" office:value-type="string" office:string-value="LIBROS DE BIBLIOTECA - ESTUDIO" calcext:value-type="string">
            <text:p>LIBROS DE BIBLIOTECA - ESTUDIO</text:p>
          </table:table-cell>
          <table:table-cell table:number-columns-repeated="1019"/>
        </table:table-row>
        <table:table-row table:style-name="ro3">
          <table:table-cell table:style-name="ce16" office:value-type="float" office:value="218" calcext:value-type="float">
            <text:p>218</text:p>
          </table:table-cell>
          <table:table-cell table:style-name="ce16" office:value-type="string" calcext:value-type="string">
            <text:p><text:s text:c="11"/>Mobiliarios y enseres</text:p>
          </table:table-cell>
          <table:table-cell table:style-name="ce34" table:formula="of:=VLOOKUP([.A142:.A193];['Grupos Acces'.A$3:.D$75];3;0)" office:value-type="float" office:value="16650118" calcext:value-type="float">
            <text:p>16650118</text:p>
          </table:table-cell>
          <table:table-cell table:style-name="ce34" table:formula="of:=VLOOKUP([.A142:.A193];['Grupos Acces'.A$3:.D$75];4;0)" office:value-type="float" office:value="16350318" calcext:value-type="float">
            <text:p>16350318</text:p>
          </table:table-cell>
          <table:table-cell table:style-name="ce33" table:formula="of:=VLOOKUP([.C142];['Grupos Acces'.C$2:.E$74];3;0)" office:value-type="string" office:string-value="MUEBLES Y ENSERES" calcext:value-type="string">
            <text:p>MUEBLES Y ENSERES</text:p>
          </table:table-cell>
          <table:table-cell table:number-columns-repeated="1019"/>
        </table:table-row>
        <table:table-row table:style-name="ro3">
          <table:table-cell table:style-name="ce17" office:value-type="float" office:value="21801" calcext:value-type="float">
            <text:p>21801</text:p>
          </table:table-cell>
          <table:table-cell table:style-name="ce17" office:value-type="string" calcext:value-type="string">
            <text:p><text:s text:c="2"/>Muebles y enseres</text:p>
          </table:table-cell>
          <table:table-cell table:style-name="ce31" office:value-type="float" office:value="16650118" calcext:value-type="float">
            <text:p>16650118</text:p>
          </table:table-cell>
          <table:table-cell table:style-name="ce31" office:value-type="float" office:value="16350318" calcext:value-type="float">
            <text:p>16350318</text:p>
          </table:table-cell>
          <table:table-cell table:style-name="ce33" table:formula="of:=VLOOKUP([.C143];['Grupos Acces'.C$2:.E$74];3;0)" office:value-type="string" office:string-value="MUEBLES Y ENSERES" calcext:value-type="string">
            <text:p>MUEBLES Y ENSERES</text:p>
          </table:table-cell>
          <table:table-cell table:number-columns-repeated="1019"/>
        </table:table-row>
        <table:table-row table:style-name="ro3">
          <table:table-cell table:style-name="ce18" office:value-type="float" office:value="219" calcext:value-type="float">
            <text:p>219</text:p>
          </table:table-cell>
          <table:table-cell table:style-name="ce18" office:value-type="string" calcext:value-type="string">
            <text:p><text:s text:c="10"/>Semovientes</text:p>
          </table:table-cell>
          <table:table-cell table:style-name="ce36" table:number-columns-repeated="2"/>
          <table:table-cell table:style-name="ce43" table:formula="of:=VLOOKUP([.C144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1901" calcext:value-type="float">
            <text:p>21901</text:p>
          </table:table-cell>
          <table:table-cell table:style-name="ce19" office:value-type="string" calcext:value-type="string">
            <text:p>Bovinos</text:p>
          </table:table-cell>
          <table:table-cell table:style-name="ce36" table:number-columns-repeated="2"/>
          <table:table-cell table:style-name="ce43" table:formula="of:=VLOOKUP([.C145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1902" calcext:value-type="float">
            <text:p>21902</text:p>
          </table:table-cell>
          <table:table-cell table:style-name="ce19" office:value-type="string" calcext:value-type="string">
            <text:p>Equinos</text:p>
          </table:table-cell>
          <table:table-cell table:style-name="ce36" table:number-columns-repeated="2"/>
          <table:table-cell table:style-name="ce43" table:formula="of:=VLOOKUP([.C146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1903" calcext:value-type="float">
            <text:p>21903</text:p>
          </table:table-cell>
          <table:table-cell table:style-name="ce19" office:value-type="string" calcext:value-type="string">
            <text:p>Porcinos</text:p>
          </table:table-cell>
          <table:table-cell table:style-name="ce36" table:number-columns-repeated="2"/>
          <table:table-cell table:style-name="ce43" table:formula="of:=VLOOKUP([.C147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6" office:value-type="float" office:value="220" calcext:value-type="float">
            <text:p>220</text:p>
          </table:table-cell>
          <table:table-cell table:style-name="ce16" office:value-type="string" calcext:value-type="string">
            <text:p>Vestuario</text:p>
          </table:table-cell>
          <table:table-cell table:style-name="ce34" table:formula="of:=VLOOKUP([.A148:.A193];['Grupos Acces'.A$3:.D$75];3;0)" office:value-type="float" office:value="51110320" calcext:value-type="float">
            <text:p>51110320</text:p>
          </table:table-cell>
          <table:table-cell table:style-name="ce34" table:formula="of:=VLOOKUP([.A148:.A193];['Grupos Acces'.A$3:.D$75];4;0)" office:value-type="float" office:value="19100401" calcext:value-type="float">
            <text:p>19100401</text:p>
          </table:table-cell>
          <table:table-cell table:style-name="ce33" table:formula="of:=VLOOKUP([.C148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7" office:value-type="float" office:value="22001" calcext:value-type="float">
            <text:p>22001</text:p>
          </table:table-cell>
          <table:table-cell table:style-name="ce17" office:value-type="string" calcext:value-type="string">
            <text:p>Cultural</text:p>
          </table:table-cell>
          <table:table-cell table:style-name="ce31" office:value-type="float" office:value="51110320" calcext:value-type="float">
            <text:p>51110320</text:p>
          </table:table-cell>
          <table:table-cell table:style-name="ce31" office:value-type="float" office:value="19100401" calcext:value-type="float">
            <text:p>19100401</text:p>
          </table:table-cell>
          <table:table-cell table:style-name="ce33" table:formula="of:=VLOOKUP([.C149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7" office:value-type="float" office:value="22002" calcext:value-type="float">
            <text:p>22002</text:p>
          </table:table-cell>
          <table:table-cell table:style-name="ce17" office:value-type="string" calcext:value-type="string">
            <text:p>Deporte</text:p>
          </table:table-cell>
          <table:table-cell table:style-name="ce31" office:value-type="float" office:value="51110320" calcext:value-type="float">
            <text:p>51110320</text:p>
          </table:table-cell>
          <table:table-cell table:style-name="ce31" office:value-type="float" office:value="19100401" calcext:value-type="float">
            <text:p>19100401</text:p>
          </table:table-cell>
          <table:table-cell table:style-name="ce33" table:formula="of:=VLOOKUP([.C150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7" office:value-type="float" office:value="22003" calcext:value-type="float">
            <text:p>22003</text:p>
          </table:table-cell>
          <table:table-cell table:style-name="ce17" office:value-type="string" calcext:value-type="string">
            <text:p>Lenceria</text:p>
          </table:table-cell>
          <table:table-cell table:style-name="ce31" office:value-type="float" office:value="51110320" calcext:value-type="float">
            <text:p>51110320</text:p>
          </table:table-cell>
          <table:table-cell table:style-name="ce31" office:value-type="float" office:value="19100401" calcext:value-type="float">
            <text:p>19100401</text:p>
          </table:table-cell>
          <table:table-cell table:style-name="ce33" table:formula="of:=VLOOKUP([.C151];['Grupos Acces'.C$2:.E$74];3;0)" office:value-type="string" office:string-value="DOTACION A TRABAJADORES" calcext:value-type="string">
            <text:p>DOTACION A TRABAJADORES</text:p>
          </table:table-cell>
          <table:table-cell table:number-columns-repeated="1019"/>
        </table:table-row>
        <table:table-row table:style-name="ro3">
          <table:table-cell table:style-name="ce16" office:value-type="float" office:value="221" calcext:value-type="float">
            <text:p>221</text:p>
          </table:table-cell>
          <table:table-cell table:style-name="ce16" office:value-type="string" calcext:value-type="string">
            <text:p><text:s text:c="10"/>Dispositivos para control de energía eléctrica</text:p>
          </table:table-cell>
          <table:table-cell table:style-name="ce34" table:formula="of:=VLOOKUP([.A152:.A193];['Grupos Acces'.A$3:.D$75];3;0)" office:value-type="float" office:value="16700221" calcext:value-type="float">
            <text:p>16700221</text:p>
          </table:table-cell>
          <table:table-cell table:style-name="ce34" table:formula="of:=VLOOKUP([.A152:.A193];['Grupos Acces'.A$3:.D$75];4;0)" office:value-type="float" office:value="16350421" calcext:value-type="float">
            <text:p>16350421</text:p>
          </table:table-cell>
          <table:table-cell table:style-name="ce33" table:formula="of:=VLOOKUP([.C152];['Grupos Acces'.C$2:.E$74];3;0)" office:value-type="string" office:string-value="EQUIPO Y MAQUINARIA PARA COMPUTACION" calcext:value-type="string">
            <text:p>EQUIPO Y MAQUINARIA PARA COMPUTACION</text:p>
          </table:table-cell>
          <table:table-cell table:number-columns-repeated="1019"/>
        </table:table-row>
        <table:table-row table:style-name="ro3">
          <table:table-cell table:style-name="ce17" office:value-type="float" office:value="22101" calcext:value-type="float">
            <text:p>22101</text:p>
          </table:table-cell>
          <table:table-cell table:style-name="ce17" office:value-type="string" calcext:value-type="string">
            <text:p>UPS</text:p>
          </table:table-cell>
          <table:table-cell table:style-name="ce31" office:value-type="float" office:value="16700221" calcext:value-type="float">
            <text:p>16700221</text:p>
          </table:table-cell>
          <table:table-cell table:style-name="ce31" office:value-type="float" office:value="16350421" calcext:value-type="float">
            <text:p>16350421</text:p>
          </table:table-cell>
          <table:table-cell table:style-name="ce33" table:formula="of:=VLOOKUP([.C153];['Grupos Acces'.C$2:.E$74];3;0)" office:value-type="string" office:string-value="EQUIPO Y MAQUINARIA PARA COMPUTACION" calcext:value-type="string">
            <text:p>EQUIPO Y MAQUINARIA PARA COMPUTACION</text:p>
          </table:table-cell>
          <table:table-cell table:number-columns-repeated="1019"/>
        </table:table-row>
        <table:table-row table:style-name="ro3">
          <table:table-cell table:style-name="ce17" office:value-type="float" office:value="22102" calcext:value-type="float">
            <text:p>22102</text:p>
          </table:table-cell>
          <table:table-cell table:style-name="ce17" office:value-type="string" calcext:value-type="string">
            <text:p>Plantas eléctricas</text:p>
          </table:table-cell>
          <table:table-cell table:style-name="ce31" office:value-type="float" office:value="16700221" calcext:value-type="float">
            <text:p>16700221</text:p>
          </table:table-cell>
          <table:table-cell table:style-name="ce31" office:value-type="float" office:value="16350421" calcext:value-type="float">
            <text:p>16350421</text:p>
          </table:table-cell>
          <table:table-cell table:style-name="ce33" table:formula="of:=VLOOKUP([.C154];['Grupos Acces'.C$2:.E$74];3;0)" office:value-type="string" office:string-value="EQUIPO Y MAQUINARIA PARA COMPUTACION" calcext:value-type="string">
            <text:p>EQUIPO Y MAQUINARIA PARA COMPUTACION</text:p>
          </table:table-cell>
          <table:table-cell table:number-columns-repeated="1019"/>
        </table:table-row>
        <table:table-row table:style-name="ro3">
          <table:table-cell table:style-name="ce18" office:value-type="float" office:value="224" calcext:value-type="float">
            <text:p>224</text:p>
          </table:table-cell>
          <table:table-cell table:style-name="ce18" office:value-type="string" calcext:value-type="string">
            <text:p>Equipos de cómputo y procesamiento de datos</text:p>
          </table:table-cell>
          <table:table-cell table:style-name="ce36" table:number-columns-repeated="2"/>
          <table:table-cell table:style-name="ce43" table:formula="of:=VLOOKUP([.C155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1" calcext:value-type="float">
            <text:p>22401</text:p>
          </table:table-cell>
          <table:table-cell table:style-name="ce19" office:value-type="string" calcext:value-type="string">
            <text:p>CPU</text:p>
          </table:table-cell>
          <table:table-cell table:style-name="ce36" table:number-columns-repeated="2"/>
          <table:table-cell table:style-name="ce43" table:formula="of:=VLOOKUP([.C156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2" calcext:value-type="float">
            <text:p>22402</text:p>
          </table:table-cell>
          <table:table-cell table:style-name="ce19" office:value-type="string" calcext:value-type="string">
            <text:p>Monitores</text:p>
          </table:table-cell>
          <table:table-cell table:style-name="ce36" table:number-columns-repeated="2"/>
          <table:table-cell table:style-name="ce43" table:formula="of:=VLOOKUP([.C157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3" calcext:value-type="float">
            <text:p>22403</text:p>
          </table:table-cell>
          <table:table-cell table:style-name="ce19" office:value-type="string" calcext:value-type="string">
            <text:p>Teclados</text:p>
          </table:table-cell>
          <table:table-cell table:style-name="ce36" table:number-columns-repeated="2"/>
          <table:table-cell table:style-name="ce43" table:formula="of:=VLOOKUP([.C158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4" calcext:value-type="float">
            <text:p>22404</text:p>
          </table:table-cell>
          <table:table-cell table:style-name="ce19" office:value-type="string" calcext:value-type="string">
            <text:p>Servidores</text:p>
          </table:table-cell>
          <table:table-cell table:style-name="ce36" table:number-columns-repeated="2"/>
          <table:table-cell table:style-name="ce43" table:formula="of:=VLOOKUP([.C159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5" calcext:value-type="float">
            <text:p>22405</text:p>
          </table:table-cell>
          <table:table-cell table:style-name="ce19" office:value-type="string" calcext:value-type="string">
            <text:p>Switch</text:p>
          </table:table-cell>
          <table:table-cell table:style-name="ce36" table:number-columns-repeated="2"/>
          <table:table-cell table:style-name="ce43" table:formula="of:=VLOOKUP([.C160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6" calcext:value-type="float">
            <text:p>22406</text:p>
          </table:table-cell>
          <table:table-cell table:style-name="ce19" office:value-type="string" calcext:value-type="string">
            <text:p>Routers y módems</text:p>
          </table:table-cell>
          <table:table-cell table:style-name="ce36" table:number-columns-repeated="2"/>
          <table:table-cell table:style-name="ce43" table:formula="of:=VLOOKUP([.C161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7" calcext:value-type="float">
            <text:p>22407</text:p>
          </table:table-cell>
          <table:table-cell table:style-name="ce19" office:value-type="string" calcext:value-type="string">
            <text:p>Cámaras de seguridad</text:p>
          </table:table-cell>
          <table:table-cell table:style-name="ce36" table:number-columns-repeated="2"/>
          <table:table-cell table:style-name="ce43" table:formula="of:=VLOOKUP([.C162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5">
          <table:table-cell table:style-name="ce19" office:value-type="float" office:value="22408" calcext:value-type="float">
            <text:p>22408</text:p>
          </table:table-cell>
          <table:table-cell table:style-name="ce19" office:value-type="string" calcext:value-type="string">
            <text:p>Unidades para almacenamiento de imágenes y videos</text:p>
          </table:table-cell>
          <table:table-cell table:style-name="ce28" office:value-type="float" office:value="83900731" calcext:value-type="float">
            <text:p>83900731</text:p>
          </table:table-cell>
          <table:table-cell table:style-name="ce28" office:value-type="float" office:value="51111401" calcext:value-type="float">
            <text:p>51111401</text:p>
          </table:table-cell>
          <table:table-cell table:style-name="ce43" table:formula="of:=VLOOKUP([.C163];['Grupos Acces'.C$2:.E$74];3;0)" office:value-type="string" office:string-value="EQUIPO DE COMPUTO CC" calcext:value-type="string">
            <text:p>EQUIPO DE COMPUTO CC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09" calcext:value-type="float">
            <text:p>22409</text:p>
          </table:table-cell>
          <table:table-cell table:style-name="ce19" office:value-type="string" calcext:value-type="string">
            <text:p>Táblets y similares</text:p>
          </table:table-cell>
          <table:table-cell table:style-name="ce36" table:number-columns-repeated="2"/>
          <table:table-cell table:style-name="ce43" table:formula="of:=VLOOKUP([.C164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410" calcext:value-type="float">
            <text:p>22410</text:p>
          </table:table-cell>
          <table:table-cell table:style-name="ce19" office:value-type="string" calcext:value-type="string">
            <text:p>Dispositivos periféricos</text:p>
          </table:table-cell>
          <table:table-cell table:style-name="ce36" table:number-columns-repeated="2"/>
          <table:table-cell table:style-name="ce43" table:formula="of:=VLOOKUP([.C165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5">
          <table:table-cell table:style-name="ce19" office:value-type="float" office:value="22411" calcext:value-type="float">
            <text:p>22411</text:p>
          </table:table-cell>
          <table:table-cell table:style-name="ce28" office:value-type="string" calcext:value-type="string">
            <text:p>REDES, LINEAS Y CABLES</text:p>
          </table:table-cell>
          <table:table-cell table:style-name="ce28" office:value-type="float" office:value="16501001" calcext:value-type="float">
            <text:p>16501001</text:p>
          </table:table-cell>
          <table:table-cell table:style-name="ce28" office:value-type="float" office:value="16350701" calcext:value-type="float">
            <text:p>16350701</text:p>
          </table:table-cell>
          <table:table-cell table:style-name="ce43" table:formula="of:=VLOOKUP([.C166];['Grupos Acces'.C$2:.E$74];3;0)" office:value-type="string" office:string-value="REDES, LINEAS Y CABLES" calcext:value-type="string">
            <text:p>REDES, LINEAS Y CABLES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8" office:value-type="float" office:value="225" calcext:value-type="float">
            <text:p>225</text:p>
          </table:table-cell>
          <table:table-cell table:style-name="ce18" office:value-type="string" calcext:value-type="string">
            <text:p>Intangibles</text:p>
          </table:table-cell>
          <table:table-cell table:style-name="ce36" table:number-columns-repeated="2"/>
          <table:table-cell table:style-name="ce43" table:formula="of:=VLOOKUP([.C167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5">
          <table:table-cell table:style-name="ce19" office:value-type="float" office:value="22501" calcext:value-type="float">
            <text:p>22501</text:p>
          </table:table-cell>
          <table:table-cell table:style-name="ce19" office:value-type="string" calcext:value-type="string">
            <text:p>Software</text:p>
          </table:table-cell>
          <table:table-cell table:style-name="ce28" office:value-type="float" office:value="19700822" calcext:value-type="float">
            <text:p>19700822</text:p>
          </table:table-cell>
          <table:table-cell table:style-name="ce28" office:value-type="float" office:value="16350422" calcext:value-type="float">
            <text:p>16350422</text:p>
          </table:table-cell>
          <table:table-cell table:style-name="ce43" table:formula="of:=VLOOKUP([.C168];['Grupos Acces'.C$2:.E$74];3;0)" office:value-type="string" office:string-value="SOFTWARE" calcext:value-type="string">
            <text:p>SOFTWARE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502" calcext:value-type="float">
            <text:p>22502</text:p>
          </table:table-cell>
          <table:table-cell table:style-name="ce19" office:value-type="string" calcext:value-type="string">
            <text:p>Licencias</text:p>
          </table:table-cell>
          <table:table-cell table:style-name="ce36" table:number-columns-repeated="2"/>
          <table:table-cell table:style-name="ce43" table:formula="of:=VLOOKUP([.C169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503" calcext:value-type="float">
            <text:p>22503</text:p>
          </table:table-cell>
          <table:table-cell table:style-name="ce19" office:value-type="string" calcext:value-type="string">
            <text:p>Patentes</text:p>
          </table:table-cell>
          <table:table-cell table:style-name="ce36" table:number-columns-repeated="2"/>
          <table:table-cell table:style-name="ce43" table:formula="of:=VLOOKUP([.C170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504" calcext:value-type="float">
            <text:p>22504</text:p>
          </table:table-cell>
          <table:table-cell table:style-name="ce19" office:value-type="string" calcext:value-type="string">
            <text:p>Derechos</text:p>
          </table:table-cell>
          <table:table-cell table:style-name="ce36" table:number-columns-repeated="2"/>
          <table:table-cell table:style-name="ce43" table:formula="of:=VLOOKUP([.C171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3">
          <table:table-cell table:style-name="ce19" office:value-type="float" office:value="22505" calcext:value-type="float">
            <text:p>22505</text:p>
          </table:table-cell>
          <table:table-cell table:style-name="ce19" office:value-type="string" calcext:value-type="string">
            <text:p>know how</text:p>
          </table:table-cell>
          <table:table-cell table:style-name="ce36" table:number-columns-repeated="2"/>
          <table:table-cell table:style-name="ce43" table:formula="of:=VLOOKUP([.C172];['Grupos Acces'.C$2:.E$74];3;0)" office:value-type="string" office:string-value="" calcext:value-type="error">
            <text:p>#N/D</text:p>
          </table:table-cell>
          <table:table-cell table:style-name="ce46" table:number-columns-repeated="1015"/>
          <table:table-cell table:style-name="ce50" table:number-columns-repeated="4"/>
        </table:table-row>
        <table:table-row table:style-name="ro5">
          <table:table-cell table:style-name="ce16" office:value-type="float" office:value="230" calcext:value-type="float">
            <text:p>230</text:p>
          </table:table-cell>
          <table:table-cell table:style-name="ce16" office:value-type="string" calcext:value-type="string">
            <text:p>Elementos de Arte</text:p>
          </table:table-cell>
          <table:table-cell table:style-name="ce25" office:value-type="float" office:value="16659021" calcext:value-type="float">
            <text:p>16659021</text:p>
          </table:table-cell>
          <table:table-cell table:style-name="ce25" office:value-type="float" office:value="16359021" calcext:value-type="float">
            <text:p>16359021</text:p>
          </table:table-cell>
          <table:table-cell table:style-name="ce33" table:formula="of:=VLOOKUP([.C173];['Grupos Acces'.C$2:.E$74];3;0)" office:value-type="string" office:string-value="ELEMENTOS DE ARTE DEVOLUTIVOS" calcext:value-type="string">
            <text:p>ELEMENTOS DE ARTE DEVOLUTIVOS</text:p>
          </table:table-cell>
          <table:table-cell table:number-columns-repeated="1019"/>
        </table:table-row>
        <table:table-row table:style-name="ro3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Terrenos y edificaciones</text:p>
          </table:table-cell>
          <table:table-cell table:style-name="ce31" table:number-columns-repeated="2"/>
          <table:table-cell table:style-name="ce33" table:formula="of:=VLOOKUP([.C174];['Grupos Acces'.C$2:.E$74];3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3">
          <table:table-cell table:style-name="ce16" office:value-type="float" office:value="301" calcext:value-type="float">
            <text:p>301</text:p>
          </table:table-cell>
          <table:table-cell table:style-name="ce16" office:value-type="string" calcext:value-type="string">
            <text:p>Terrenos y edificaciones</text:p>
          </table:table-cell>
          <table:table-cell table:style-name="ce30" table:number-columns-repeated="2"/>
          <table:table-cell table:style-name="ce33" table:formula="of:=VLOOKUP([.C175];['Grupos Acces'.C$2:.E$74];3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5">
          <table:table-cell table:style-name="ce17" office:value-type="float" office:value="30101" calcext:value-type="float">
            <text:p>30101</text:p>
          </table:table-cell>
          <table:table-cell table:style-name="ce17" office:value-type="string" calcext:value-type="string">
            <text:p>Terrenos</text:p>
          </table:table-cell>
          <table:table-cell table:number-columns-repeated="2" table:style-name="ce30" office:value-type="float" office:value="160501" calcext:value-type="float">
            <text:p>160501</text:p>
          </table:table-cell>
          <table:table-cell table:style-name="ce33" table:formula="of:=VLOOKUP([.C176];['Grupos Acces'.C$2:.E$74];3;0)" office:value-type="string" office:string-value="TERRENOS" calcext:value-type="string">
            <text:p>TERRENOS</text:p>
          </table:table-cell>
          <table:table-cell table:number-columns-repeated="1019"/>
        </table:table-row>
        <table:table-row table:style-name="ro5">
          <table:table-cell table:style-name="ce17" office:value-type="float" office:value="30102" calcext:value-type="float">
            <text:p>30102</text:p>
          </table:table-cell>
          <table:table-cell table:style-name="ce17" office:value-type="string" calcext:value-type="string">
            <text:p>Edificaciones</text:p>
          </table:table-cell>
          <table:table-cell table:number-columns-repeated="2" table:style-name="ce30" office:value-type="float" office:value="164001" calcext:value-type="float">
            <text:p>164001</text:p>
          </table:table-cell>
          <table:table-cell table:style-name="ce33" table:formula="of:=VLOOKUP([.C177];['Grupos Acces'.C$2:.E$74];3;0)" office:value-type="string" office:string-value="EDIFICACIONES" calcext:value-type="string">
            <text:p>EDIFICACIONES</text:p>
          </table:table-cell>
          <table:table-cell table:number-columns-repeated="1019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Elementos de Consumo Controlado</text:p>
          </table:table-cell>
          <table:table-cell table:style-name="ce31" table:number-columns-repeated="2"/>
          <table:table-cell table:style-name="ce33" table:formula="of:=VLOOKUP([.C178];['Grupos Acces'.C$2:.E$74];3;0)" office:value-type="string" office:string-value="" calcext:value-type="error">
            <text:p>#N/D</text:p>
          </table:table-cell>
          <table:table-cell table:style-name="ce48" table:number-columns-repeated="1011"/>
          <table:table-cell table:number-columns-repeated="8"/>
        </table:table-row>
        <table:table-row table:style-name="ro5">
          <table:table-cell table:style-name="ce20" office:value-type="float" office:value="401" calcext:value-type="float">
            <text:p>401</text:p>
          </table:table-cell>
          <table:table-cell table:style-name="ce30" office:value-type="string" calcext:value-type="string">
            <text:p>ELEMENTOS LABORATORIO CONSUMO CONTROLADO</text:p>
          </table:table-cell>
          <table:table-cell table:style-name="ce30" office:value-type="float" office:value="83900720" calcext:value-type="float">
            <text:p>83900720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79];['Grupos Acces'.C$2:.E$74];3;0)" office:value-type="string" office:string-value="ELEMENTOS LABORATORIO C.C. (no utilizar)" calcext:value-type="string">
            <text:p>ELEMENTOS LABORATORIO C.C. (no utilizar)</text:p>
          </table:table-cell>
          <table:table-cell table:number-columns-repeated="1019"/>
        </table:table-row>
        <table:table-row table:style-name="ro5">
          <table:table-cell table:style-name="ce20" office:value-type="float" office:value="402" calcext:value-type="float">
            <text:p>402</text:p>
          </table:table-cell>
          <table:table-cell table:style-name="ce30" office:value-type="string" calcext:value-type="string">
            <text:p>EQUIPO DE LABORATORIO CONSUMO CONTROLADO</text:p>
          </table:table-cell>
          <table:table-cell table:style-name="ce30" office:value-type="float" office:value="83900726" calcext:value-type="float">
            <text:p>83900726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0];['Grupos Acces'.C$2:.E$74];3;0)" office:value-type="string" office:string-value="EQUIPO DE LABORATORIO CC" calcext:value-type="string">
            <text:p>EQUIPO DE LABORATORIO CC</text:p>
          </table:table-cell>
          <table:table-cell table:number-columns-repeated="1019"/>
        </table:table-row>
        <table:table-row table:style-name="ro5">
          <table:table-cell table:style-name="ce20" office:value-type="float" office:value="403" calcext:value-type="float">
            <text:p>403</text:p>
          </table:table-cell>
          <table:table-cell table:style-name="ce30" office:value-type="string" calcext:value-type="string">
            <text:p>ELEMENTOS MUSICALES CONSUMO CONTROLADO</text:p>
          </table:table-cell>
          <table:table-cell table:style-name="ce30" office:value-type="float" office:value="83900722" calcext:value-type="float">
            <text:p>83900722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1];['Grupos Acces'.C$2:.E$74];3;0)" office:value-type="string" office:string-value="ELEMENTOS MUSICALES CC" calcext:value-type="string">
            <text:p>ELEMENTOS MUSICALES CC</text:p>
          </table:table-cell>
          <table:table-cell table:number-columns-repeated="1019"/>
        </table:table-row>
        <table:table-row table:style-name="ro5">
          <table:table-cell table:style-name="ce20" office:value-type="float" office:value="404" calcext:value-type="float">
            <text:p>404</text:p>
          </table:table-cell>
          <table:table-cell table:style-name="ce30" office:value-type="string" calcext:value-type="string">
            <text:p>ELEMENTOS MUSICALES CONSUMO CONTROLADO</text:p>
          </table:table-cell>
          <table:table-cell table:style-name="ce30" office:value-type="float" office:value="83900718" calcext:value-type="float">
            <text:p>83900718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2];['Grupos Acces'.C$2:.E$74];3;0)" office:value-type="string" office:string-value="ELEMENTOS MUSICALES DE C.C. (No utilizar)" calcext:value-type="string">
            <text:p>ELEMENTOS MUSICALES DE C.C. (No utilizar)</text:p>
          </table:table-cell>
          <table:table-cell table:number-columns-repeated="1019"/>
        </table:table-row>
        <table:table-row table:style-name="ro5">
          <table:table-cell table:style-name="ce20" office:value-type="float" office:value="405" calcext:value-type="float">
            <text:p>405</text:p>
          </table:table-cell>
          <table:table-cell table:style-name="ce30" office:value-type="string" calcext:value-type="string">
            <text:p>EQUIPO DE COMPUTO CONSUMO CONTROLADO</text:p>
          </table:table-cell>
          <table:table-cell table:style-name="ce30" office:value-type="float" office:value="83900731" calcext:value-type="float">
            <text:p>83900731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3];['Grupos Acces'.C$2:.E$74];3;0)" office:value-type="string" office:string-value="EQUIPO DE COMPUTO CC" calcext:value-type="string">
            <text:p>EQUIPO DE COMPUTO CC</text:p>
          </table:table-cell>
          <table:table-cell table:number-columns-repeated="1019"/>
        </table:table-row>
        <table:table-row table:style-name="ro5">
          <table:table-cell table:style-name="ce20" office:value-type="float" office:value="406" calcext:value-type="float">
            <text:p>406</text:p>
          </table:table-cell>
          <table:table-cell table:style-name="ce30" office:value-type="string" calcext:value-type="string">
            <text:p>EQUIPO DE COMUNICACIÓN CONSUMO CONTROLADO</text:p>
          </table:table-cell>
          <table:table-cell table:style-name="ce30" office:value-type="float" office:value="83900730" calcext:value-type="float">
            <text:p>83900730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4];['Grupos Acces'.C$2:.E$74];3;0)" office:value-type="string" office:string-value="EQUIPO DE COMUNICACIÓN CC" calcext:value-type="string">
            <text:p>EQUIPO DE COMUNICACIÓN CC</text:p>
          </table:table-cell>
          <table:table-cell table:number-columns-repeated="1019"/>
        </table:table-row>
        <table:table-row table:style-name="ro5">
          <table:table-cell table:style-name="ce20" office:value-type="float" office:value="407" calcext:value-type="float">
            <text:p>407</text:p>
          </table:table-cell>
          <table:table-cell table:style-name="ce30" office:value-type="string" calcext:value-type="string">
            <text:p>EQUIPO MAQUINARIA CONSTRUCCION CONSUMO CONTROLADO</text:p>
          </table:table-cell>
          <table:table-cell table:style-name="ce30" office:value-type="float" office:value="83900724" calcext:value-type="float">
            <text:p>83900724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5];['Grupos Acces'.C$2:.E$74];3;0)" office:value-type="string" office:string-value="EQUIPO MAQUINARIA CONSTRUCCION CC" calcext:value-type="string">
            <text:p>EQUIPO MAQUINARIA CONSTRUCCION CC</text:p>
          </table:table-cell>
          <table:table-cell table:number-columns-repeated="1019"/>
        </table:table-row>
        <table:table-row table:style-name="ro5">
          <table:table-cell table:style-name="ce20" office:value-type="float" office:value="408" calcext:value-type="float">
            <text:p>408</text:p>
          </table:table-cell>
          <table:table-cell table:style-name="ce30" office:value-type="string" calcext:value-type="string">
            <text:p>EQUIPO MEDICO Y ODONTOLOGICO CONSUMO CONTROLADO</text:p>
          </table:table-cell>
          <table:table-cell table:style-name="ce30" office:value-type="float" office:value="83900727" calcext:value-type="float">
            <text:p>83900727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6];['Grupos Acces'.C$2:.E$74];3;0)" office:value-type="string" office:string-value="EQUIPO MEDICO Y ODONTOLOGICO CC" calcext:value-type="string">
            <text:p>EQUIPO MEDICO Y ODONTOLOGICO CC</text:p>
          </table:table-cell>
          <table:table-cell table:number-columns-repeated="1019"/>
        </table:table-row>
        <table:table-row table:style-name="ro5">
          <table:table-cell table:style-name="ce20" office:value-type="float" office:value="409" calcext:value-type="float">
            <text:p>409</text:p>
          </table:table-cell>
          <table:table-cell table:style-name="ce30" office:value-type="string" calcext:value-type="string">
            <text:p>EQUIPO RECREACION Y DEPORTE CONSUMO CONTROLADO</text:p>
          </table:table-cell>
          <table:table-cell table:style-name="ce30" office:value-type="float" office:value="83900723" calcext:value-type="float">
            <text:p>83900723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7];['Grupos Acces'.C$2:.E$74];3;0)" office:value-type="string" office:string-value="EQUIPO RECREACION Y DEPORTE CC" calcext:value-type="string">
            <text:p>EQUIPO RECREACION Y DEPORTE CC</text:p>
          </table:table-cell>
          <table:table-cell table:number-columns-repeated="1019"/>
        </table:table-row>
        <table:table-row table:style-name="ro5">
          <table:table-cell table:style-name="ce20" office:value-type="float" office:value="410" calcext:value-type="float">
            <text:p>410</text:p>
          </table:table-cell>
          <table:table-cell table:style-name="ce30" office:value-type="string" calcext:value-type="string">
            <text:p>EQUIPO Y MAQUINARIA DE OFICINA CONSUMO CONTROLADO</text:p>
          </table:table-cell>
          <table:table-cell table:style-name="ce30" office:value-type="float" office:value="83900729" calcext:value-type="float">
            <text:p>83900729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8];['Grupos Acces'.C$2:.E$74];3;0)" office:value-type="string" office:string-value="EQUIPO Y MAQUINARIA DE OFICINA CC" calcext:value-type="string">
            <text:p>EQUIPO Y MAQUINARIA DE OFICINA CC</text:p>
          </table:table-cell>
          <table:table-cell table:number-columns-repeated="1019"/>
        </table:table-row>
        <table:table-row table:style-name="ro5">
          <table:table-cell table:style-name="ce20" office:value-type="float" office:value="411" calcext:value-type="float">
            <text:p>411</text:p>
          </table:table-cell>
          <table:table-cell table:style-name="ce30" office:value-type="string" calcext:value-type="string">
            <text:p>HERRAMIENTAS DE CONSUMO CONTROLADO</text:p>
          </table:table-cell>
          <table:table-cell table:style-name="ce30" office:value-type="float" office:value="83900721" calcext:value-type="float">
            <text:p>83900721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89];['Grupos Acces'.C$2:.E$74];3;0)" office:value-type="string" office:string-value="REPUESTOS PARA MAQUINAS Y EQUIPOS CC" calcext:value-type="string">
            <text:p>REPUESTOS PARA MAQUINAS Y EQUIPOS CC</text:p>
          </table:table-cell>
          <table:table-cell table:number-columns-repeated="1019"/>
        </table:table-row>
        <table:table-row table:style-name="ro5">
          <table:table-cell table:style-name="ce20" office:value-type="float" office:value="412" calcext:value-type="float">
            <text:p>412</text:p>
          </table:table-cell>
          <table:table-cell table:style-name="ce30" office:value-type="string" calcext:value-type="string">
            <text:p>HERRAMIENTAS Y SUS ACCESORIOS CONSUMO CONTROLADO</text:p>
          </table:table-cell>
          <table:table-cell table:style-name="ce30" office:value-type="float" office:value="83900725" calcext:value-type="float">
            <text:p>83900725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90];['Grupos Acces'.C$2:.E$74];3;0)" office:value-type="string" office:string-value="HERRAMIENTAS Y SUS ACCESORIOS CC" calcext:value-type="string">
            <text:p>HERRAMIENTAS Y SUS ACCESORIOS CC</text:p>
          </table:table-cell>
          <table:table-cell table:number-columns-repeated="1019"/>
        </table:table-row>
        <table:table-row table:style-name="ro5">
          <table:table-cell table:style-name="ce20" office:value-type="float" office:value="413" calcext:value-type="float">
            <text:p>413</text:p>
          </table:table-cell>
          <table:table-cell table:style-name="ce30" office:value-type="string" calcext:value-type="string">
            <text:p>LIBROS CONSUMO CONTROLADO</text:p>
          </table:table-cell>
          <table:table-cell table:style-name="ce30" office:value-type="float" office:value="83900716" calcext:value-type="float">
            <text:p>83900716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table:formula="of:=VLOOKUP([.C191];['Grupos Acces'.C$2:.E$74];3;0)" office:value-type="string" office:string-value="LIBROS DE C.C (no utilizar)" calcext:value-type="string">
            <text:p>LIBROS DE C.C (no utilizar)</text:p>
          </table:table-cell>
          <table:table-cell table:number-columns-repeated="1019"/>
        </table:table-row>
        <table:table-row table:style-name="ro3">
          <table:table-cell table:style-name="ce20" office:value-type="float" office:value="414" calcext:value-type="float">
            <text:p>414</text:p>
          </table:table-cell>
          <table:table-cell table:style-name="ce31" office:value-type="string" calcext:value-type="string">
            <text:p>LIBROS DE CONSUMO CONTROLADO</text:p>
          </table:table-cell>
          <table:table-cell table:style-name="ce31" office:value-type="float" office:value="83900732" calcext:value-type="float">
            <text:p>83900732</text:p>
          </table:table-cell>
          <table:table-cell table:style-name="ce31" office:value-type="float" office:value="51111401" calcext:value-type="float">
            <text:p>51111401</text:p>
          </table:table-cell>
          <table:table-cell table:style-name="ce31" table:formula="of:=VLOOKUP([.C192];['Grupos Acces'.C$2:.E$74];3;0)" office:value-type="string" office:string-value="LIBROS CC" calcext:value-type="string">
            <text:p>LIBROS CC</text:p>
          </table:table-cell>
          <table:table-cell table:number-columns-repeated="1019"/>
        </table:table-row>
        <table:table-row table:style-name="ro5">
          <table:table-cell table:style-name="ce20" office:value-type="float" office:value="415" calcext:value-type="float">
            <text:p>415</text:p>
          </table:table-cell>
          <table:table-cell table:style-name="ce30" office:value-type="string" calcext:value-type="string">
            <text:p>MUEBLES Y ENSERES CONSUMO CONTROLADO</text:p>
          </table:table-cell>
          <table:table-cell table:style-name="ce30" office:value-type="float" office:value="83900728" calcext:value-type="float">
            <text:p>83900728</text:p>
          </table:table-cell>
          <table:table-cell table:style-name="ce30" office:value-type="float" office:value="51111401" calcext:value-type="float">
            <text:p>51111401</text:p>
          </table:table-cell>
          <table:table-cell table:style-name="ce31" office:value-type="string" calcext:value-type="string">
            <text:p>LIBROS DE C.C </text:p>
          </table:table-cell>
          <table:table-cell table:number-columns-repeated="1019"/>
        </table:table-row>
        <table:table-row table:style-name="ro3">
          <table:table-cell table:style-name="ce20" office:value-type="float" office:value="416" calcext:value-type="float">
            <text:p>416</text:p>
          </table:table-cell>
          <table:table-cell table:style-name="ce32" office:value-type="string" calcext:value-type="string">
            <text:p>TECLADO CONSUMO CONTROLADO</text:p>
          </table:table-cell>
          <table:table-cell table:style-name="ce32" office:value-type="float" office:value="8390071901" calcext:value-type="float">
            <text:p>8390071901</text:p>
          </table:table-cell>
          <table:table-cell table:style-name="ce32" office:value-type="float" office:value="51111401" calcext:value-type="float">
            <text:p>51111401</text:p>
          </table:table-cell>
          <table:table-cell table:style-name="ce32" office:value-type="string" calcext:value-type="string">
            <text:p>TECLADO C.C (no utilizar)</text:p>
          </table:table-cell>
          <table:table-cell table:number-columns-repeated="1019"/>
        </table:table-row>
        <table:table-row table:style-name="ro3">
          <table:table-cell table:style-name="ce20" office:value-type="float" office:value="417" calcext:value-type="float">
            <text:p>417</text:p>
          </table:table-cell>
          <table:table-cell table:style-name="ce32" office:value-type="string" calcext:value-type="string">
            <text:p>SILLAS CONSUMO CONTROLADO</text:p>
          </table:table-cell>
          <table:table-cell table:style-name="ce32" office:value-type="float" office:value="8390071701" calcext:value-type="float">
            <text:p>8390071701</text:p>
          </table:table-cell>
          <table:table-cell table:style-name="ce32" office:value-type="float" office:value="51111401" calcext:value-type="float">
            <text:p>51111401</text:p>
          </table:table-cell>
          <table:table-cell table:style-name="ce32" office:value-type="string" calcext:value-type="string">
            <text:p>SILLAS C.C <text:s/>(no utilizar)</text:p>
          </table:table-cell>
          <table:table-cell table:number-columns-repeated="1019"/>
        </table:table-row>
        <table:table-row table:style-name="ro3">
          <table:table-cell table:style-name="ce20" office:value-type="float" office:value="418" calcext:value-type="float">
            <text:p>418</text:p>
          </table:table-cell>
          <table:table-cell table:style-name="ce32" office:value-type="string" calcext:value-type="string">
            <text:p>MESA CONSUMO CONTROLADO</text:p>
          </table:table-cell>
          <table:table-cell table:style-name="ce32" office:value-type="float" office:value="8390071702" calcext:value-type="float">
            <text:p>8390071702</text:p>
          </table:table-cell>
          <table:table-cell table:style-name="ce32" office:value-type="float" office:value="51111401" calcext:value-type="float">
            <text:p>51111401</text:p>
          </table:table-cell>
          <table:table-cell table:style-name="ce32" office:value-type="string" calcext:value-type="string">
            <text:p>MESA C.C (no utilizar)</text:p>
          </table:table-cell>
          <table:table-cell table:number-columns-repeated="1019"/>
        </table:table-row>
        <table:table-row table:style-name="ro3" table:number-rows-repeated="361">
          <table:table-cell table:style-name="ce21"/>
          <table:table-cell table:style-name="ce33"/>
          <table:table-cell table:style-name="ce41" table:number-columns-repeated="2"/>
          <table:table-cell table:style-name="ce33"/>
          <table:table-cell table:number-columns-repeated="1019"/>
        </table:table-row>
        <table:table-row table:style-name="ro3" table:number-rows-repeated="10480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upos Acces" table:style-name="ta4">
        <office:forms form:automatic-focus="false" form:apply-design-mode="false"/>
        <table:table-column table:style-name="co19" table:default-cell-style-name="ce54"/>
        <table:table-column table:style-name="co20" table:default-cell-style-name="ce51"/>
        <table:table-column table:style-name="co21" table:default-cell-style-name="ce51"/>
        <table:table-column table:style-name="co22" table:default-cell-style-name="ce51"/>
        <table:table-column table:style-name="co20" table:default-cell-style-name="ce51"/>
        <table:table-column table:style-name="co23" table:default-cell-style-name="ce58"/>
        <table:table-column table:style-name="co21" table:number-columns-repeated="237" table:default-cell-style-name="ce51"/>
        <table:table-column table:style-name="co10" table:number-columns-repeated="780" table:default-cell-style-name="ce51"/>
        <table:table-row table:style-name="ro6">
          <table:table-cell table:style-name="ce52" office:value-type="string" calcext:value-type="string">
            <text:p>cod</text:p>
          </table:table-cell>
          <table:table-cell table:style-name="ce55" office:value-type="string" calcext:value-type="string">
            <text:p>Descripción del grupo</text:p>
          </table:table-cell>
          <table:table-cell table:style-name="ce55" office:value-type="string" calcext:value-type="string">
            <text:p>Cuenta Salida</text:p>
          </table:table-cell>
          <table:table-cell table:style-name="ce55" office:value-type="string" calcext:value-type="string">
            <text:p>Cuenta Entrada</text:p>
          </table:table-cell>
          <table:table-cell table:style-name="ce55" office:value-type="string" calcext:value-type="string">
            <text:p>Descripción del grupo</text:p>
          </table:table-cell>
          <table:table-cell table:style-name="ce57" office:value-type="string" calcext:value-type="string">
            <text:p>NO RELACIONADOS</text:p>
          </table:table-cell>
          <table:table-cell table:number-columns-repeated="1017"/>
        </table:table-row>
        <table:table-row table:style-name="ro7">
          <table:table-cell table:style-name="ce53" office:value-type="float" office:value="91" calcext:value-type="float">
            <text:p>91</text:p>
          </table:table-cell>
          <table:table-cell table:style-name="ce44" office:value-type="string" calcext:value-type="string">
            <text:p>ELEMENTOS MUSICALES CC</text:p>
          </table:table-cell>
          <table:table-cell table:style-name="ce56" office:value-type="float" office:value="83900722" calcext:value-type="float">
            <text:p>83900722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LEMENTOS MUSICALES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2" calcext:value-type="float">
            <text:p>92</text:p>
          </table:table-cell>
          <table:table-cell table:style-name="ce44" office:value-type="string" calcext:value-type="string">
            <text:p>EQUIPO RECREACION Y DEPORTE CC</text:p>
          </table:table-cell>
          <table:table-cell table:style-name="ce56" office:value-type="float" office:value="83900723" calcext:value-type="float">
            <text:p>83900723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QUIPO RECREACION Y DEPORTE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3" calcext:value-type="float">
            <text:p>93</text:p>
          </table:table-cell>
          <table:table-cell table:style-name="ce44" office:value-type="string" calcext:value-type="string">
            <text:p>EQUIPO MAQUINARIA CONSTRUCCION CC</text:p>
          </table:table-cell>
          <table:table-cell table:style-name="ce56" office:value-type="float" office:value="83900724" calcext:value-type="float">
            <text:p>83900724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QUIPO MAQUINARIA CONSTRUCCION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4" calcext:value-type="float">
            <text:p>94</text:p>
          </table:table-cell>
          <table:table-cell table:style-name="ce44" office:value-type="string" calcext:value-type="string">
            <text:p>HERRAMIENTAS Y SUS ACCESORIOS CC</text:p>
          </table:table-cell>
          <table:table-cell table:style-name="ce56" office:value-type="float" office:value="83900725" calcext:value-type="float">
            <text:p>83900725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HERRAMIENTAS Y SUS ACCESORIOS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5" calcext:value-type="float">
            <text:p>95</text:p>
          </table:table-cell>
          <table:table-cell table:style-name="ce44" office:value-type="string" calcext:value-type="string">
            <text:p>EQUIPO DE LABORATORIO CC</text:p>
          </table:table-cell>
          <table:table-cell table:style-name="ce56" office:value-type="float" office:value="83900726" calcext:value-type="float">
            <text:p>83900726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QUIPO DE LABORATORIO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6" calcext:value-type="float">
            <text:p>96</text:p>
          </table:table-cell>
          <table:table-cell table:style-name="ce44" office:value-type="string" calcext:value-type="string">
            <text:p>EQUIPO MEDICO Y ODONTOLOGICO CC</text:p>
          </table:table-cell>
          <table:table-cell table:style-name="ce56" office:value-type="float" office:value="83900727" calcext:value-type="float">
            <text:p>83900727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QUIPO MEDICO Y ODONTOLOGICO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7" calcext:value-type="float">
            <text:p>97</text:p>
          </table:table-cell>
          <table:table-cell table:style-name="ce44" office:value-type="string" calcext:value-type="string">
            <text:p>MUEBLES Y ENSERES CC</text:p>
          </table:table-cell>
          <table:table-cell table:style-name="ce56" office:value-type="float" office:value="83900728" calcext:value-type="float">
            <text:p>83900728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MUEBLES Y ENSERES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8" calcext:value-type="float">
            <text:p>98</text:p>
          </table:table-cell>
          <table:table-cell table:style-name="ce44" office:value-type="string" calcext:value-type="string">
            <text:p>EQUIPO Y MAQUINARIA DE OFICINA CC</text:p>
          </table:table-cell>
          <table:table-cell table:style-name="ce56" office:value-type="float" office:value="83900729" calcext:value-type="float">
            <text:p>83900729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QUIPO Y MAQUINARIA DE OFICINA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9" calcext:value-type="float">
            <text:p>99</text:p>
          </table:table-cell>
          <table:table-cell table:style-name="ce44" office:value-type="string" calcext:value-type="string">
            <text:p>EQUIPO DE COMUNICACIÓN CC</text:p>
          </table:table-cell>
          <table:table-cell table:style-name="ce56" office:value-type="float" office:value="83900730" calcext:value-type="float">
            <text:p>83900730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QUIPO DE COMUNICACIÓN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0" calcext:value-type="float">
            <text:p>100</text:p>
          </table:table-cell>
          <table:table-cell table:style-name="ce44" office:value-type="string" calcext:value-type="string">
            <text:p>EQUIPO DE COMPUTO CC</text:p>
          </table:table-cell>
          <table:table-cell table:style-name="ce56" office:value-type="float" office:value="83900731" calcext:value-type="float">
            <text:p>83900731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QUIPO DE COMPUTO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1" calcext:value-type="float">
            <text:p>101</text:p>
          </table:table-cell>
          <table:table-cell table:style-name="ce44" office:value-type="string" calcext:value-type="string">
            <text:p>LIBROS CC</text:p>
          </table:table-cell>
          <table:table-cell table:style-name="ce56" office:value-type="float" office:value="83900732" calcext:value-type="float">
            <text:p>83900732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LIBROS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2" calcext:value-type="float">
            <text:p>102</text:p>
          </table:table-cell>
          <table:table-cell table:style-name="ce44" office:value-type="string" calcext:value-type="string">
            <text:p>COMBUSTIBLES Y LUBRICANTES</text:p>
          </table:table-cell>
          <table:table-cell table:style-name="ce56" office:value-type="float" office:value="51114602" calcext:value-type="float">
            <text:p>51114602</text:p>
          </table:table-cell>
          <table:table-cell table:style-name="ce56" office:value-type="float" office:value="19102202" calcext:value-type="float">
            <text:p>19102202</text:p>
          </table:table-cell>
          <table:table-cell table:style-name="ce44" office:value-type="string" calcext:value-type="string">
            <text:p>COMBUSTIBLES Y LUBRICANT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3" calcext:value-type="float">
            <text:p>103</text:p>
          </table:table-cell>
          <table:table-cell table:style-name="ce44" office:value-type="string" calcext:value-type="string">
            <text:p>MEDICAMENTOS,ELEMENTOS ODONTOLOGICOS ,ETC</text:p>
          </table:table-cell>
          <table:table-cell table:style-name="ce56" office:value-type="float" office:value="51119003" calcext:value-type="float">
            <text:p>51119003</text:p>
          </table:table-cell>
          <table:table-cell table:style-name="ce56" office:value-type="float" office:value="19100103" calcext:value-type="float">
            <text:p>19100103</text:p>
          </table:table-cell>
          <table:table-cell table:style-name="ce44" office:value-type="string" calcext:value-type="string">
            <text:p>MEDICAMENTOS,ELEMENTOS ODONTOLOGICOS ,ET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4" calcext:value-type="float">
            <text:p>104</text:p>
          </table:table-cell>
          <table:table-cell table:style-name="ce44" office:value-type="string" calcext:value-type="string">
            <text:p>ELEMENTOS PARA CONSTRUCCION E INSTALACION</text:p>
          </table:table-cell>
          <table:table-cell table:style-name="ce56" office:value-type="float" office:value="51111404" calcext:value-type="float">
            <text:p>51111404</text:p>
          </table:table-cell>
          <table:table-cell table:style-name="ce56" office:value-type="float" office:value="19100104" calcext:value-type="float">
            <text:p>19100104</text:p>
          </table:table-cell>
          <table:table-cell table:style-name="ce44" office:value-type="string" calcext:value-type="string">
            <text:p>ELEMENTOS PARA CONSTRUCCION E INSTALACION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8" calcext:value-type="float">
            <text:p>108</text:p>
          </table:table-cell>
          <table:table-cell table:style-name="ce44" office:value-type="string" calcext:value-type="string">
            <text:p>MEDALLAS Y TROFEOS,ELEMENTOS DEPORTIVOS</text:p>
          </table:table-cell>
          <table:table-cell table:style-name="ce56" office:value-type="float" office:value="51113708" calcext:value-type="float">
            <text:p>51113708</text:p>
          </table:table-cell>
          <table:table-cell table:style-name="ce56" office:value-type="float" office:value="19100108" calcext:value-type="float">
            <text:p>19100108</text:p>
          </table:table-cell>
          <table:table-cell table:style-name="ce44" office:value-type="string" calcext:value-type="string">
            <text:p>MEDALLAS Y TROFEOS,ELEMENTOS DEPORTIV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9" calcext:value-type="float">
            <text:p>109</text:p>
          </table:table-cell>
          <table:table-cell table:style-name="ce44" office:value-type="string" calcext:value-type="string">
            <text:p>SEMILLAS Y ABONOS</text:p>
          </table:table-cell>
          <table:table-cell table:style-name="ce56" office:value-type="float" office:value="51119009" calcext:value-type="float">
            <text:p>51119009</text:p>
          </table:table-cell>
          <table:table-cell table:style-name="ce56" office:value-type="float" office:value="19100109" calcext:value-type="float">
            <text:p>19100109</text:p>
          </table:table-cell>
          <table:table-cell table:style-name="ce44" office:value-type="string" calcext:value-type="string">
            <text:p>SEMILLAS Y ABON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10" calcext:value-type="float">
            <text:p>110</text:p>
          </table:table-cell>
          <table:table-cell table:style-name="ce44" office:value-type="string" calcext:value-type="string">
            <text:p>UTILES DE ESCRITORIO Y OFICINA</text:p>
          </table:table-cell>
          <table:table-cell table:style-name="ce56" office:value-type="float" office:value="51119010" calcext:value-type="float">
            <text:p>51119010</text:p>
          </table:table-cell>
          <table:table-cell table:style-name="ce56" office:value-type="float" office:value="19100110" calcext:value-type="float">
            <text:p>19100110</text:p>
          </table:table-cell>
          <table:table-cell table:style-name="ce44" office:value-type="string" calcext:value-type="string">
            <text:p>UTILES DE ESCRITORIO Y OFICINA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11" calcext:value-type="float">
            <text:p>111</text:p>
          </table:table-cell>
          <table:table-cell table:style-name="ce44" office:value-type="string" calcext:value-type="string">
            <text:p>VIVERES,RANCHO Y LICORES</text:p>
          </table:table-cell>
          <table:table-cell table:style-name="ce56" office:value-type="float" office:value="51115511" calcext:value-type="float">
            <text:p>51115511</text:p>
          </table:table-cell>
          <table:table-cell table:style-name="ce56" office:value-type="float" office:value="19100111" calcext:value-type="float">
            <text:p>19100111</text:p>
          </table:table-cell>
          <table:table-cell table:style-name="ce44" office:value-type="string" calcext:value-type="string">
            <text:p>VIVERES,RANCHO Y LICOR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12" calcext:value-type="float">
            <text:p>112</text:p>
          </table:table-cell>
          <table:table-cell table:style-name="ce44" office:value-type="string" calcext:value-type="string">
            <text:p>REPUESTOS PARA MAQUINAS Y EQUIPOS CC</text:p>
          </table:table-cell>
          <table:table-cell table:style-name="ce56" office:value-type="float" office:value="83900721" calcext:value-type="float">
            <text:p>83900721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REPUESTOS PARA MAQUINAS Y EQUIPOS C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14" calcext:value-type="float">
            <text:p>114</text:p>
          </table:table-cell>
          <table:table-cell table:style-name="ce44" office:value-type="string" calcext:value-type="string">
            <text:p>PRODUCTOS ELABORADOS</text:p>
          </table:table-cell>
          <table:table-cell table:style-name="ce56" office:value-type="float" office:value="51119014" calcext:value-type="float">
            <text:p>51119014</text:p>
          </table:table-cell>
          <table:table-cell table:style-name="ce56" office:value-type="float" office:value="19100114" calcext:value-type="float">
            <text:p>19100114</text:p>
          </table:table-cell>
          <table:table-cell table:style-name="ce44" office:value-type="string" calcext:value-type="string">
            <text:p>PRODUCTOS ELABORADOS</text:p>
          </table:table-cell>
          <table:table-cell office:value-type="string" calcext:value-type="string">
            <text:p>NO RELACIONADOS</text:p>
          </table:table-cell>
          <table:table-cell table:number-columns-repeated="1017"/>
        </table:table-row>
        <table:table-row table:style-name="ro7">
          <table:table-cell table:style-name="ce53" office:value-type="float" office:value="115" calcext:value-type="float">
            <text:p>115</text:p>
          </table:table-cell>
          <table:table-cell table:style-name="ce44" office:value-type="string" calcext:value-type="string">
            <text:p>PUBLICACIONES,REVISTAS PARA VENTA U OBSEQUIO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0101" calcext:value-type="float">
            <text:p>19100101</text:p>
          </table:table-cell>
          <table:table-cell table:style-name="ce44" office:value-type="string" calcext:value-type="string">
            <text:p>PUBLICACIONES,REVISTAS PARA VENTA U OBSEQUI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16" calcext:value-type="float">
            <text:p>116</text:p>
          </table:table-cell>
          <table:table-cell table:style-name="ce44" office:value-type="string" calcext:value-type="string">
            <text:p>DOTACION A TRABAJADORES</text:p>
          </table:table-cell>
          <table:table-cell table:style-name="ce56" office:value-type="float" office:value="51110320" calcext:value-type="float">
            <text:p>51110320</text:p>
          </table:table-cell>
          <table:table-cell table:style-name="ce56" office:value-type="float" office:value="19100401" calcext:value-type="float">
            <text:p>19100401</text:p>
          </table:table-cell>
          <table:table-cell table:style-name="ce44" office:value-type="string" calcext:value-type="string">
            <text:p>DOTACION A TRABAJADOR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17" calcext:value-type="float">
            <text:p>117</text:p>
          </table:table-cell>
          <table:table-cell table:style-name="ce44" office:value-type="string" calcext:value-type="string">
            <text:p>ELEMENTOS DE LENCERIA (NO UTILIZAR)</text:p>
          </table:table-cell>
          <table:table-cell table:style-name="ce56" office:value-type="float" office:value="51110301" calcext:value-type="float">
            <text:p>51110301</text:p>
          </table:table-cell>
          <table:table-cell table:style-name="ce56" office:value-type="float" office:value="19100501" calcext:value-type="float">
            <text:p>19100501</text:p>
          </table:table-cell>
          <table:table-cell table:style-name="ce44" office:value-type="string" calcext:value-type="string">
            <text:p>ELEMENTOS DE LENCERIA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19" calcext:value-type="float">
            <text:p>119</text:p>
          </table:table-cell>
          <table:table-cell table:style-name="ce44" office:value-type="string" calcext:value-type="string">
            <text:p>PUBLICIDAD Y PROPAGANDA</text:p>
          </table:table-cell>
          <table:table-cell table:style-name="ce56" office:value-type="float" office:value="51112102" calcext:value-type="float">
            <text:p>51112102</text:p>
          </table:table-cell>
          <table:table-cell table:style-name="ce56" office:value-type="float" office:value="19100902" calcext:value-type="float">
            <text:p>19100902</text:p>
          </table:table-cell>
          <table:table-cell table:style-name="ce44" office:value-type="string" calcext:value-type="string">
            <text:p>PUBLICIDAD Y PROPAGANDA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0" calcext:value-type="float">
            <text:p>120</text:p>
          </table:table-cell>
          <table:table-cell table:style-name="ce44" office:value-type="string" calcext:value-type="string">
            <text:p>ELEMENTOS DE ASEO, LAVANDERIA, CAFETERIA</text:p>
          </table:table-cell>
          <table:table-cell table:style-name="ce56" office:value-type="float" office:value="51115501" calcext:value-type="float">
            <text:p>51115501</text:p>
          </table:table-cell>
          <table:table-cell table:style-name="ce56" office:value-type="float" office:value="19102101" calcext:value-type="float">
            <text:p>19102101</text:p>
          </table:table-cell>
          <table:table-cell table:style-name="ce44" office:value-type="string" calcext:value-type="string">
            <text:p>ELEMENTOS DE ASEO, LAVANDERIA, CAFETERIA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1" calcext:value-type="float">
            <text:p>121</text:p>
          </table:table-cell>
          <table:table-cell table:style-name="ce44" office:value-type="string" calcext:value-type="string">
            <text:p>CAPACITACION,BIENESTAR SOCIAL Y ESTIMULOS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2300" calcext:value-type="float">
            <text:p>19102300</text:p>
          </table:table-cell>
          <table:table-cell table:style-name="ce44" office:value-type="string" calcext:value-type="string">
            <text:p>CAPACITACION,BIENESTAR SOCIAL Y ESTIMUL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2" calcext:value-type="float">
            <text:p>122</text:p>
          </table:table-cell>
          <table:table-cell table:style-name="ce44" office:value-type="string" calcext:value-type="string">
            <text:p>VIDEOS</text:p>
          </table:table-cell>
          <table:table-cell table:style-name="ce56" office:value-type="float" office:value="51115801" calcext:value-type="float">
            <text:p>51115801</text:p>
          </table:table-cell>
          <table:table-cell table:style-name="ce56" office:value-type="float" office:value="19102401" calcext:value-type="float">
            <text:p>19102401</text:p>
          </table:table-cell>
          <table:table-cell table:style-name="ce44" office:value-type="string" calcext:value-type="string">
            <text:p>VIDEOS</text:p>
          </table:table-cell>
          <table:table-cell office:value-type="string" calcext:value-type="string">
            <text:p>NO RELACIONADOS</text:p>
          </table:table-cell>
          <table:table-cell table:number-columns-repeated="1017"/>
        </table:table-row>
        <table:table-row table:style-name="ro7">
          <table:table-cell table:style-name="ce53" office:value-type="float" office:value="123" calcext:value-type="float">
            <text:p>123</text:p>
          </table:table-cell>
          <table:table-cell table:style-name="ce44" office:value-type="string" calcext:value-type="string">
            <text:p>MANTENIMIENTO</text:p>
          </table:table-cell>
          <table:table-cell table:style-name="ce56" office:value-type="float" office:value="51111501" calcext:value-type="float">
            <text:p>51111501</text:p>
          </table:table-cell>
          <table:table-cell table:style-name="ce56" office:value-type="float" office:value="19102601" calcext:value-type="float">
            <text:p>19102601</text:p>
          </table:table-cell>
          <table:table-cell table:style-name="ce44" office:value-type="string" calcext:value-type="string">
            <text:p>MANTENIMIENTO</text:p>
          </table:table-cell>
          <table:table-cell office:value-type="string" calcext:value-type="string">
            <text:p>NO RELACIONADOS</text:p>
          </table:table-cell>
          <table:table-cell table:number-columns-repeated="1017"/>
        </table:table-row>
        <table:table-row table:style-name="ro7">
          <table:table-cell table:style-name="ce53" office:value-type="float" office:value="125" calcext:value-type="float">
            <text:p>125</text:p>
          </table:table-cell>
          <table:table-cell table:style-name="ce44" office:value-type="string" calcext:value-type="string">
            <text:p>MATERIALES Y SUMINISTROS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0101" calcext:value-type="float">
            <text:p>19100101</text:p>
          </table:table-cell>
          <table:table-cell table:style-name="ce44" office:value-type="string" calcext:value-type="string">
            <text:p>MATERIALES Y SUMINISTR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6" calcext:value-type="float">
            <text:p>126</text:p>
          </table:table-cell>
          <table:table-cell table:style-name="ce44" office:value-type="string" calcext:value-type="string">
            <text:p>LICENCIAS CONSUMO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0101" calcext:value-type="float">
            <text:p>19100101</text:p>
          </table:table-cell>
          <table:table-cell table:style-name="ce44" office:value-type="string" calcext:value-type="string">
            <text:p>LICENCIAS CONSUM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7" calcext:value-type="float">
            <text:p>127</text:p>
          </table:table-cell>
          <table:table-cell table:style-name="ce44" office:value-type="string" calcext:value-type="string">
            <text:p>MATERIAL PARA LABORATORIO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0117" calcext:value-type="float">
            <text:p>19100117</text:p>
          </table:table-cell>
          <table:table-cell table:style-name="ce44" office:value-type="string" calcext:value-type="string">
            <text:p>MATERIAL PARA LABORATORI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8" calcext:value-type="float">
            <text:p>128</text:p>
          </table:table-cell>
          <table:table-cell table:style-name="ce44" office:value-type="string" calcext:value-type="string">
            <text:p>ACCESORIOS EQUIPO DE COMPUTO C. C</text:p>
          </table:table-cell>
          <table:table-cell table:style-name="ce56" office:value-type="float" office:value="83900731" calcext:value-type="float">
            <text:p>83900731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ACCESORIOS EQUIPO DE COMPUTO C. C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90" calcext:value-type="float">
            <text:p>190</text:p>
          </table:table-cell>
          <table:table-cell table:style-name="ce44" office:value-type="string" calcext:value-type="string">
            <text:p>TERRENOS</text:p>
          </table:table-cell>
          <table:table-cell table:number-columns-repeated="2" table:style-name="ce56" office:value-type="float" office:value="160501" calcext:value-type="float">
            <text:p>160501</text:p>
          </table:table-cell>
          <table:table-cell table:style-name="ce44" office:value-type="string" calcext:value-type="string">
            <text:p>TERREN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91" calcext:value-type="float">
            <text:p>191</text:p>
          </table:table-cell>
          <table:table-cell table:style-name="ce44" office:value-type="string" calcext:value-type="string">
            <text:p>EDIFICACIONES</text:p>
          </table:table-cell>
          <table:table-cell table:number-columns-repeated="2" table:style-name="ce56" office:value-type="float" office:value="164001" calcext:value-type="float">
            <text:p>164001</text:p>
          </table:table-cell>
          <table:table-cell table:style-name="ce44" office:value-type="string" calcext:value-type="string">
            <text:p>EDIFICACION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1" calcext:value-type="float">
            <text:p>201</text:p>
          </table:table-cell>
          <table:table-cell table:style-name="ce44" office:value-type="string" calcext:value-type="string">
            <text:p>ARMAS ACCESORIOS Y REPUESTOS</text:p>
          </table:table-cell>
          <table:table-cell table:style-name="ce56" office:value-type="float" office:value="16551001" calcext:value-type="float">
            <text:p>16551001</text:p>
          </table:table-cell>
          <table:table-cell table:style-name="ce56" office:value-type="float" office:value="16350101" calcext:value-type="float">
            <text:p>16350101</text:p>
          </table:table-cell>
          <table:table-cell table:style-name="ce44" office:value-type="string" calcext:value-type="string">
            <text:p>ARMAS ACCESORIOS Y REPUEST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2" calcext:value-type="float">
            <text:p>202</text:p>
          </table:table-cell>
          <table:table-cell table:style-name="ce44" office:value-type="string" calcext:value-type="string">
            <text:p>DISCOTECAS Y MUSICOTECAS</text:p>
          </table:table-cell>
          <table:table-cell table:style-name="ce56" office:value-type="float" office:value="16550502" calcext:value-type="float">
            <text:p>16550502</text:p>
          </table:table-cell>
          <table:table-cell table:style-name="ce56" office:value-type="float" office:value="16350302" calcext:value-type="float">
            <text:p>16350302</text:p>
          </table:table-cell>
          <table:table-cell table:style-name="ce44" office:value-type="string" calcext:value-type="string">
            <text:p>DISCOTECAS Y MUSICOTECA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3" calcext:value-type="float">
            <text:p>203</text:p>
          </table:table-cell>
          <table:table-cell table:style-name="ce44" office:value-type="string" calcext:value-type="string">
            <text:p>ELEMENTOS DE CULTO</text:p>
          </table:table-cell>
          <table:table-cell table:style-name="ce56" office:value-type="float" office:value="19600303" calcext:value-type="float">
            <text:p>19600303</text:p>
          </table:table-cell>
          <table:table-cell table:style-name="ce56" office:value-type="float" office:value="16359003" calcext:value-type="float">
            <text:p>16359003</text:p>
          </table:table-cell>
          <table:table-cell table:style-name="ce44" office:value-type="string" calcext:value-type="string">
            <text:p>ELEMENTOS DE CULT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4" calcext:value-type="float">
            <text:p>204</text:p>
          </table:table-cell>
          <table:table-cell table:style-name="ce44" office:value-type="string" calcext:value-type="string">
            <text:p>CUADROS Y PINTURAS</text:p>
          </table:table-cell>
          <table:table-cell table:style-name="ce56" office:value-type="float" office:value="19600104" calcext:value-type="float">
            <text:p>19600104</text:p>
          </table:table-cell>
          <table:table-cell table:style-name="ce56" office:value-type="float" office:value="16350304" calcext:value-type="float">
            <text:p>16350304</text:p>
          </table:table-cell>
          <table:table-cell table:style-name="ce44" office:value-type="string" calcext:value-type="string">
            <text:p>CUADROS Y PINTURA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6" calcext:value-type="float">
            <text:p>206</text:p>
          </table:table-cell>
          <table:table-cell table:style-name="ce44" office:value-type="string" calcext:value-type="string">
            <text:p>EQUIPO Y MAQUINARIA COMEDOR Y COCINA</text:p>
          </table:table-cell>
          <table:table-cell table:style-name="ce56" office:value-type="float" office:value="16800206" calcext:value-type="float">
            <text:p>16800206</text:p>
          </table:table-cell>
          <table:table-cell table:style-name="ce56" office:value-type="float" office:value="16351106" calcext:value-type="float">
            <text:p>16351106</text:p>
          </table:table-cell>
          <table:table-cell table:style-name="ce44" office:value-type="string" calcext:value-type="string">
            <text:p>EQUIPO Y MAQUINARIA COMEDOR Y COCINA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7" calcext:value-type="float">
            <text:p>207</text:p>
          </table:table-cell>
          <table:table-cell table:style-name="ce44" office:value-type="string" calcext:value-type="string">
            <text:p>EQUIPO Y MAQUINARIA PARA COMUNICACIÓN</text:p>
          </table:table-cell>
          <table:table-cell table:style-name="ce56" office:value-type="float" office:value="16700107" calcext:value-type="float">
            <text:p>16700107</text:p>
          </table:table-cell>
          <table:table-cell table:style-name="ce56" office:value-type="float" office:value="16350407" calcext:value-type="float">
            <text:p>16350407</text:p>
          </table:table-cell>
          <table:table-cell table:style-name="ce44" office:value-type="string" calcext:value-type="string">
            <text:p>EQUIPO Y MAQUINARIA PARA COMUNICACIÓN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8" calcext:value-type="float">
            <text:p>208</text:p>
          </table:table-cell>
          <table:table-cell table:style-name="ce44" office:value-type="string" calcext:value-type="string">
            <text:p>EQUIPO Y MAQUINARIA PARA CONSTRUCCION</text:p>
          </table:table-cell>
          <table:table-cell table:style-name="ce56" office:value-type="float" office:value="16550108" calcext:value-type="float">
            <text:p>16550108</text:p>
          </table:table-cell>
          <table:table-cell table:style-name="ce56" office:value-type="float" office:value="16350108" calcext:value-type="float">
            <text:p>16350108</text:p>
          </table:table-cell>
          <table:table-cell table:style-name="ce44" office:value-type="string" calcext:value-type="string">
            <text:p>EQUIPO Y MAQUINARIA PARA CONSTRUCCION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09" calcext:value-type="float">
            <text:p>209</text:p>
          </table:table-cell>
          <table:table-cell table:style-name="ce44" office:value-type="string" calcext:value-type="string">
            <text:p>EQUIPO Y MAQUINARIA PARA DEPORTES</text:p>
          </table:table-cell>
          <table:table-cell table:style-name="ce56" office:value-type="float" office:value="16550609" calcext:value-type="float">
            <text:p>16550609</text:p>
          </table:table-cell>
          <table:table-cell table:style-name="ce56" office:value-type="float" office:value="16359009" calcext:value-type="float">
            <text:p>16359009</text:p>
          </table:table-cell>
          <table:table-cell table:style-name="ce44" office:value-type="string" calcext:value-type="string">
            <text:p>EQUIPO Y MAQUINARIA PARA DEPORT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0" calcext:value-type="float">
            <text:p>210</text:p>
          </table:table-cell>
          <table:table-cell table:style-name="ce44" office:value-type="string" calcext:value-type="string">
            <text:p>EQUIPO Y MAQUINARIA PARA LABORATORIO</text:p>
          </table:table-cell>
          <table:table-cell table:style-name="ce56" office:value-type="float" office:value="16600210" calcext:value-type="float">
            <text:p>16600210</text:p>
          </table:table-cell>
          <table:table-cell table:style-name="ce56" office:value-type="float" office:value="16350210" calcext:value-type="float">
            <text:p>16350210</text:p>
          </table:table-cell>
          <table:table-cell table:style-name="ce44" office:value-type="string" calcext:value-type="string">
            <text:p>EQUIPO Y MAQUINARIA PARA LABORATORI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1" calcext:value-type="float">
            <text:p>211</text:p>
          </table:table-cell>
          <table:table-cell table:style-name="ce44" office:value-type="string" calcext:value-type="string">
            <text:p>EQUIPOS PARA MEDICINA Y ODONTOLOGIA</text:p>
          </table:table-cell>
          <table:table-cell table:style-name="ce56" office:value-type="float" office:value="16609001" calcext:value-type="float">
            <text:p>16609001</text:p>
          </table:table-cell>
          <table:table-cell table:style-name="ce56" office:value-type="float" office:value="16350211" calcext:value-type="float">
            <text:p>16350211</text:p>
          </table:table-cell>
          <table:table-cell table:style-name="ce44" office:value-type="string" calcext:value-type="string">
            <text:p>EQUIPOS PARA MEDICINA Y ODONTOLOGIA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2" calcext:value-type="float">
            <text:p>212</text:p>
          </table:table-cell>
          <table:table-cell table:style-name="ce44" office:value-type="string" calcext:value-type="string">
            <text:p>EQUIPO Y MAQUINARIA PARA OFICINA</text:p>
          </table:table-cell>
          <table:table-cell table:style-name="ce56" office:value-type="float" office:value="16650212" calcext:value-type="float">
            <text:p>16650212</text:p>
          </table:table-cell>
          <table:table-cell table:style-name="ce56" office:value-type="float" office:value="16350312" calcext:value-type="float">
            <text:p>16350312</text:p>
          </table:table-cell>
          <table:table-cell table:style-name="ce44" office:value-type="string" calcext:value-type="string">
            <text:p>EQUIPO Y MAQUINARIA PARA OFICINA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3" calcext:value-type="float">
            <text:p>213</text:p>
          </table:table-cell>
          <table:table-cell table:style-name="ce44" office:value-type="string" calcext:value-type="string">
            <text:p>EQUIPO Y MAQUINARIA PARA TRANSPORTES</text:p>
          </table:table-cell>
          <table:table-cell table:style-name="ce56" office:value-type="float" office:value="16750213" calcext:value-type="float">
            <text:p>16750213</text:p>
          </table:table-cell>
          <table:table-cell table:style-name="ce56" office:value-type="float" office:value="16350513" calcext:value-type="float">
            <text:p>16350513</text:p>
          </table:table-cell>
          <table:table-cell table:style-name="ce44" office:value-type="string" calcext:value-type="string">
            <text:p>EQUIPO Y MAQUINARIA PARA TRANSPORT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4" calcext:value-type="float">
            <text:p>214</text:p>
          </table:table-cell>
          <table:table-cell table:style-name="ce44" office:value-type="string" calcext:value-type="string">
            <text:p>HERRAMIENTAS Y SUS ACCESORIOS</text:p>
          </table:table-cell>
          <table:table-cell table:style-name="ce56" office:value-type="float" office:value="16551114" calcext:value-type="float">
            <text:p>16551114</text:p>
          </table:table-cell>
          <table:table-cell table:style-name="ce56" office:value-type="float" office:value="16350114" calcext:value-type="float">
            <text:p>16350114</text:p>
          </table:table-cell>
          <table:table-cell table:style-name="ce44" office:value-type="string" calcext:value-type="string">
            <text:p>HERRAMIENTAS Y SUS ACCESORI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5" calcext:value-type="float">
            <text:p>215</text:p>
          </table:table-cell>
          <table:table-cell table:style-name="ce44" office:value-type="string" calcext:value-type="string">
            <text:p>INSTRUMENTOS MUSICALES Y SUS ACCESORIOS</text:p>
          </table:table-cell>
          <table:table-cell table:style-name="ce56" office:value-type="float" office:value="16550502" calcext:value-type="float">
            <text:p>16550502</text:p>
          </table:table-cell>
          <table:table-cell table:style-name="ce56" office:value-type="float" office:value="16350302" calcext:value-type="float">
            <text:p>16350302</text:p>
          </table:table-cell>
          <table:table-cell table:style-name="ce44" office:value-type="string" calcext:value-type="string">
            <text:p>INSTRUMENTOS MUSICALES Y SUS ACCESORI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6" calcext:value-type="float">
            <text:p>216</text:p>
          </table:table-cell>
          <table:table-cell table:style-name="ce44" office:value-type="string" calcext:value-type="string">
            <text:p>LIBROS DE BIBLIOTECA - ESTUDIO</text:p>
          </table:table-cell>
          <table:table-cell table:style-name="ce56" office:value-type="float" office:value="19600716" calcext:value-type="float">
            <text:p>19600716</text:p>
          </table:table-cell>
          <table:table-cell table:style-name="ce56" office:value-type="float" office:value="16350316" calcext:value-type="float">
            <text:p>16350316</text:p>
          </table:table-cell>
          <table:table-cell table:style-name="ce44" office:value-type="string" calcext:value-type="string">
            <text:p>LIBROS DE BIBLIOTECA - ESTUDI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17" calcext:value-type="float">
            <text:p>217</text:p>
          </table:table-cell>
          <table:table-cell table:style-name="ce44" office:value-type="string" calcext:value-type="string">
            <text:p>LLANTAS Y NEUMATICOS</text:p>
          </table:table-cell>
          <table:table-cell table:style-name="ce56" office:value-type="float" office:value="51119017" calcext:value-type="float">
            <text:p>51119017</text:p>
          </table:table-cell>
          <table:table-cell table:style-name="ce56" office:value-type="float" office:value="19100118" calcext:value-type="float">
            <text:p>19100118</text:p>
          </table:table-cell>
          <table:table-cell table:style-name="ce44" office:value-type="string" calcext:value-type="string">
            <text:p>LLANTAS Y NEUMATICOS</text:p>
          </table:table-cell>
          <table:table-cell office:value-type="string" calcext:value-type="string">
            <text:p>NO RELACIONADOS</text:p>
          </table:table-cell>
          <table:table-cell table:number-columns-repeated="1017"/>
        </table:table-row>
        <table:table-row table:style-name="ro7">
          <table:table-cell table:style-name="ce53" office:value-type="float" office:value="218" calcext:value-type="float">
            <text:p>218</text:p>
          </table:table-cell>
          <table:table-cell table:style-name="ce44" office:value-type="string" calcext:value-type="string">
            <text:p>MUEBLES Y ENSERES</text:p>
          </table:table-cell>
          <table:table-cell table:style-name="ce56" office:value-type="float" office:value="16650118" calcext:value-type="float">
            <text:p>16650118</text:p>
          </table:table-cell>
          <table:table-cell table:style-name="ce56" office:value-type="float" office:value="16350318" calcext:value-type="float">
            <text:p>16350318</text:p>
          </table:table-cell>
          <table:table-cell table:style-name="ce44" office:value-type="string" calcext:value-type="string">
            <text:p>MUEBLES Y ENSER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20" calcext:value-type="float">
            <text:p>220</text:p>
          </table:table-cell>
          <table:table-cell table:style-name="ce44" office:value-type="string" calcext:value-type="string">
            <text:p>VESTUARIO, ROPA Y DOTACION</text:p>
          </table:table-cell>
          <table:table-cell table:style-name="ce56" office:value-type="float" office:value="51110320" calcext:value-type="float">
            <text:p>51110320</text:p>
          </table:table-cell>
          <table:table-cell table:style-name="ce56" office:value-type="float" office:value="19100401" calcext:value-type="float">
            <text:p>19100401</text:p>
          </table:table-cell>
          <table:table-cell table:style-name="ce44" office:value-type="string" calcext:value-type="string">
            <text:p>VESTUARIO, ROPA Y DOTACION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21" calcext:value-type="float">
            <text:p>221</text:p>
          </table:table-cell>
          <table:table-cell table:style-name="ce44" office:value-type="string" calcext:value-type="string">
            <text:p>EQUIPO Y MAQUINARIA PARA COMPUTACION</text:p>
          </table:table-cell>
          <table:table-cell table:style-name="ce56" office:value-type="float" office:value="16700221" calcext:value-type="float">
            <text:p>16700221</text:p>
          </table:table-cell>
          <table:table-cell table:style-name="ce56" office:value-type="float" office:value="16350421" calcext:value-type="float">
            <text:p>16350421</text:p>
          </table:table-cell>
          <table:table-cell table:style-name="ce44" office:value-type="string" calcext:value-type="string">
            <text:p>EQUIPO Y MAQUINARIA PARA COMPUTACION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22" calcext:value-type="float">
            <text:p>222</text:p>
          </table:table-cell>
          <table:table-cell table:style-name="ce44" office:value-type="string" calcext:value-type="string">
            <text:p>SOFTWARE</text:p>
          </table:table-cell>
          <table:table-cell table:style-name="ce56" office:value-type="float" office:value="19700822" calcext:value-type="float">
            <text:p>19700822</text:p>
          </table:table-cell>
          <table:table-cell table:style-name="ce56" office:value-type="float" office:value="16350422" calcext:value-type="float">
            <text:p>16350422</text:p>
          </table:table-cell>
          <table:table-cell table:style-name="ce44" office:value-type="string" calcext:value-type="string">
            <text:p>SOFTWARE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23" calcext:value-type="float">
            <text:p>223</text:p>
          </table:table-cell>
          <table:table-cell table:style-name="ce44" office:value-type="string" calcext:value-type="string">
            <text:p>REDES, LINEAS Y CABLES</text:p>
          </table:table-cell>
          <table:table-cell table:style-name="ce56" office:value-type="float" office:value="16501001" calcext:value-type="float">
            <text:p>16501001</text:p>
          </table:table-cell>
          <table:table-cell table:style-name="ce56" office:value-type="float" office:value="16350701" calcext:value-type="float">
            <text:p>16350701</text:p>
          </table:table-cell>
          <table:table-cell table:style-name="ce44" office:value-type="string" calcext:value-type="string">
            <text:p>REDES, LINEAS Y CABL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28" calcext:value-type="float">
            <text:p>228</text:p>
          </table:table-cell>
          <table:table-cell table:style-name="ce44" office:value-type="string" calcext:value-type="string">
            <text:p>EQUIPO DE URGENCIAS</text:p>
          </table:table-cell>
          <table:table-cell table:style-name="ce56" office:value-type="float" office:value="16600328" calcext:value-type="float">
            <text:p>16600328</text:p>
          </table:table-cell>
          <table:table-cell table:style-name="ce56" office:value-type="float" office:value="16350228" calcext:value-type="float">
            <text:p>16350228</text:p>
          </table:table-cell>
          <table:table-cell table:style-name="ce44" office:value-type="string" calcext:value-type="string">
            <text:p>EQUIPO DE URGENCIA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0" calcext:value-type="float">
            <text:p>230</text:p>
          </table:table-cell>
          <table:table-cell table:style-name="ce44" office:value-type="string" calcext:value-type="string">
            <text:p>ELEMENTOS DE ARTE DEVOLUTIVOS</text:p>
          </table:table-cell>
          <table:table-cell table:style-name="ce56" office:value-type="float" office:value="16659021" calcext:value-type="float">
            <text:p>16659021</text:p>
          </table:table-cell>
          <table:table-cell table:style-name="ce56" office:value-type="float" office:value="16359021" calcext:value-type="float">
            <text:p>16359021</text:p>
          </table:table-cell>
          <table:table-cell table:style-name="ce44" office:value-type="string" calcext:value-type="string">
            <text:p>ELEMENTOS DE ARTE DEVOLUTIV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1" calcext:value-type="float">
            <text:p>231</text:p>
          </table:table-cell>
          <table:table-cell table:style-name="ce44" office:value-type="string" calcext:value-type="string">
            <text:p>LIBROS DE C.C (no utilizar)</text:p>
          </table:table-cell>
          <table:table-cell table:style-name="ce56" office:value-type="float" office:value="83900716" calcext:value-type="float">
            <text:p>83900716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LIBROS DE C.C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4" calcext:value-type="float">
            <text:p>234</text:p>
          </table:table-cell>
          <table:table-cell table:style-name="ce44" office:value-type="string" calcext:value-type="string">
            <text:p>ELEMENTOS MUSICALES DE C.C. (No utilizar)</text:p>
          </table:table-cell>
          <table:table-cell table:style-name="ce56" office:value-type="float" office:value="83900718" calcext:value-type="float">
            <text:p>83900718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LEMENTOS MUSICALES DE C.C.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6" calcext:value-type="float">
            <text:p>236</text:p>
          </table:table-cell>
          <table:table-cell table:style-name="ce44" office:value-type="string" calcext:value-type="string">
            <text:p>HERRAMIENTAS DE C.C. (no utilizar)</text:p>
          </table:table-cell>
          <table:table-cell table:style-name="ce56" office:value-type="float" office:value="83900721" calcext:value-type="float">
            <text:p>83900721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HERRAMIENTAS DE C.C.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7" calcext:value-type="float">
            <text:p>237</text:p>
          </table:table-cell>
          <table:table-cell table:style-name="ce44" office:value-type="string" calcext:value-type="string">
            <text:p>TECLADO C.C (no utilizar)</text:p>
          </table:table-cell>
          <table:table-cell table:style-name="ce56" office:value-type="float" office:value="8390071901" calcext:value-type="float">
            <text:p>8390071901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TECLADO C.C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8" calcext:value-type="float">
            <text:p>238</text:p>
          </table:table-cell>
          <table:table-cell table:style-name="ce44" office:value-type="string" calcext:value-type="string">
            <text:p>ELEMENTOS LABORATORIO C.C. (no utilizar)</text:p>
          </table:table-cell>
          <table:table-cell table:style-name="ce56" office:value-type="float" office:value="83900720" calcext:value-type="float">
            <text:p>83900720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LEMENTOS LABORATORIO C.C.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81" calcext:value-type="float">
            <text:p>281</text:p>
          </table:table-cell>
          <table:table-cell table:style-name="ce44" office:value-type="string" calcext:value-type="string">
            <text:p>ELEMENTOS PARA CONSTRUCCION Y EQUIPOS</text:p>
          </table:table-cell>
          <table:table-cell table:style-name="ce56" office:value-type="float" office:value="51111404" calcext:value-type="float">
            <text:p>51111404</text:p>
          </table:table-cell>
          <table:table-cell table:style-name="ce56" office:value-type="float" office:value="19100104" calcext:value-type="float">
            <text:p>19100104</text:p>
          </table:table-cell>
          <table:table-cell table:style-name="ce44" office:value-type="string" calcext:value-type="string">
            <text:p>ELEMENTOS PARA CONSTRUCCION Y EQUIP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82" calcext:value-type="float">
            <text:p>282</text:p>
          </table:table-cell>
          <table:table-cell table:style-name="ce44" office:value-type="string" calcext:value-type="string">
            <text:p>REPUESTOS MAQUINARIAS <text:s/>Y EQUIPOS Consumo</text:p>
          </table:table-cell>
          <table:table-cell table:style-name="ce56" office:value-type="float" office:value="51111412" calcext:value-type="float">
            <text:p>51111412</text:p>
          </table:table-cell>
          <table:table-cell table:style-name="ce56" office:value-type="float" office:value="19100112" calcext:value-type="float">
            <text:p>19100112</text:p>
          </table:table-cell>
          <table:table-cell table:style-name="ce44" office:value-type="string" calcext:value-type="string">
            <text:p>REPUESTOS MAQUINARIAS <text:s/>Y EQUIPOS Consum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999" calcext:value-type="float">
            <text:p>999</text:p>
          </table:table-cell>
          <table:table-cell table:style-name="ce44" office:value-type="string" calcext:value-type="string">
            <text:p>SOFTWARE</text:p>
          </table:table-cell>
          <table:table-cell table:style-name="ce56" office:value-type="float" office:value="19700822" calcext:value-type="float">
            <text:p>19700822</text:p>
          </table:table-cell>
          <table:table-cell table:style-name="ce56" office:value-type="float" office:value="16350422" calcext:value-type="float">
            <text:p>16350422</text:p>
          </table:table-cell>
          <table:table-cell table:style-name="ce44" office:value-type="string" calcext:value-type="string">
            <text:p>SOFTWARE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004" calcext:value-type="float">
            <text:p>1004</text:p>
          </table:table-cell>
          <table:table-cell table:style-name="ce44" office:value-type="string" calcext:value-type="string">
            <text:p>MATERIALES REACTIVOS Y DE LABORATORIO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0117" calcext:value-type="float">
            <text:p>19100117</text:p>
          </table:table-cell>
          <table:table-cell table:style-name="ce44" office:value-type="string" calcext:value-type="string">
            <text:p>MATERIALES REACTIVOS Y DE LABORATORIO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501" calcext:value-type="float">
            <text:p>12501</text:p>
          </table:table-cell>
          <table:table-cell table:style-name="ce44" office:value-type="string" calcext:value-type="string">
            <text:p>MATERIALES Y SUMINISTROS GRAL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0101" calcext:value-type="float">
            <text:p>19100101</text:p>
          </table:table-cell>
          <table:table-cell table:style-name="ce44" office:value-type="string" calcext:value-type="string">
            <text:p>MATERIALES Y SUMINISTROS GRAL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502" calcext:value-type="float">
            <text:p>12502</text:p>
          </table:table-cell>
          <table:table-cell table:style-name="ce44" office:value-type="string" calcext:value-type="string">
            <text:p>MATERIAL DE EDUCACION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56" office:value-type="float" office:value="19100102" calcext:value-type="float">
            <text:p>19100102</text:p>
          </table:table-cell>
          <table:table-cell table:style-name="ce44" office:value-type="string" calcext:value-type="string">
            <text:p>MATERIAL DE EDUCACION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601" calcext:value-type="float">
            <text:p>12601</text:p>
          </table:table-cell>
          <table:table-cell table:style-name="ce44" office:value-type="string" calcext:value-type="string">
            <text:p>OTROS CARGOS DIFERIDOS</text:p>
          </table:table-cell>
          <table:table-cell table:style-name="ce56" office:value-type="float" office:value="51119002" calcext:value-type="float">
            <text:p>51119002</text:p>
          </table:table-cell>
          <table:table-cell table:style-name="ce56" office:value-type="float" office:value="19109003" calcext:value-type="float">
            <text:p>19109003</text:p>
          </table:table-cell>
          <table:table-cell table:style-name="ce44" office:value-type="string" calcext:value-type="string">
            <text:p>OTROS CARGOS DIFERIDO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12602" calcext:value-type="float">
            <text:p>12602</text:p>
          </table:table-cell>
          <table:table-cell table:style-name="ce44" office:value-type="string" calcext:value-type="string">
            <text:p>IMPRESOS Y PUBLICACIONES</text:p>
          </table:table-cell>
          <table:table-cell table:style-name="ce56" office:value-type="float" office:value="51112102" calcext:value-type="float">
            <text:p>51112102</text:p>
          </table:table-cell>
          <table:table-cell table:style-name="ce56" office:value-type="float" office:value="19109002" calcext:value-type="float">
            <text:p>19109002</text:p>
          </table:table-cell>
          <table:table-cell table:style-name="ce44" office:value-type="string" calcext:value-type="string">
            <text:p>IMPRESOS Y PUBLICACIONES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901" calcext:value-type="float">
            <text:p>23901</text:p>
          </table:table-cell>
          <table:table-cell table:style-name="ce44" office:value-type="string" calcext:value-type="string">
            <text:p>SILLAS C.C <text:s/>(no utilizar)</text:p>
          </table:table-cell>
          <table:table-cell table:style-name="ce56" office:value-type="float" office:value="8390071701" calcext:value-type="float">
            <text:p>8390071701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SILLAS C.C <text:s/>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902" calcext:value-type="float">
            <text:p>23902</text:p>
          </table:table-cell>
          <table:table-cell table:style-name="ce44" office:value-type="string" calcext:value-type="string">
            <text:p>MESA C.C (no utilizar)</text:p>
          </table:table-cell>
          <table:table-cell table:style-name="ce56" office:value-type="float" office:value="8390071702" calcext:value-type="float">
            <text:p>8390071702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MESA C.C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3" office:value-type="float" office:value="237901" calcext:value-type="float">
            <text:p>237901</text:p>
          </table:table-cell>
          <table:table-cell table:style-name="ce44" office:value-type="string" calcext:value-type="string">
            <text:p>ELEMENTOS DE COMPUT.Y COMUNIC.C.C. (no utilizar)</text:p>
          </table:table-cell>
          <table:table-cell table:style-name="ce56" office:value-type="float" office:value="83900722" calcext:value-type="float">
            <text:p>83900722</text:p>
          </table:table-cell>
          <table:table-cell table:style-name="ce56" office:value-type="float" office:value="51111401" calcext:value-type="float">
            <text:p>51111401</text:p>
          </table:table-cell>
          <table:table-cell table:style-name="ce44" office:value-type="string" calcext:value-type="string">
            <text:p>ELEMENTOS DE COMPUT.Y COMUNIC.C.C. (no utilizar)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7">
          <table:table-cell table:style-name="ce51"/>
          <table:table-cell table:number-columns-repeated="1022"/>
        </table:table-row>
        <table:table-row table:style-name="ro2" table:number-rows-repeated="104850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ja5" table:style-name="ta4">
        <office:forms form:automatic-focus="false" form:apply-design-mode="false"/>
        <table:table-column table:style-name="co10" table:default-cell-style-name="ce53"/>
        <table:table-column table:style-name="co24" table:default-cell-style-name="ce44"/>
        <table:table-column table:style-name="co25" table:default-cell-style-name="ce56"/>
        <table:table-column table:style-name="co10" table:default-cell-style-name="ce56"/>
        <table:table-column table:style-name="co26" table:default-cell-style-name="ce44"/>
        <table:table-column table:style-name="co10" table:default-cell-style-name="ce58"/>
        <table:table-row table:style-name="ro8">
          <table:table-cell office:value-type="float" office:value="114" calcext:value-type="float">
            <text:p>114</text:p>
          </table:table-cell>
          <table:table-cell office:value-type="string" calcext:value-type="string">
            <text:p>PRODUCTOS ELABORADOS</text:p>
          </table:table-cell>
          <table:table-cell office:value-type="float" office:value="51119014" calcext:value-type="float">
            <text:p>51119014</text:p>
          </table:table-cell>
          <table:table-cell office:value-type="float" office:value="19100114" calcext:value-type="float">
            <text:p>19100114</text:p>
          </table:table-cell>
          <table:table-cell office:value-type="string" calcext:value-type="string">
            <text:p>PRODUCTOS ELABORADOS</text:p>
          </table:table-cell>
          <table:table-cell office:value-type="string" calcext:value-type="string">
            <text:p>NO RELACIONADOS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VIDEOS</text:p>
          </table:table-cell>
          <table:table-cell office:value-type="float" office:value="51115801" calcext:value-type="float">
            <text:p>51115801</text:p>
          </table:table-cell>
          <table:table-cell office:value-type="float" office:value="19102401" calcext:value-type="float">
            <text:p>19102401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NO RELACIONADOS</text:p>
          </table:table-cell>
        </table:table-row>
        <table:table-row table:style-name="ro9">
          <table:table-cell office:value-type="float" office:value="123" calcext:value-type="float">
            <text:p>123</text:p>
          </table:table-cell>
          <table:table-cell office:value-type="string" calcext:value-type="string">
            <text:p>MANTENIMIENTO</text:p>
          </table:table-cell>
          <table:table-cell office:value-type="float" office:value="51111501" calcext:value-type="float">
            <text:p>51111501</text:p>
          </table:table-cell>
          <table:table-cell office:value-type="float" office:value="19102601" calcext:value-type="float">
            <text:p>19102601</text:p>
          </table:table-cell>
          <table:table-cell office:value-type="string" calcext:value-type="string">
            <text:p>MANTENIMIENTO</text:p>
          </table:table-cell>
          <table:table-cell office:value-type="string" calcext:value-type="string">
            <text:p>NO RELACIONADOS</text:p>
          </table:table-cell>
        </table:table-row>
        <table:table-row table:style-name="ro8" table:visibility="collapse">
          <table:table-cell office:value-type="float" office:value="217" calcext:value-type="float">
            <text:p>217</text:p>
          </table:table-cell>
          <table:table-cell office:value-type="string" calcext:value-type="string">
            <text:p>LLANTAS Y NEUMATICOS</text:p>
          </table:table-cell>
          <table:table-cell office:value-type="float" office:value="51119017" calcext:value-type="float">
            <text:p>51119017</text:p>
          </table:table-cell>
          <table:table-cell office:value-type="float" office:value="19100118" calcext:value-type="float">
            <text:p>19100118</text:p>
          </table:table-cell>
          <table:table-cell office:value-type="string" calcext:value-type="string">
            <text:p>LLANTAS Y NEUMATICOS</text:p>
          </table:table-cell>
          <table:table-cell office:value-type="string" calcext:value-type="string">
            <text:p>NO RELACIONADOS</text:p>
          </table:table-cell>
        </table:table-row>
      </table:table>
      <table:named-expressions/>
      <table:database-ranges>
        <table:database-range table:name="__Anonymous_Sheet_DB__3" table:target-range-address="'Grupos Acces'.A1:'Grupos Acces'.F74" table:display-filter-buttons="true">
          <table:filter>
            <table:filter-and>
              <table:filter-condition table:field-number="5" table:value="NO RELACIONADO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0" number:min-integer-digits="0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Hoja1" style:display-name="Normal_Hoja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1:10:50.8943810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talogo_20_Hijos_20_Acces" style:display-name="PageStyle_Catalogo Hijos Ac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alogo_20_Padres_20_" style:display-name="PageStyle_Catalogo Padr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alogo_20_Hijo_20_Arka" style:display-name="PageStyle_Catalogo Hijo Ark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ologacion_20_Base" style:display-name="PageStyle_Homologacion 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14:02:05.645565165</dc:date>
    <meta:editing-duration>PT7H52M33S</meta:editing-duration>
    <meta:editing-cycles>22</meta:editing-cycles>
    <meta:generator>LibreOffice/4.2.7.2$Linux_X86_64 LibreOffice_project/420$Build-2</meta:generator>
    <meta:document-statistic meta:table-count="5" meta:cell-count="2070" meta:object-count="0"/>
  </office:meta>
</office:document-meta>
</file>